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5.xml"/>
  <manifest:file-entry manifest:media-type="text/xml" manifest:full-path="Basic/script-lc.xml"/>
  <manifest:file-entry manifest:media-type="text/xml" manifest:full-path="Basic/VBAProject/Sheet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6.xml"/>
  <manifest:file-entry manifest:media-type="application/vnd.sun.xml.ui.configuration" manifest:full-path="Configurations2/"/>
  <manifest:file-entry manifest:media-type="text/xml" manifest:full-path="Basic/VBAProject/Sheet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656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203cm"/>
    </style:style>
    <style:style style:family="table-column" style:name="co6">
      <style:table-column-properties fo:break-before="auto" style:column-width="0.894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4.419cm"/>
    </style:style>
    <style:style style:family="table-column" style:name="co9">
      <style:table-column-properties fo:break-before="auto" style:column-width="0.531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2.182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727cm"/>
    </style:style>
    <style:style style:family="table-column" style:name="co14">
      <style:table-column-properties fo:break-before="auto" style:column-width="1.286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7.384cm"/>
    </style:style>
    <style:style style:family="table-column" style:name="co17">
      <style:table-column-properties fo:break-before="auto" style:column-width="1.595cm"/>
    </style:style>
    <style:style style:family="table-column" style:name="co18">
      <style:table-column-properties fo:break-before="auto" style:column-width="2.097cm"/>
    </style:style>
    <style:style style:family="table-column" style:name="co19">
      <style:table-column-properties fo:break-before="auto" style:column-width="1.314cm"/>
    </style:style>
    <style:style style:family="table-column" style:name="co20">
      <style:table-column-properties fo:break-before="auto" style:column-width="0.811cm"/>
    </style:style>
    <style:style style:family="table-column" style:name="co21">
      <style:table-column-properties fo:break-before="auto" style:column-width="4.251cm"/>
    </style:style>
    <style:style style:family="table-column" style:name="co22">
      <style:table-column-properties fo:break-before="auto" style:column-width="2.154cm"/>
    </style:style>
    <style:style style:family="table-column" style:name="co23">
      <style:table-column-properties fo:break-before="auto" style:column-width="2.293cm"/>
    </style:style>
    <style:style style:family="table-column" style:name="co24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429cm"/>
    </style:style>
    <style:style style:family="table-row" style:name="ro8">
      <style:table-row-properties fo:break-before="auto" style:use-optimal-row-height="false" style:row-height="1.244cm"/>
    </style:style>
    <style:style style:family="table-row" style:name="ro9">
      <style:table-row-properties fo:break-before="auto" style:use-optimal-row-height="false" style:row-height="1.443cm"/>
    </style:style>
    <style:style style:family="table-row" style:name="ro10">
      <style:table-row-properties fo:break-before="auto" style:use-optimal-row-height="false" style:row-height="0.953cm"/>
    </style:style>
    <style:style style:family="table-row" style:name="ro11">
      <style:table-row-properties fo:break-before="auto" style:use-optimal-row-height="false" style:row-height="1.879cm"/>
    </style:style>
    <style:style style:family="table-row" style:name="ro12">
      <style:table-row-properties fo:break-before="auto" style:use-optimal-row-height="false" style:row-height="0.661cm"/>
    </style:style>
    <style:style style:family="table" style:name="ta1" style:master-page-name="PageStyle_5f_Limburg_20_steden">
      <style:table-properties style:writing-mode="lr-tb" table:display="true"/>
    </style:style>
    <style:style style:family="table" style:name="ta2" style:master-page-name="PageStyle_5f_Limburg_20_gem._20_arrondis._20_Maastr">
      <style:table-properties style:writing-mode="lr-tb" table:display="true"/>
    </style:style>
    <style:style style:family="table" style:name="ta3" style:master-page-name="PageStyle_5f_Limburg_20_arrondissement_20_Roermond">
      <style:table-properties style:writing-mode="lr-tb" table:display="true"/>
    </style:style>
    <style:style style:family="table" style:name="ta4" style:master-page-name="PageStyle_5f_Limburg_20_recapitulatie">
      <style:table-properties style:writing-mode="lr-tb" table:display="true"/>
    </style:style>
    <style:style style:family="table" style:name="ta5" style:master-page-name="PageStyle_5f_Limburg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5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8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arrondissement Roermond.A6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Data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Steden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5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2:value-type="string" table:style-name="ce6" office:value-type="string">
            <text:p>Maastricht *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23" office:value="2719" office:value-type="float">
            <text:p>2719</text:p>
          </table:table-cell>
          <table:table-cell ns42:value-type="float" table:style-name="TL_20_Data" office:value="4270" office:value-type="float">
            <text:p>4270</text:p>
          </table:table-cell>
          <table:table-cell ns42:value-type="float" table:style-name="TL_20_Data" office:value="9881" office:value-type="float">
            <text:p>9881</text:p>
          </table:table-cell>
          <table:table-cell ns42:value-type="float" table:style-name="TL_20_Data" office:value="3275" office:value-type="float">
            <text:p>3275</text:p>
          </table:table-cell>
          <table:table-cell ns42:value-type="float" table:style-name="TL_20_Data" office:value="401" office:value-type="float">
            <text:p>401</text:p>
          </table:table-cell>
          <table:table-cell table:formula="of:=SUM([.E8:.G8])" ns42:value-type="float" table:style-name="ce37" office:value-type="float" office:value="13557">
            <text:p>13557</text:p>
          </table:table-cell>
          <table:table-cell ns42:value-type="float" table:style-name="TL_20_Data" office:value="7647" office:value-type="float">
            <text:p>7647</text:p>
          </table:table-cell>
          <table:table-cell ns42:value-type="float" table:style-name="TL_20_Data" office:value="3215" office:value-type="float">
            <text:p>3215</text:p>
          </table:table-cell>
          <table:table-cell ns42:value-type="float" table:style-name="TL_20_Data" office:value="1064" office:value-type="float">
            <text:p>1064</text:p>
          </table:table-cell>
          <table:table-cell table:formula="of:=SUM([.I8:.K8])" ns42:value-type="float" table:style-name="ce37" office:value-type="float" office:value="11926">
            <text:p>11926</text:p>
          </table:table-cell>
          <table:table-cell table:formula="of:=SUM([.L8];[.H8])" ns42:value-type="float" table:style-name="ce39" office:value-type="float" office:value="25483">
            <text:p>25483</text:p>
          </table:table-cell>
          <table:table-cell ns42:value-type="float" table:style-name="TL_20_Data" office:value="3436" office:value-type="float">
            <text:p>3436</text:p>
          </table:table-cell>
          <table:table-cell ns42:value-type="float" table:style-name="TL_20_Data" office:value="21611" office:value-type="float">
            <text:p>21611</text:p>
          </table:table-cell>
          <table:table-cell ns42:value-type="float" table:style-name="Default" office:value="370" office:value-type="float">
            <text:p>370</text:p>
          </table:table-cell>
          <table:table-cell ns42:value-type="float" table:style-name="Default" office:value="66" office:value-type="float">
            <text:p>66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4" office:value-type="float">
            <text:p>74</text:p>
          </table:table-cell>
          <table:table-cell ns42:value-type="float" table:style-name="ce55" office:value="75" office:value-type="float">
            <text:p>75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Roermond *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24" office:value="882" office:value-type="float">
            <text:p>882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1901" office:value-type="float">
            <text:p>1901</text:p>
          </table:table-cell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101" office:value-type="float">
            <text:p>101</text:p>
          </table:table-cell>
          <table:table-cell table:formula="of:=SUM([.E9:.G9])" ns42:value-type="float" table:style-name="ce37" office:value-type="float" office:value="2886">
            <text:p>2886</text:p>
          </table:table-cell>
          <table:table-cell ns42:value-type="float" table:style-name="TL_20_Data" office:value="1929" office:value-type="float">
            <text:p>1929</text:p>
          </table:table-cell>
          <table:table-cell ns42:value-type="float" table:style-name="TL_20_Data" office:value="883" office:value-type="float">
            <text:p>883</text:p>
          </table:table-cell>
          <table:table-cell ns42:value-type="float" table:style-name="TL_20_Data" office:value="239" office:value-type="float">
            <text:p>239</text:p>
          </table:table-cell>
          <table:table-cell table:formula="of:=SUM([.I9:.K9])" ns42:value-type="float" table:style-name="ce37" office:value-type="float" office:value="3051">
            <text:p>3051</text:p>
          </table:table-cell>
          <table:table-cell table:formula="of:=SUM([.L9];[.H9])" ns42:value-type="float" table:style-name="ce40" office:value-type="float" office:value="5937">
            <text:p>593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5621" office:value-type="float">
            <text:p>5621</text:p>
          </table:table-cell>
          <table:table-cell ns42:value-type="float" table:style-name="Default" office:value="99" office:value-type="float">
            <text:p>99</text:p>
          </table:table-cell>
          <table:table-cell ns42:value-type="float" table:style-name="Default" office:value="5" office:value-type="float">
            <text:p>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Venlo *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24" office:value="1020" office:value-type="float">
            <text:p>1020</text:p>
          </table:table-cell>
          <table:table-cell ns42:value-type="float" table:style-name="TL_20_Data" office:value="1303" office:value-type="float">
            <text:p>1303</text:p>
          </table:table-cell>
          <table:table-cell ns42:value-type="float" table:style-name="TL_20_Data" office:value="2636" office:value-type="float">
            <text:p>2636</text:p>
          </table:table-cell>
          <table:table-cell ns42:value-type="float" table:style-name="TL_20_Data" office:value="975" office:value-type="float">
            <text:p>975</text:p>
          </table:table-cell>
          <table:table-cell ns42:value-type="float" table:style-name="TL_20_Data" office:value="148" office:value-type="float">
            <text:p>148</text:p>
          </table:table-cell>
          <table:table-cell table:formula="of:=SUM([.E10:.G10])" ns42:value-type="float" table:style-name="ce37" office:value-type="float" office:value="3759">
            <text:p>3759</text:p>
          </table:table-cell>
          <table:table-cell ns42:value-type="float" table:style-name="TL_20_Data" office:value="2170" office:value-type="float">
            <text:p>2170</text:p>
          </table:table-cell>
          <table:table-cell ns42:value-type="float" table:style-name="TL_20_Data" office:value="955" office:value-type="float">
            <text:p>955</text:p>
          </table:table-cell>
          <table:table-cell ns42:value-type="float" table:style-name="TL_20_Data" office:value="295" office:value-type="float">
            <text:p>295</text:p>
          </table:table-cell>
          <table:table-cell table:formula="of:=SUM([.I10:.K10])" ns42:value-type="float" table:style-name="ce37" office:value-type="float" office:value="3420">
            <text:p>3420</text:p>
          </table:table-cell>
          <table:table-cell table:formula="of:=SUM([.L10];[.H10])" ns42:value-type="float" table:style-name="ce41" office:value-type="float" office:value="7179">
            <text:p>7179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422" office:value-type="float">
            <text:p>6422</text:p>
          </table:table-cell>
          <table:table-cell ns42:value-type="float" table:style-name="Default" office:value="105" office:value-type="float">
            <text:p>105</text:p>
          </table:table-cell>
          <table:table-cell ns42:value-type="float" table:style-name="Default" office:value="11" office:value-type="float">
            <text:p>1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Weert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2:value-type="float" table:style-name="ce24" office:value="1092" office:value-type="float">
            <text:p>1092</text:p>
          </table:table-cell>
          <table:table-cell ns42:value-type="float" table:style-name="TL_20_Data" office:value="1256" office:value-type="float">
            <text:p>1256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943" office:value-type="float">
            <text:p>943</text:p>
          </table:table-cell>
          <table:table-cell ns42:value-type="float" table:style-name="TL_20_Data" office:value="155" office:value-type="float">
            <text:p>155</text:p>
          </table:table-cell>
          <table:table-cell table:formula="of:=SUM([.E11:.G11])" ns42:value-type="float" table:style-name="ce37" office:value-type="float" office:value="3088">
            <text:p>3088</text:p>
          </table:table-cell>
          <table:table-cell ns42:value-type="float" table:style-name="TL_20_Data" office:value="2015" office:value-type="float">
            <text:p>2015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233" office:value-type="float">
            <text:p>233</text:p>
          </table:table-cell>
          <table:table-cell table:formula="of:=SUM([.I11:.K11])" ns42:value-type="float" table:style-name="ce37" office:value-type="float" office:value="3197">
            <text:p>3197</text:p>
          </table:table-cell>
          <table:table-cell table:formula="of:=SUM([.L11];[.H11])" ns42:value-type="float" table:style-name="ce37" office:value-type="float" office:value="6285">
            <text:p>6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71" office:value-type="float">
            <text:p>6271</text:p>
          </table:table-cell>
          <table:table-cell ns42:value-type="float" table:style-name="Default" office:value="1" office:value-type="float">
            <text:p>1</text:p>
          </table:table-cell>
          <table:table-cell ns42:value-type="float" table:style-name="Default" office:value="2" office:value-type="float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Sittard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2:value-type="float" table:style-name="ce24" office:value="650" office:value-type="float">
            <text:p>650</text:p>
          </table:table-cell>
          <table:table-cell ns42:value-type="float" table:style-name="TL_20_Data" office:value="800" office:value-type="float">
            <text:p>800</text:p>
          </table:table-cell>
          <table:table-cell ns42:value-type="float" table:style-name="TL_20_Data" office:value="1145" office:value-type="float">
            <text:p>1145</text:p>
          </table:table-cell>
          <table:table-cell ns42:value-type="float" table:style-name="TL_20_Data" office:value="633" office:value-type="float">
            <text:p>633</text:p>
          </table:table-cell>
          <table:table-cell ns42:value-type="float" table:style-name="TL_20_Data" office:value="88" office:value-type="float">
            <text:p>88</text:p>
          </table:table-cell>
          <table:table-cell table:formula="of:=SUM([.E12:.G12])" ns42:value-type="float" table:style-name="ce37" office:value-type="float" office:value="1866">
            <text:p>1866</text:p>
          </table:table-cell>
          <table:table-cell ns42:value-type="float" table:style-name="TL_20_Data" office:value="1304" office:value-type="float">
            <text:p>1304</text:p>
          </table:table-cell>
          <table:table-cell ns42:value-type="float" table:style-name="TL_20_Data" office:value="633" office:value-type="float">
            <text:p>633</text:p>
          </table:table-cell>
          <table:table-cell ns42:value-type="float" table:style-name="TL_20_Data" office:value="140" office:value-type="float">
            <text:p>140</text:p>
          </table:table-cell>
          <table:table-cell table:formula="of:=SUM([.I12:.K12])" ns42:value-type="float" table:style-name="ce37" office:value-type="float" office:value="2077">
            <text:p>2077</text:p>
          </table:table-cell>
          <table:table-cell table:formula="of:=SUM([.L12];[.H12])" ns42:value-type="float" table:style-name="ce37" office:value-type="float" office:value="3943">
            <text:p>3943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779" office:value-type="float">
            <text:p>3779</text:p>
          </table:table-cell>
          <table:table-cell ns42:value-type="float" table:style-name="Default" office:value="112" office:value-type="float">
            <text:p>112</text:p>
          </table:table-cell>
          <table:table-cell table:style-name="Default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ce16"/>
          <table:table-cell table:formula="of:=SUM([.C8:.C12])" ns42:value-type="float" table:style-name="ce25" office:value-type="float" office:value="6363">
            <text:p>6363</text:p>
          </table:table-cell>
          <table:table-cell table:formula="of:=SUM([.D8:.D12])" ns42:value-type="float" table:style-name="ce33" office:value-type="float" office:value="8772">
            <text:p>8772</text:p>
          </table:table-cell>
          <table:table-cell table:formula="of:=SUM([.E8:.E12])" ns42:value-type="float" table:style-name="ce33" office:value-type="float" office:value="17553">
            <text:p>17553</text:p>
          </table:table-cell>
          <table:table-cell table:formula="of:=SUM([.F8:.F12])" ns42:value-type="float" table:style-name="ce33" office:value-type="float" office:value="6710">
            <text:p>6710</text:p>
          </table:table-cell>
          <table:table-cell table:formula="of:=SUM([.G8:.G12])" ns42:value-type="float" table:style-name="ce33" office:value-type="float" office:value="893">
            <text:p>893</text:p>
          </table:table-cell>
          <table:table-cell table:formula="of:=SUM([.H8:.H12])" ns42:value-type="float" table:style-name="ce33" office:value-type="float" office:value="25156">
            <text:p>25156</text:p>
          </table:table-cell>
          <table:table-cell table:formula="of:=SUM([.I8:.I12])" ns42:value-type="float" table:style-name="ce33" office:value-type="float" office:value="15065">
            <text:p>15065</text:p>
          </table:table-cell>
          <table:table-cell table:formula="of:=SUM([.J8:.J12])" ns42:value-type="float" table:style-name="ce33" office:value-type="float" office:value="6635">
            <text:p>6635</text:p>
          </table:table-cell>
          <table:table-cell table:formula="of:=SUM([.K8:.K12])" ns42:value-type="float" table:style-name="ce33" office:value-type="float" office:value="1971">
            <text:p>1971</text:p>
          </table:table-cell>
          <table:table-cell table:formula="of:=SUM([.L8:.L12])" ns42:value-type="float" table:style-name="ce33" office:value-type="float" office:value="23671">
            <text:p>23671</text:p>
          </table:table-cell>
          <table:table-cell table:formula="of:=SUM([.M8:.M12])" ns42:value-type="float" table:style-name="ce33" office:value-type="float" office:value="48827">
            <text:p>48827</text:p>
          </table:table-cell>
          <table:table-cell table:formula="of:=SUM([.N8:.N12])" ns42:value-type="float" table:style-name="ce33" office:value-type="float" office:value="4352">
            <text:p>4352</text:p>
          </table:table-cell>
          <table:table-cell table:formula="of:=SUM([.O8:.O12])" ns42:value-type="float" table:style-name="ce33" office:value-type="float" office:value="43704">
            <text:p>43704</text:p>
          </table:table-cell>
          <table:table-cell table:formula="of:=SUM([.P8:.P12])" ns42:value-type="float" table:style-name="ce29" office:value-type="float" office:value="687">
            <text:p>687</text:p>
          </table:table-cell>
          <table:table-cell table:formula="of:=SUM([.Q8:.Q12])" ns42:value-type="float" table:style-name="ce29" office:value-type="float" office:value="84">
            <text:p>8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4" office:value-type="float">
            <text:p>74</text:p>
          </table:table-cell>
          <table:table-cell ns42:value-type="float" table:style-name="ce57" office:value="75" office:value-type="float">
            <text:p>75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4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10" office:value-type="string">
            <text:p>1.Hieronder begrepen 4166 militairen.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6">
          <table:table-cell ns42:value-type="string" table:style-name="ce11" office:value-type="string">
            <text:p>2.Hieronder begrepen 229 militairen.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6">
          <table:table-cell ns42:value-type="string" table:style-name="ce11" office:value-type="string">
            <text:p>3.Hieronder begrepen 735 militairen.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style-name="ce13"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Limburg gem. arrondis. Maastr">
        <table:table-column table:style-name="co8" table:default-cell-style-name="ce9"/>
        <table:table-column table:style-name="co9" table:default-cell-style-name="ce9"/>
        <table:table-column table:style-name="co10" table:default-cell-style-name="ce9" table:number-columns-repeated="10"/>
        <table:table-column table:style-name="co11" table:default-cell-style-name="ce9"/>
        <table:table-column table:style-name="co12" table:default-cell-style-name="ce9" table:number-columns-repeated="4"/>
        <table:table-column table:style-name="co13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71" office:value-type="string">
            <text:p>Staten van de bevolking der steden en gemeenten van het Koningrijk der Nederlanden op den 1. Januarij 1840. Limburg. Arrondissement Maastricht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7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8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9"/>
          <table:table-cell table:style-name="Default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2:value-type="string" table:style-name="ce72" office:value-type="string">
            <text:p>Amby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23" office:value="129" office:value-type="float">
            <text:p>129</text:p>
          </table:table-cell>
          <table:table-cell ns42:value-type="float" table:style-name="ce26" office:value="129" office:value-type="float">
            <text:p>129</text:p>
          </table:table-cell>
          <table:table-cell ns42:value-type="float" table:style-name="ce26" office:value="200" office:value-type="float">
            <text:p>200</text:p>
          </table:table-cell>
          <table:table-cell ns42:value-type="float" table:style-name="ce26" office:value="112" office:value-type="float">
            <text:p>112</text:p>
          </table:table-cell>
          <table:table-cell ns42:value-type="float" table:style-name="ce26" office:value="15" office:value-type="float">
            <text:p>15</text:p>
          </table:table-cell>
          <table:table-cell table:formula="of:=SUM([.E8:.G8])" ns42:value-type="float" table:style-name="ce37" office:value-type="float" office:value="327">
            <text:p>327</text:p>
          </table:table-cell>
          <table:table-cell ns42:value-type="float" table:style-name="ce26" office:value="193" office:value-type="float">
            <text:p>193</text:p>
          </table:table-cell>
          <table:table-cell ns42:value-type="float" table:style-name="ce26" office:value="117" office:value-type="float">
            <text:p>117</text:p>
          </table:table-cell>
          <table:table-cell ns42:value-type="float" table:style-name="ce26" office:value="23" office:value-type="float">
            <text:p>23</text:p>
          </table:table-cell>
          <table:table-cell table:formula="of:=SUM([.I8:.K8])" ns42:value-type="float" table:style-name="ce78" office:value-type="float" office:value="333">
            <text:p>333</text:p>
          </table:table-cell>
          <table:table-cell table:formula="of:=SUM([.L8];[.H8])" ns42:value-type="float" table:style-name="ce78" office:value-type="float" office:value="660">
            <text:p>660</text:p>
          </table:table-cell>
          <table:table-cell ns42:value-type="float" table:style-name="ce26" office:value="15" office:value-type="float">
            <text:p>15</text:p>
          </table:table-cell>
          <table:table-cell ns42:value-type="float" table:style-name="ce26" office:value="640" office:value-type="float">
            <text:p>640</text:p>
          </table:table-cell>
          <table:table-cell ns42:value-type="float" table:style-name="ce26" office:value="5" office:value-type="float">
            <text:p>5</text:p>
          </table:table-cell>
          <table:table-cell table:style-name="ce26"/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4" office:value-type="float">
            <text:p>74</text:p>
          </table:table-cell>
          <table:table-cell ns42:value-type="float" table:style-name="ce55" office:value="75" office:value-type="float">
            <text:p>75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Amstenrade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157" office:value-type="float">
            <text:p>157</text:p>
          </table:table-cell>
          <table:table-cell ns42:value-type="float" table:style-name="ce26" office:value="74" office:value-type="float">
            <text:p>74</text:p>
          </table:table-cell>
          <table:table-cell ns42:value-type="float" table:style-name="ce26" office:value="7" office:value-type="float">
            <text:p>7</text:p>
          </table:table-cell>
          <table:table-cell table:formula="of:=SUM([.E9:.G9])" ns42:value-type="float" table:style-name="ce37" office:value-type="float" office:value="238">
            <text:p>238</text:p>
          </table:table-cell>
          <table:table-cell ns42:value-type="float" table:style-name="ce26" office:value="162" office:value-type="float">
            <text:p>162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23" office:value-type="float">
            <text:p>23</text:p>
          </table:table-cell>
          <table:table-cell table:formula="of:=SUM([.I9:.K9])" ns42:value-type="float" table:style-name="ce37" office:value-type="float" office:value="257">
            <text:p>257</text:p>
          </table:table-cell>
          <table:table-cell table:formula="of:=SUM([.L9];[.H9])" ns42:value-type="float" table:style-name="ce37" office:value-type="float" office:value="495">
            <text:p>495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494" office:value-type="float">
            <text:p>49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ek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24" office:value="435" office:value-type="float">
            <text:p>435</text:p>
          </table:table-cell>
          <table:table-cell ns42:value-type="float" table:style-name="ce26" office:value="479" office:value-type="float">
            <text:p>479</text:p>
          </table:table-cell>
          <table:table-cell ns42:value-type="float" table:style-name="ce26" office:value="778" office:value-type="float">
            <text:p>778</text:p>
          </table:table-cell>
          <table:table-cell ns42:value-type="float" table:style-name="ce26" office:value="370" office:value-type="float">
            <text:p>370</text:p>
          </table:table-cell>
          <table:table-cell ns42:value-type="float" table:style-name="ce26" office:value="70" office:value-type="float">
            <text:p>70</text:p>
          </table:table-cell>
          <table:table-cell table:formula="of:=SUM([.E10:.G10])" ns42:value-type="float" table:style-name="ce37" office:value-type="float" office:value="1218">
            <text:p>1218</text:p>
          </table:table-cell>
          <table:table-cell ns42:value-type="float" table:style-name="ce26" office:value="720" office:value-type="float">
            <text:p>720</text:p>
          </table:table-cell>
          <table:table-cell ns42:value-type="float" table:style-name="ce26" office:value="373" office:value-type="float">
            <text:p>373</text:p>
          </table:table-cell>
          <table:table-cell ns42:value-type="float" table:style-name="ce26" office:value="85" office:value-type="float">
            <text:p>85</text:p>
          </table:table-cell>
          <table:table-cell table:formula="of:=SUM([.I10:.K10])" ns42:value-type="float" table:style-name="ce37" office:value-type="float" office:value="1178">
            <text:p>1178</text:p>
          </table:table-cell>
          <table:table-cell table:formula="of:=SUM([.L10];[.H10])" ns42:value-type="float" table:style-name="ce37" office:value-type="float" office:value="2396">
            <text:p>2396</text:p>
          </table:table-cell>
          <table:table-cell ns42:value-type="float" table:style-name="ce26" office:value="49" office:value-type="float">
            <text:p>49</text:p>
          </table:table-cell>
          <table:table-cell ns42:value-type="float" table:style-name="ce26" office:value="2321" office:value-type="float">
            <text:p>2321</text:p>
          </table:table-cell>
          <table:table-cell ns42:value-type="float" table:style-name="ce26" office:value="26" office:value-type="float">
            <text:p>26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melen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2:value-type="float" table:style-name="ce24" office:value="41" office:value-type="float">
            <text:p>41</text:p>
          </table:table-cell>
          <table:table-cell ns42:value-type="float" table:style-name="ce26" office:value="43" office:value-type="float">
            <text:p>43</text:p>
          </table:table-cell>
          <table:table-cell ns42:value-type="float" table:style-name="ce26" office:value="87" office:value-type="float">
            <text:p>87</text:p>
          </table:table-cell>
          <table:table-cell ns42:value-type="float" table:style-name="ce26" office:value="33" office:value-type="float">
            <text:p>33</text:p>
          </table:table-cell>
          <table:table-cell ns42:value-type="float" table:style-name="ce26" office:value="5" office:value-type="float">
            <text:p>5</text:p>
          </table:table-cell>
          <table:table-cell table:formula="of:=SUM([.E11:.G11])" ns42:value-type="float" table:style-name="ce37" office:value-type="float" office:value="125">
            <text:p>125</text:p>
          </table:table-cell>
          <table:table-cell ns42:value-type="float" table:style-name="ce26" office:value="66" office:value-type="float">
            <text:p>66</text:p>
          </table:table-cell>
          <table:table-cell ns42:value-type="float" table:style-name="ce26" office:value="34" office:value-type="float">
            <text:p>34</text:p>
          </table:table-cell>
          <table:table-cell ns42:value-type="float" table:style-name="ce26" office:value="10" office:value-type="float">
            <text:p>10</text:p>
          </table:table-cell>
          <table:table-cell table:formula="of:=SUM([.I11:.K11])" ns42:value-type="float" table:style-name="ce37" office:value-type="float" office:value="110">
            <text:p>110</text:p>
          </table:table-cell>
          <table:table-cell table:formula="of:=SUM([.L11];[.H11])" ns42:value-type="float" table:style-name="ce37" office:value-type="float" office:value="235">
            <text:p>235</text:p>
          </table:table-cell>
          <table:table-cell table:style-name="ce26"/>
          <table:table-cell ns42:value-type="float" table:style-name="ce26" office:value="235" office:value-type="float">
            <text:p>23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rg en Terblijt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2:value-type="float" table:style-name="ce24" office:value="145" office:value-type="float">
            <text:p>145</text:p>
          </table:table-cell>
          <table:table-cell ns42:value-type="float" table:style-name="ce26" office:value="157" office:value-type="float">
            <text:p>157</text:p>
          </table:table-cell>
          <table:table-cell ns42:value-type="float" table:style-name="ce26" office:value="263" office:value-type="float">
            <text:p>26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20" office:value-type="float">
            <text:p>20</text:p>
          </table:table-cell>
          <table:table-cell table:formula="of:=SUM([.E12:.G12])" ns42:value-type="float" table:style-name="ce37" office:value-type="float" office:value="416">
            <text:p>416</text:p>
          </table:table-cell>
          <table:table-cell ns42:value-type="float" table:style-name="ce26" office:value="207" office:value-type="float">
            <text:p>207</text:p>
          </table:table-cell>
          <table:table-cell ns42:value-type="float" table:style-name="ce26" office:value="111" office:value-type="float">
            <text:p>111</text:p>
          </table:table-cell>
          <table:table-cell ns42:value-type="float" table:style-name="ce26" office:value="32" office:value-type="float">
            <text:p>32</text:p>
          </table:table-cell>
          <table:table-cell table:formula="of:=SUM([.I12:.K12])" ns42:value-type="float" table:style-name="ce37" office:value-type="float" office:value="350">
            <text:p>350</text:p>
          </table:table-cell>
          <table:table-cell table:formula="of:=SUM([.L12];[.H12])" ns42:value-type="float" table:style-name="ce37" office:value-type="float" office:value="766">
            <text:p>766</text:p>
          </table:table-cell>
          <table:table-cell table:style-name="ce26"/>
          <table:table-cell ns42:value-type="float" table:style-name="ce26" office:value="766" office:value-type="float">
            <text:p>76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ingelrade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71" office:value-type="float">
            <text:p>71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67" office:value-type="float">
            <text:p>67</text:p>
          </table:table-cell>
          <table:table-cell ns42:value-type="float" table:style-name="ce26" office:value="11" office:value-type="float">
            <text:p>11</text:p>
          </table:table-cell>
          <table:table-cell table:formula="of:=SUM([.E13:.G13])" ns42:value-type="float" table:style-name="ce37" office:value-type="float" office:value="222">
            <text:p>222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59" office:value-type="float">
            <text:p>59</text:p>
          </table:table-cell>
          <table:table-cell ns42:value-type="float" table:style-name="ce26" office:value="11" office:value-type="float">
            <text:p>11</text:p>
          </table:table-cell>
          <table:table-cell table:formula="of:=SUM([.I13:.K13])" ns42:value-type="float" table:style-name="ce37" office:value-type="float" office:value="196">
            <text:p>196</text:p>
          </table:table-cell>
          <table:table-cell table:formula="of:=SUM([.L13];[.H13])" ns42:value-type="float" table:style-name="ce37" office:value-type="float" office:value="418">
            <text:p>418</text:p>
          </table:table-cell>
          <table:table-cell table:style-name="ce26"/>
          <table:table-cell ns42:value-type="float" table:style-name="ce26" office:value="418" office:value-type="float">
            <text:p>41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ekholtz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2:value-type="float" table:style-name="ce24" office:value="191" office:value-type="float">
            <text:p>191</text:p>
          </table:table-cell>
          <table:table-cell ns42:value-type="float" table:style-name="ce26" office:value="197" office:value-type="float">
            <text:p>197</text:p>
          </table:table-cell>
          <table:table-cell ns42:value-type="float" table:style-name="ce26" office:value="326" office:value-type="float">
            <text:p>326</text:p>
          </table:table-cell>
          <table:table-cell ns42:value-type="float" table:style-name="ce26" office:value="150" office:value-type="float">
            <text:p>150</text:p>
          </table:table-cell>
          <table:table-cell ns42:value-type="float" table:style-name="ce26" office:value="23" office:value-type="float">
            <text:p>23</text:p>
          </table:table-cell>
          <table:table-cell table:formula="of:=SUM([.E14:.G14])" ns42:value-type="float" table:style-name="ce37" office:value-type="float" office:value="499">
            <text:p>499</text:p>
          </table:table-cell>
          <table:table-cell ns42:value-type="float" table:style-name="ce26" office:value="268" office:value-type="float">
            <text:p>268</text:p>
          </table:table-cell>
          <table:table-cell ns42:value-type="float" table:style-name="ce26" office:value="153" office:value-type="float">
            <text:p>153</text:p>
          </table:table-cell>
          <table:table-cell ns42:value-type="float" table:style-name="ce26" office:value="45" office:value-type="float">
            <text:p>45</text:p>
          </table:table-cell>
          <table:table-cell table:formula="of:=SUM([.I14:.K14])" ns42:value-type="float" table:style-name="ce37" office:value-type="float" office:value="466">
            <text:p>466</text:p>
          </table:table-cell>
          <table:table-cell table:formula="of:=SUM([.L14];[.H14])" ns42:value-type="float" table:style-name="ce37" office:value-type="float" office:value="965">
            <text:p>965</text:p>
          </table:table-cell>
          <table:table-cell table:style-name="ce26"/>
          <table:table-cell ns42:value-type="float" table:style-name="ce26" office:value="965" office:value-type="float">
            <text:p>96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rgharen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2:value-type="float" table:style-name="ce24" office:value="80" office:value-type="float">
            <text:p>80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6" office:value-type="float">
            <text:p>6</text:p>
          </table:table-cell>
          <table:table-cell table:formula="of:=SUM([.E15:.G15])" ns42:value-type="float" table:style-name="ce37" office:value-type="float" office:value="201">
            <text:p>201</text:p>
          </table:table-cell>
          <table:table-cell ns42:value-type="float" table:style-name="ce26" office:value="149" office:value-type="float">
            <text:p>149</text:p>
          </table:table-cell>
          <table:table-cell ns42:value-type="float" table:style-name="ce26" office:value="67" office:value-type="float">
            <text:p>67</text:p>
          </table:table-cell>
          <table:table-cell ns42:value-type="float" table:style-name="ce26" office:value="14" office:value-type="float">
            <text:p>14</text:p>
          </table:table-cell>
          <table:table-cell table:formula="of:=SUM([.I15:.K15])" ns42:value-type="float" table:style-name="ce37" office:value-type="float" office:value="230">
            <text:p>230</text:p>
          </table:table-cell>
          <table:table-cell table:formula="of:=SUM([.L15];[.H15])" ns42:value-type="float" table:style-name="ce37" office:value-type="float" office:value="431">
            <text:p>431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430" office:value-type="float">
            <text:p>43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rn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2:value-type="float" table:style-name="ce24" office:value="260" office:value-type="float">
            <text:p>260</text:p>
          </table:table-cell>
          <table:table-cell ns42:value-type="float" table:style-name="ce26" office:value="277" office:value-type="float">
            <text:p>277</text:p>
          </table:table-cell>
          <table:table-cell ns42:value-type="float" table:style-name="ce26" office:value="470" office:value-type="float">
            <text:p>470</text:p>
          </table:table-cell>
          <table:table-cell ns42:value-type="float" table:style-name="ce26" office:value="232" office:value-type="float">
            <text:p>232</text:p>
          </table:table-cell>
          <table:table-cell ns42:value-type="float" table:style-name="ce26" office:value="39" office:value-type="float">
            <text:p>39</text:p>
          </table:table-cell>
          <table:table-cell table:formula="of:=SUM([.E16:.G16])" ns42:value-type="float" table:style-name="ce37" office:value-type="float" office:value="741">
            <text:p>741</text:p>
          </table:table-cell>
          <table:table-cell ns42:value-type="float" table:style-name="ce26" office:value="406" office:value-type="float">
            <text:p>406</text:p>
          </table:table-cell>
          <table:table-cell ns42:value-type="float" table:style-name="ce26" office:value="233" office:value-type="float">
            <text:p>233</text:p>
          </table:table-cell>
          <table:table-cell ns42:value-type="float" table:style-name="ce26" office:value="46" office:value-type="float">
            <text:p>46</text:p>
          </table:table-cell>
          <table:table-cell table:formula="of:=SUM([.I16:.K16])" ns42:value-type="float" table:style-name="ce37" office:value-type="float" office:value="685">
            <text:p>685</text:p>
          </table:table-cell>
          <table:table-cell table:formula="of:=SUM([.L16];[.H16])" ns42:value-type="float" table:style-name="ce37" office:value-type="float" office:value="1426">
            <text:p>1426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1421" office:value-type="float">
            <text:p>142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roek Sittard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ce26" office:value="118" office:value-type="float">
            <text:p>118</text:p>
          </table:table-cell>
          <table:table-cell ns42:value-type="float" table:style-name="ce26" office:value="194" office:value-type="float">
            <text:p>194</text:p>
          </table:table-cell>
          <table:table-cell ns42:value-type="float" table:style-name="ce26" office:value="98" office:value-type="float">
            <text:p>98</text:p>
          </table:table-cell>
          <table:table-cell ns42:value-type="float" table:style-name="ce26" office:value="15" office:value-type="float">
            <text:p>15</text:p>
          </table:table-cell>
          <table:table-cell table:formula="of:=SUM([.E17:.G17])" ns42:value-type="float" table:style-name="ce37" office:value-type="float" office:value="307">
            <text:p>307</text:p>
          </table:table-cell>
          <table:table-cell ns42:value-type="float" table:style-name="ce26" office:value="193" office:value-type="float">
            <text:p>193</text:p>
          </table:table-cell>
          <table:table-cell ns42:value-type="float" table:style-name="ce26" office:value="99" office:value-type="float">
            <text:p>99</text:p>
          </table:table-cell>
          <table:table-cell ns42:value-type="float" table:style-name="ce26" office:value="25" office:value-type="float">
            <text:p>25</text:p>
          </table:table-cell>
          <table:table-cell table:formula="of:=SUM([.I17:.K17])" ns42:value-type="float" table:style-name="ce37" office:value-type="float" office:value="317">
            <text:p>317</text:p>
          </table:table-cell>
          <table:table-cell table:formula="of:=SUM([.L17];[.H17])" ns42:value-type="float" table:style-name="ce37" office:value-type="float" office:value="624">
            <text:p>624</text:p>
          </table:table-cell>
          <table:table-cell table:style-name="ce26"/>
          <table:table-cell ns42:value-type="float" table:style-name="ce26" office:value="624" office:value-type="float">
            <text:p>62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runssum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2:value-type="float" table:style-name="ce24" office:value="217" office:value-type="float">
            <text:p>217</text:p>
          </table:table-cell>
          <table:table-cell ns42:value-type="float" table:style-name="ce26" office:value="232" office:value-type="float">
            <text:p>232</text:p>
          </table:table-cell>
          <table:table-cell ns42:value-type="float" table:style-name="ce26" office:value="318" office:value-type="float">
            <text:p>318</text:p>
          </table:table-cell>
          <table:table-cell ns42:value-type="float" table:style-name="ce26" office:value="150" office:value-type="float">
            <text:p>150</text:p>
          </table:table-cell>
          <table:table-cell ns42:value-type="float" table:style-name="ce26" office:value="32" office:value-type="float">
            <text:p>32</text:p>
          </table:table-cell>
          <table:table-cell table:formula="of:=SUM([.E18:.G18])" ns42:value-type="float" table:style-name="ce37" office:value-type="float" office:value="500">
            <text:p>500</text:p>
          </table:table-cell>
          <table:table-cell ns42:value-type="float" table:style-name="ce26" office:value="306" office:value-type="float">
            <text:p>306</text:p>
          </table:table-cell>
          <table:table-cell ns42:value-type="float" table:style-name="ce26" office:value="158" office:value-type="float">
            <text:p>158</text:p>
          </table:table-cell>
          <table:table-cell ns42:value-type="float" table:style-name="ce26" office:value="50" office:value-type="float">
            <text:p>50</text:p>
          </table:table-cell>
          <table:table-cell table:formula="of:=SUM([.I18:.K18])" ns42:value-type="float" table:style-name="ce37" office:value-type="float" office:value="514">
            <text:p>514</text:p>
          </table:table-cell>
          <table:table-cell table:formula="of:=SUM([.L18];[.H18])" ns42:value-type="float" table:style-name="ce37" office:value-type="float" office:value="1014">
            <text:p>1014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1012" office:value-type="float">
            <text:p>101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unde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2:value-type="float" table:style-name="ce24" office:value="124" office:value-type="float">
            <text:p>124</text:p>
          </table:table-cell>
          <table:table-cell ns42:value-type="float" table:style-name="ce26" office:value="124" office:value-type="float">
            <text:p>124</text:p>
          </table:table-cell>
          <table:table-cell ns42:value-type="float" table:style-name="ce26" office:value="188" office:value-type="float">
            <text:p>188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18" office:value-type="float">
            <text:p>18</text:p>
          </table:table-cell>
          <table:table-cell table:formula="of:=SUM([.E19:.G19])" ns42:value-type="float" table:style-name="ce37" office:value-type="float" office:value="308">
            <text:p>308</text:p>
          </table:table-cell>
          <table:table-cell ns42:value-type="float" table:style-name="ce26" office:value="184" office:value-type="float">
            <text:p>184</text:p>
          </table:table-cell>
          <table:table-cell ns42:value-type="float" table:style-name="ce26" office:value="106" office:value-type="float">
            <text:p>106</text:p>
          </table:table-cell>
          <table:table-cell ns42:value-type="float" table:style-name="ce26" office:value="19" office:value-type="float">
            <text:p>19</text:p>
          </table:table-cell>
          <table:table-cell table:formula="of:=SUM([.I19:.K19])" ns42:value-type="float" table:style-name="ce37" office:value-type="float" office:value="309">
            <text:p>309</text:p>
          </table:table-cell>
          <table:table-cell table:formula="of:=SUM([.L19];[.H19])" ns42:value-type="float" table:style-name="ce37" office:value-type="float" office:value="617">
            <text:p>617</text:p>
          </table:table-cell>
          <table:table-cell table:style-name="ce26"/>
          <table:table-cell ns42:value-type="float" table:style-name="ce26" office:value="617" office:value-type="float">
            <text:p>61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Cadier en Keer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ce26" office:value="114" office:value-type="float">
            <text:p>114</text:p>
          </table:table-cell>
          <table:table-cell ns42:value-type="float" table:style-name="ce26" office:value="223" office:value-type="float">
            <text:p>223</text:p>
          </table:table-cell>
          <table:table-cell ns42:value-type="float" table:style-name="ce26" office:value="90" office:value-type="float">
            <text:p>90</text:p>
          </table:table-cell>
          <table:table-cell ns42:value-type="float" table:style-name="ce26" office:value="15" office:value-type="float">
            <text:p>15</text:p>
          </table:table-cell>
          <table:table-cell table:formula="of:=SUM([.E20:.G20])" ns42:value-type="float" table:style-name="ce37" office:value-type="float" office:value="328">
            <text:p>328</text:p>
          </table:table-cell>
          <table:table-cell ns42:value-type="float" table:style-name="ce26" office:value="187" office:value-type="float">
            <text:p>187</text:p>
          </table:table-cell>
          <table:table-cell ns42:value-type="float" table:style-name="ce26" office:value="88" office:value-type="float">
            <text:p>88</text:p>
          </table:table-cell>
          <table:table-cell ns42:value-type="float" table:style-name="ce26" office:value="15" office:value-type="float">
            <text:p>15</text:p>
          </table:table-cell>
          <table:table-cell table:formula="of:=SUM([.I20:.K20])" ns42:value-type="float" table:style-name="ce37" office:value-type="float" office:value="290">
            <text:p>290</text:p>
          </table:table-cell>
          <table:table-cell table:formula="of:=SUM([.L20];[.H20])" ns42:value-type="float" table:style-name="ce37" office:value-type="float" office:value="618">
            <text:p>618</text:p>
          </table:table-cell>
          <table:table-cell table:style-name="ce26"/>
          <table:table-cell ns42:value-type="float" table:style-name="ce26" office:value="618" office:value-type="float">
            <text:p>61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Elsloo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2:value-type="float" table:style-name="ce24" office:value="252" office:value-type="float">
            <text:p>252</text:p>
          </table:table-cell>
          <table:table-cell ns42:value-type="float" table:style-name="ce26" office:value="252" office:value-type="float">
            <text:p>252</text:p>
          </table:table-cell>
          <table:table-cell ns42:value-type="float" table:style-name="ce26" office:value="319" office:value-type="float">
            <text:p>319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39" office:value-type="float">
            <text:p>39</text:p>
          </table:table-cell>
          <table:table-cell table:formula="of:=SUM([.E21:.G21])" ns42:value-type="float" table:style-name="ce37" office:value-type="float" office:value="549">
            <text:p>549</text:p>
          </table:table-cell>
          <table:table-cell ns42:value-type="float" table:style-name="ce26" office:value="334" office:value-type="float">
            <text:p>334</text:p>
          </table:table-cell>
          <table:table-cell ns42:value-type="float" table:style-name="ce26" office:value="192" office:value-type="float">
            <text:p>192</text:p>
          </table:table-cell>
          <table:table-cell ns42:value-type="float" table:style-name="ce26" office:value="35" office:value-type="float">
            <text:p>35</text:p>
          </table:table-cell>
          <table:table-cell table:formula="of:=SUM([.I21:.K21])" ns42:value-type="float" table:style-name="ce37" office:value-type="float" office:value="561">
            <text:p>561</text:p>
          </table:table-cell>
          <table:table-cell table:formula="of:=SUM([.L21];[.H21])" ns42:value-type="float" table:style-name="ce37" office:value-type="float" office:value="1110">
            <text:p>1110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109" office:value-type="float">
            <text:p>110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Eigelshoven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2:value-type="float" table:style-name="ce24" office:value="95" office:value-type="float">
            <text:p>95</text:p>
          </table:table-cell>
          <table:table-cell ns42:value-type="float" table:style-name="ce26" office:value="95" office:value-type="float">
            <text:p>95</text:p>
          </table:table-cell>
          <table:table-cell ns42:value-type="float" table:style-name="ce26" office:value="142" office:value-type="float">
            <text:p>142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9" office:value-type="float">
            <text:p>9</text:p>
          </table:table-cell>
          <table:table-cell table:formula="of:=SUM([.E22:.G22])" ns42:value-type="float" table:style-name="ce37" office:value-type="float" office:value="223">
            <text:p>22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25" office:value-type="float">
            <text:p>25</text:p>
          </table:table-cell>
          <table:table-cell table:formula="of:=SUM([.I22:.K22])" ns42:value-type="float" table:style-name="ce37" office:value-type="float" office:value="229">
            <text:p>229</text:p>
          </table:table-cell>
          <table:table-cell table:formula="of:=SUM([.L22];[.H22])" ns42:value-type="float" table:style-name="ce37" office:value-type="float" office:value="452">
            <text:p>452</text:p>
          </table:table-cell>
          <table:table-cell table:style-name="ce26"/>
          <table:table-cell ns42:value-type="float" table:style-name="ce26" office:value="452" office:value-type="float">
            <text:p>45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Eisden, Broest en Oost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24" office:value="333" office:value-type="float">
            <text:p>333</text:p>
          </table:table-cell>
          <table:table-cell ns42:value-type="float" table:style-name="ce26" office:value="396" office:value-type="float">
            <text:p>396</text:p>
          </table:table-cell>
          <table:table-cell ns42:value-type="float" table:style-name="ce26" office:value="675" office:value-type="float">
            <text:p>675</text:p>
          </table:table-cell>
          <table:table-cell ns42:value-type="float" table:style-name="ce26" office:value="324" office:value-type="float">
            <text:p>324</text:p>
          </table:table-cell>
          <table:table-cell ns42:value-type="float" table:style-name="ce26" office:value="33" office:value-type="float">
            <text:p>33</text:p>
          </table:table-cell>
          <table:table-cell table:formula="of:=SUM([.E23:.G23])" ns42:value-type="float" table:style-name="ce37" office:value-type="float" office:value="1032">
            <text:p>1032</text:p>
          </table:table-cell>
          <table:table-cell ns42:value-type="float" table:style-name="ce26" office:value="638" office:value-type="float">
            <text:p>638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79" office:value-type="float">
            <text:p>79</text:p>
          </table:table-cell>
          <table:table-cell table:formula="of:=SUM([.I23:.K23])" ns42:value-type="float" table:style-name="ce37" office:value-type="float" office:value="1037">
            <text:p>1037</text:p>
          </table:table-cell>
          <table:table-cell table:formula="of:=SUM([.L23];[.H23])" ns42:value-type="float" table:style-name="ce37" office:value-type="float" office:value="2069">
            <text:p>2069</text:p>
          </table:table-cell>
          <table:table-cell ns42:value-type="float" table:style-name="ce26" office:value="30" office:value-type="float">
            <text:p>30</text:p>
          </table:table-cell>
          <table:table-cell ns42:value-type="float" table:style-name="ce26" office:value="1981" office:value-type="float">
            <text:p>1981</text:p>
          </table:table-cell>
          <table:table-cell ns42:value-type="float" table:style-name="ce26" office:value="58" office:value-type="float">
            <text:p>58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24" office:value="433" office:value-type="float">
            <text:p>433</text:p>
          </table:table-cell>
          <table:table-cell ns42:value-type="float" table:style-name="ce26" office:value="444" office:value-type="float">
            <text:p>444</text:p>
          </table:table-cell>
          <table:table-cell ns42:value-type="float" table:style-name="ce26" office:value="649" office:value-type="float">
            <text:p>649</text:p>
          </table:table-cell>
          <table:table-cell ns42:value-type="float" table:style-name="ce26" office:value="343" office:value-type="float">
            <text:p>343</text:p>
          </table:table-cell>
          <table:table-cell ns42:value-type="float" table:style-name="ce26" office:value="70" office:value-type="float">
            <text:p>70</text:p>
          </table:table-cell>
          <table:table-cell table:formula="of:=SUM([.E24:.G24])" ns42:value-type="float" table:style-name="ce37" office:value-type="float" office:value="1062">
            <text:p>1062</text:p>
          </table:table-cell>
          <table:table-cell ns42:value-type="float" table:style-name="ce26" office:value="640" office:value-type="float">
            <text:p>640</text:p>
          </table:table-cell>
          <table:table-cell ns42:value-type="float" table:style-name="ce26" office:value="347" office:value-type="float">
            <text:p>347</text:p>
          </table:table-cell>
          <table:table-cell ns42:value-type="float" table:style-name="ce26" office:value="65" office:value-type="float">
            <text:p>65</text:p>
          </table:table-cell>
          <table:table-cell table:formula="of:=SUM([.I24:.K24])" ns42:value-type="float" table:style-name="ce37" office:value-type="float" office:value="1052">
            <text:p>1052</text:p>
          </table:table-cell>
          <table:table-cell table:formula="of:=SUM([.L24];[.H24])" ns42:value-type="float" table:style-name="ce37" office:value-type="float" office:value="2114">
            <text:p>2114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2113" office:value-type="float">
            <text:p>211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eulle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ce26" office:value="197" office:value-type="float">
            <text:p>197</text:p>
          </table:table-cell>
          <table:table-cell ns42:value-type="float" table:style-name="ce26" office:value="318" office:value-type="float">
            <text:p>318</text:p>
          </table:table-cell>
          <table:table-cell ns42:value-type="float" table:style-name="ce26" office:value="149" office:value-type="float">
            <text:p>149</text:p>
          </table:table-cell>
          <table:table-cell ns42:value-type="float" table:style-name="ce26" office:value="26" office:value-type="float">
            <text:p>26</text:p>
          </table:table-cell>
          <table:table-cell table:formula="of:=SUM([.E25:.G25])" ns42:value-type="float" table:style-name="ce37" office:value-type="float" office:value="493">
            <text:p>493</text:p>
          </table:table-cell>
          <table:table-cell ns42:value-type="float" table:style-name="ce26" office:value="271" office:value-type="float">
            <text:p>271</text:p>
          </table:table-cell>
          <table:table-cell ns42:value-type="float" table:style-name="ce26" office:value="151" office:value-type="float">
            <text:p>151</text:p>
          </table:table-cell>
          <table:table-cell ns42:value-type="float" table:style-name="ce26" office:value="40" office:value-type="float">
            <text:p>40</text:p>
          </table:table-cell>
          <table:table-cell table:formula="of:=SUM([.I25:.K25])" ns42:value-type="float" table:style-name="ce37" office:value-type="float" office:value="462">
            <text:p>462</text:p>
          </table:table-cell>
          <table:table-cell table:formula="of:=SUM([.L25];[.H25])" ns42:value-type="float" table:style-name="ce37" office:value-type="float" office:value="955">
            <text:p>955</text:p>
          </table:table-cell>
          <table:table-cell table:style-name="ce26"/>
          <table:table-cell ns42:value-type="float" table:style-name="ce26" office:value="955" office:value-type="float">
            <text:p>95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revenbecht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2:value-type="float" table:style-name="ce24" office:value="189" office:value-type="float">
            <text:p>189</text:p>
          </table:table-cell>
          <table:table-cell ns42:value-type="float" table:style-name="ce26" office:value="189" office:value-type="float">
            <text:p>189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156" office:value-type="float">
            <text:p>156</text:p>
          </table:table-cell>
          <table:table-cell ns42:value-type="float" table:style-name="ce26" office:value="20" office:value-type="float">
            <text:p>20</text:p>
          </table:table-cell>
          <table:table-cell table:formula="of:=SUM([.E26:.G26])" ns42:value-type="float" table:style-name="ce37" office:value-type="float" office:value="475">
            <text:p>475</text:p>
          </table:table-cell>
          <table:table-cell ns42:value-type="float" table:style-name="ce26" office:value="251" office:value-type="float">
            <text:p>251</text:p>
          </table:table-cell>
          <table:table-cell ns42:value-type="float" table:style-name="ce26" office:value="154" office:value-type="float">
            <text:p>154</text:p>
          </table:table-cell>
          <table:table-cell ns42:value-type="float" table:style-name="ce26" office:value="29" office:value-type="float">
            <text:p>29</text:p>
          </table:table-cell>
          <table:table-cell table:formula="of:=SUM([.I26:.K26])" ns42:value-type="float" table:style-name="ce37" office:value-type="float" office:value="434">
            <text:p>434</text:p>
          </table:table-cell>
          <table:table-cell table:formula="of:=SUM([.L26];[.H26])" ns42:value-type="float" table:style-name="ce37" office:value-type="float" office:value="909">
            <text:p>909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803" office:value-type="float">
            <text:p>803</text:p>
          </table:table-cell>
          <table:table-cell ns42:value-type="float" table:style-name="ce26" office:value="13" office:value-type="float">
            <text:p>13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rondsveld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2:value-type="float" table:style-name="ce24" office:value="304" office:value-type="float">
            <text:p>304</text:p>
          </table:table-cell>
          <table:table-cell ns42:value-type="float" table:style-name="ce26" office:value="304" office:value-type="float">
            <text:p>304</text:p>
          </table:table-cell>
          <table:table-cell ns42:value-type="float" table:style-name="ce26" office:value="485" office:value-type="float">
            <text:p>485</text:p>
          </table:table-cell>
          <table:table-cell ns42:value-type="float" table:style-name="ce26" office:value="231" office:value-type="float">
            <text:p>231</text:p>
          </table:table-cell>
          <table:table-cell ns42:value-type="float" table:style-name="ce26" office:value="33" office:value-type="float">
            <text:p>33</text:p>
          </table:table-cell>
          <table:table-cell table:formula="of:=SUM([.E27:.G27])" ns42:value-type="float" table:style-name="ce37" office:value-type="float" office:value="749">
            <text:p>749</text:p>
          </table:table-cell>
          <table:table-cell ns42:value-type="float" table:style-name="ce26" office:value="459" office:value-type="float">
            <text:p>459</text:p>
          </table:table-cell>
          <table:table-cell ns42:value-type="float" table:style-name="ce26" office:value="252" office:value-type="float">
            <text:p>252</text:p>
          </table:table-cell>
          <table:table-cell ns42:value-type="float" table:style-name="ce26" office:value="57" office:value-type="float">
            <text:p>57</text:p>
          </table:table-cell>
          <table:table-cell table:formula="of:=SUM([.I27:.K27])" ns42:value-type="float" table:style-name="ce37" office:value-type="float" office:value="768">
            <text:p>768</text:p>
          </table:table-cell>
          <table:table-cell table:formula="of:=SUM([.L27];[.H27])" ns42:value-type="float" table:style-name="ce37" office:value-type="float" office:value="1517">
            <text:p>1517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516" office:value-type="float">
            <text:p>151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ulpen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2:value-type="float" table:style-name="ce24" office:value="339" office:value-type="float">
            <text:p>339</text:p>
          </table:table-cell>
          <table:table-cell ns42:value-type="float" table:style-name="ce26" office:value="368" office:value-type="float">
            <text:p>368</text:p>
          </table:table-cell>
          <table:table-cell ns42:value-type="float" table:style-name="ce26" office:value="670" office:value-type="float">
            <text:p>670</text:p>
          </table:table-cell>
          <table:table-cell ns42:value-type="float" table:style-name="ce26" office:value="308" office:value-type="float">
            <text:p>308</text:p>
          </table:table-cell>
          <table:table-cell ns42:value-type="float" table:style-name="ce26" office:value="34" office:value-type="float">
            <text:p>34</text:p>
          </table:table-cell>
          <table:table-cell table:formula="of:=SUM([.E28:.G28])" ns42:value-type="float" table:style-name="ce37" office:value-type="float" office:value="1012">
            <text:p>1012</text:p>
          </table:table-cell>
          <table:table-cell ns42:value-type="float" table:style-name="ce26" office:value="587" office:value-type="float">
            <text:p>587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83" office:value-type="float">
            <text:p>83</text:p>
          </table:table-cell>
          <table:table-cell table:formula="of:=SUM([.I28:.K28])" ns42:value-type="float" table:style-name="ce37" office:value-type="float" office:value="969">
            <text:p>969</text:p>
          </table:table-cell>
          <table:table-cell table:formula="of:=SUM([.L28];[.H28])" ns42:value-type="float" table:style-name="ce37" office:value-type="float" office:value="1981">
            <text:p>1981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1864" office:value-type="float">
            <text:p>1864</text:p>
          </table:table-cell>
          <table:table-cell ns42:value-type="float" table:style-name="ce26" office:value="66" office:value-type="float">
            <text:p>66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eer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2:value-type="float" table:style-name="ce24" office:value="230" office:value-type="float">
            <text:p>230</text:p>
          </table:table-cell>
          <table:table-cell ns42:value-type="float" table:style-name="ce26" office:value="235" office:value-type="float">
            <text:p>235</text:p>
          </table:table-cell>
          <table:table-cell ns42:value-type="float" table:style-name="ce26" office:value="410" office:value-type="float">
            <text:p>410</text:p>
          </table:table-cell>
          <table:table-cell ns42:value-type="float" table:style-name="ce26" office:value="198" office:value-type="float">
            <text:p>198</text:p>
          </table:table-cell>
          <table:table-cell ns42:value-type="float" table:style-name="ce26" office:value="31" office:value-type="float">
            <text:p>31</text:p>
          </table:table-cell>
          <table:table-cell table:formula="of:=SUM([.E29:.G29])" ns42:value-type="float" table:style-name="ce37" office:value-type="float" office:value="639">
            <text:p>639</text:p>
          </table:table-cell>
          <table:table-cell ns42:value-type="float" table:style-name="ce26" office:value="402" office:value-type="float">
            <text:p>402</text:p>
          </table:table-cell>
          <table:table-cell ns42:value-type="float" table:style-name="ce26" office:value="189" office:value-type="float">
            <text:p>189</text:p>
          </table:table-cell>
          <table:table-cell ns42:value-type="float" table:style-name="ce26" office:value="40" office:value-type="float">
            <text:p>40</text:p>
          </table:table-cell>
          <table:table-cell table:formula="of:=SUM([.I29:.K29])" ns42:value-type="float" table:style-name="ce37" office:value-type="float" office:value="631">
            <text:p>631</text:p>
          </table:table-cell>
          <table:table-cell table:formula="of:=SUM([.L29];[.H29])" ns42:value-type="float" table:style-name="ce37" office:value-type="float" office:value="1270">
            <text:p>1270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1265" office:value-type="float">
            <text:p>126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eerlen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2:value-type="float" table:style-name="ce24" office:value="886" office:value-type="float">
            <text:p>886</text:p>
          </table:table-cell>
          <table:table-cell ns42:value-type="float" table:style-name="ce26" office:value="880" office:value-type="float">
            <text:p>880</text:p>
          </table:table-cell>
          <table:table-cell ns42:value-type="float" table:style-name="ce26" office:value="1375" office:value-type="float">
            <text:p>1375</text:p>
          </table:table-cell>
          <table:table-cell ns42:value-type="float" table:style-name="ce26" office:value="660" office:value-type="float">
            <text:p>660</text:p>
          </table:table-cell>
          <table:table-cell ns42:value-type="float" table:style-name="ce26" office:value="100" office:value-type="float">
            <text:p>100</text:p>
          </table:table-cell>
          <table:table-cell table:formula="of:=SUM([.E30:.G30])" ns42:value-type="float" table:style-name="ce37" office:value-type="float" office:value="2135">
            <text:p>2135</text:p>
          </table:table-cell>
          <table:table-cell ns42:value-type="float" table:style-name="ce26" office:value="1355" office:value-type="float">
            <text:p>1355</text:p>
          </table:table-cell>
          <table:table-cell ns42:value-type="float" table:style-name="ce26" office:value="655" office:value-type="float">
            <text:p>655</text:p>
          </table:table-cell>
          <table:table-cell ns42:value-type="float" table:style-name="ce26" office:value="191" office:value-type="float">
            <text:p>191</text:p>
          </table:table-cell>
          <table:table-cell table:formula="of:=SUM([.I30:.K30])" ns42:value-type="float" table:style-name="ce37" office:value-type="float" office:value="2201">
            <text:p>2201</text:p>
          </table:table-cell>
          <table:table-cell table:formula="of:=SUM([.L30];[.H30])" ns42:value-type="float" table:style-name="ce37" office:value-type="float" office:value="4336">
            <text:p>4336</text:p>
          </table:table-cell>
          <table:table-cell ns42:value-type="float" table:style-name="ce26" office:value="86" office:value-type="float">
            <text:p>86</text:p>
          </table:table-cell>
          <table:table-cell ns42:value-type="float" table:style-name="ce26" office:value="4206" office:value-type="float">
            <text:p>4206</text:p>
          </table:table-cell>
          <table:table-cell ns42:value-type="float" table:style-name="ce26" office:value="44" office:value-type="float">
            <text:p>4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oensbroek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2:value-type="float" table:style-name="ce24" office:value="232" office:value-type="float">
            <text:p>232</text:p>
          </table:table-cell>
          <table:table-cell ns42:value-type="float" table:style-name="ce26" office:value="237" office:value-type="float">
            <text:p>237</text:p>
          </table:table-cell>
          <table:table-cell ns42:value-type="float" table:style-name="ce26" office:value="382" office:value-type="float">
            <text:p>382</text:p>
          </table:table-cell>
          <table:table-cell ns42:value-type="float" table:style-name="ce26" office:value="181" office:value-type="float">
            <text:p>181</text:p>
          </table:table-cell>
          <table:table-cell ns42:value-type="float" table:style-name="ce26" office:value="25" office:value-type="float">
            <text:p>25</text:p>
          </table:table-cell>
          <table:table-cell table:formula="of:=SUM([.E31:.G31])" ns42:value-type="float" table:style-name="ce37" office:value-type="float" office:value="588">
            <text:p>588</text:p>
          </table:table-cell>
          <table:table-cell ns42:value-type="float" table:style-name="ce26" office:value="381" office:value-type="float">
            <text:p>381</text:p>
          </table:table-cell>
          <table:table-cell ns42:value-type="float" table:style-name="ce26" office:value="182" office:value-type="float">
            <text:p>182</text:p>
          </table:table-cell>
          <table:table-cell ns42:value-type="float" table:style-name="ce26" office:value="46" office:value-type="float">
            <text:p>46</text:p>
          </table:table-cell>
          <table:table-cell table:formula="of:=SUM([.I31:.K31])" ns42:value-type="float" table:style-name="ce37" office:value-type="float" office:value="609">
            <text:p>609</text:p>
          </table:table-cell>
          <table:table-cell table:formula="of:=SUM([.L31];[.H31])" ns42:value-type="float" table:style-name="ce37" office:value-type="float" office:value="1197">
            <text:p>1197</text:p>
          </table:table-cell>
          <table:table-cell table:style-name="ce26"/>
          <table:table-cell ns42:value-type="float" table:style-name="ce26" office:value="1197" office:value-type="float">
            <text:p>119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uthem 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2:value-type="float" table:style-name="ce24" office:value="736" office:value-type="float">
            <text:p>736</text:p>
          </table:table-cell>
          <table:table-cell ns42:value-type="float" table:style-name="ce26" office:value="145" office:value-type="float">
            <text:p>145</text:p>
          </table:table-cell>
          <table:table-cell ns42:value-type="float" table:style-name="ce26" office:value="241" office:value-type="float">
            <text:p>241</text:p>
          </table:table-cell>
          <table:table-cell ns42:value-type="float" table:style-name="ce26" office:value="118" office:value-type="float">
            <text:p>118</text:p>
          </table:table-cell>
          <table:table-cell ns42:value-type="float" table:style-name="ce26" office:value="13" office:value-type="float">
            <text:p>13</text:p>
          </table:table-cell>
          <table:table-cell table:formula="of:=SUM([.E32:.G32])" ns42:value-type="float" table:style-name="ce37" office:value-type="float" office:value="372">
            <text:p>372</text:p>
          </table:table-cell>
          <table:table-cell ns42:value-type="float" table:style-name="ce26" office:value="207" office:value-type="float">
            <text:p>207</text:p>
          </table:table-cell>
          <table:table-cell ns42:value-type="float" table:style-name="ce26" office:value="120" office:value-type="float">
            <text:p>120</text:p>
          </table:table-cell>
          <table:table-cell ns42:value-type="float" table:style-name="ce26" office:value="25" office:value-type="float">
            <text:p>25</text:p>
          </table:table-cell>
          <table:table-cell table:formula="of:=SUM([.I32:.K32])" ns42:value-type="float" table:style-name="ce37" office:value-type="float" office:value="352">
            <text:p>352</text:p>
          </table:table-cell>
          <table:table-cell table:formula="of:=SUM([.L32];[.H32])" ns42:value-type="float" table:style-name="ce37" office:value-type="float" office:value="724">
            <text:p>724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720" office:value-type="float">
            <text:p>72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ulsberg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2:value-type="float" table:style-name="ce24" office:value="193" office:value-type="float">
            <text:p>193</text:p>
          </table:table-cell>
          <table:table-cell ns42:value-type="float" table:style-name="ce26" office:value="196" office:value-type="float">
            <text:p>196</text:p>
          </table:table-cell>
          <table:table-cell ns42:value-type="float" table:style-name="ce26" office:value="364" office:value-type="float">
            <text:p>364</text:p>
          </table:table-cell>
          <table:table-cell ns42:value-type="float" table:style-name="ce26" office:value="161" office:value-type="float">
            <text:p>161</text:p>
          </table:table-cell>
          <table:table-cell ns42:value-type="float" table:style-name="ce26" office:value="24" office:value-type="float">
            <text:p>24</text:p>
          </table:table-cell>
          <table:table-cell table:formula="of:=SUM([.E33:.G33])" ns42:value-type="float" table:style-name="ce37" office:value-type="float" office:value="549">
            <text:p>549</text:p>
          </table:table-cell>
          <table:table-cell ns42:value-type="float" table:style-name="ce26" office:value="315" office:value-type="float">
            <text:p>315</text:p>
          </table:table-cell>
          <table:table-cell ns42:value-type="float" table:style-name="ce26" office:value="163" office:value-type="float">
            <text:p>163</text:p>
          </table:table-cell>
          <table:table-cell ns42:value-type="float" table:style-name="ce26" office:value="32" office:value-type="float">
            <text:p>32</text:p>
          </table:table-cell>
          <table:table-cell table:formula="of:=SUM([.I33:.K33])" ns42:value-type="float" table:style-name="ce37" office:value-type="float" office:value="510">
            <text:p>510</text:p>
          </table:table-cell>
          <table:table-cell table:formula="of:=SUM([.L33];[.H33])" ns42:value-type="float" table:style-name="ce37" office:value-type="float" office:value="1059">
            <text:p>1059</text:p>
          </table:table-cell>
          <table:table-cell table:style-name="ce26"/>
          <table:table-cell ns42:value-type="float" table:style-name="ce26" office:value="1059" office:value-type="float">
            <text:p>105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Jabeek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46" office:value-type="float">
            <text:p>146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7" office:value-type="float">
            <text:p>7</text:p>
          </table:table-cell>
          <table:table-cell table:formula="of:=SUM([.E34:.G34])" ns42:value-type="float" table:style-name="ce37" office:value-type="float" office:value="225">
            <text:p>225</text:p>
          </table:table-cell>
          <table:table-cell ns42:value-type="float" table:style-name="ce26" office:value="122" office:value-type="float">
            <text:p>122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17" office:value-type="float">
            <text:p>17</text:p>
          </table:table-cell>
          <table:table-cell table:formula="of:=SUM([.I34:.K34])" ns42:value-type="float" table:style-name="ce37" office:value-type="float" office:value="210">
            <text:p>210</text:p>
          </table:table-cell>
          <table:table-cell table:formula="of:=SUM([.L34];[.H34])" ns42:value-type="float" table:style-name="ce37" office:value-type="float" office:value="435">
            <text:p>435</text:p>
          </table:table-cell>
          <table:table-cell table:style-name="ce26"/>
          <table:table-cell ns42:value-type="float" table:style-name="ce26" office:value="435" office:value-type="float">
            <text:p>43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Itteren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2:value-type="float" table:style-name="ce24" office:value="69" office:value-type="float">
            <text:p>69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143" office:value-type="float">
            <text:p>143</text:p>
          </table:table-cell>
          <table:table-cell ns42:value-type="float" table:style-name="ce26" office:value="54" office:value-type="float">
            <text:p>54</text:p>
          </table:table-cell>
          <table:table-cell ns42:value-type="float" table:style-name="ce26" office:value="16" office:value-type="float">
            <text:p>16</text:p>
          </table:table-cell>
          <table:table-cell table:formula="of:=SUM([.E35:.G35])" ns42:value-type="float" table:style-name="ce37" office:value-type="float" office:value="213">
            <text:p>213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18" office:value-type="float">
            <text:p>18</text:p>
          </table:table-cell>
          <table:table-cell table:formula="of:=SUM([.I35:.K35])" ns42:value-type="float" table:style-name="ce37" office:value-type="float" office:value="173">
            <text:p>173</text:p>
          </table:table-cell>
          <table:table-cell table:formula="of:=SUM([.L35];[.H35])" ns42:value-type="float" table:style-name="ce37" office:value-type="float" office:value="386">
            <text:p>386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385" office:value-type="float">
            <text:p>38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Kerkrade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2:value-type="float" table:style-name="ce24" office:value="751" office:value-type="float">
            <text:p>751</text:p>
          </table:table-cell>
          <table:table-cell ns42:value-type="float" table:style-name="ce26" office:value="782" office:value-type="float">
            <text:p>782</text:p>
          </table:table-cell>
          <table:table-cell ns42:value-type="float" table:style-name="ce26" office:value="1230" office:value-type="float">
            <text:p>1230</text:p>
          </table:table-cell>
          <table:table-cell ns42:value-type="float" table:style-name="ce26" office:value="623" office:value-type="float">
            <text:p>623</text:p>
          </table:table-cell>
          <table:table-cell ns42:value-type="float" table:style-name="ce26" office:value="111" office:value-type="float">
            <text:p>111</text:p>
          </table:table-cell>
          <table:table-cell table:formula="of:=SUM([.E36:.G36])" ns42:value-type="float" table:style-name="ce37" office:value-type="float" office:value="1964">
            <text:p>1964</text:p>
          </table:table-cell>
          <table:table-cell ns42:value-type="float" table:style-name="ce26" office:value="1101" office:value-type="float">
            <text:p>1101</text:p>
          </table:table-cell>
          <table:table-cell ns42:value-type="float" table:style-name="ce26" office:value="623" office:value-type="float">
            <text:p>623</text:p>
          </table:table-cell>
          <table:table-cell ns42:value-type="float" table:style-name="ce26" office:value="142" office:value-type="float">
            <text:p>142</text:p>
          </table:table-cell>
          <table:table-cell table:formula="of:=SUM([.I36:.K36])" ns42:value-type="float" table:style-name="ce37" office:value-type="float" office:value="1866">
            <text:p>1866</text:p>
          </table:table-cell>
          <table:table-cell table:formula="of:=SUM([.L36];[.H36])" ns42:value-type="float" table:style-name="ce37" office:value-type="float" office:value="3830">
            <text:p>3830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3825" office:value-type="float">
            <text:p>382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Klimmen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2:value-type="float" table:style-name="ce24" office:value="103" office:value-type="float">
            <text:p>103</text:p>
          </table:table-cell>
          <table:table-cell ns42:value-type="float" table:style-name="ce26" office:value="106" office:value-type="float">
            <text:p>106</text:p>
          </table:table-cell>
          <table:table-cell ns42:value-type="float" table:style-name="ce26" office:value="334" office:value-type="float">
            <text:p>334</text:p>
          </table:table-cell>
          <table:table-cell ns42:value-type="float" table:style-name="ce26" office:value="146" office:value-type="float">
            <text:p>146</text:p>
          </table:table-cell>
          <table:table-cell ns42:value-type="float" table:style-name="ce26" office:value="26" office:value-type="float">
            <text:p>26</text:p>
          </table:table-cell>
          <table:table-cell table:formula="of:=SUM([.E37:.G37])" ns42:value-type="float" table:style-name="ce37" office:value-type="float" office:value="506">
            <text:p>506</text:p>
          </table:table-cell>
          <table:table-cell ns42:value-type="float" table:style-name="ce26" office:value="348" office:value-type="float">
            <text:p>348</text:p>
          </table:table-cell>
          <table:table-cell ns42:value-type="float" table:style-name="ce26" office:value="152" office:value-type="float">
            <text:p>152</text:p>
          </table:table-cell>
          <table:table-cell ns42:value-type="float" table:style-name="ce26" office:value="54" office:value-type="float">
            <text:p>54</text:p>
          </table:table-cell>
          <table:table-cell table:formula="of:=SUM([.I37:.K37])" ns42:value-type="float" table:style-name="ce37" office:value-type="float" office:value="554">
            <text:p>554</text:p>
          </table:table-cell>
          <table:table-cell table:formula="of:=SUM([.L37];[.H37])" ns42:value-type="float" table:style-name="ce37" office:value-type="float" office:value="1060">
            <text:p>1060</text:p>
          </table:table-cell>
          <table:table-cell table:style-name="ce26"/>
          <table:table-cell ns42:value-type="float" table:style-name="ce26" office:value="1060" office:value-type="float">
            <text:p>106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Limbrecht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2:value-type="float" table:style-name="ce24" office:value="269" office:value-type="float">
            <text:p>269</text:p>
          </table:table-cell>
          <table:table-cell ns42:value-type="float" table:style-name="ce26" office:value="274" office:value-type="float">
            <text:p>274</text:p>
          </table:table-cell>
          <table:table-cell ns42:value-type="float" table:style-name="ce26" office:value="460" office:value-type="float">
            <text:p>460</text:p>
          </table:table-cell>
          <table:table-cell ns42:value-type="float" table:style-name="ce26" office:value="223" office:value-type="float">
            <text:p>223</text:p>
          </table:table-cell>
          <table:table-cell ns42:value-type="float" table:style-name="ce26" office:value="25" office:value-type="float">
            <text:p>25</text:p>
          </table:table-cell>
          <table:table-cell table:formula="of:=SUM([.E38:.G38])" ns42:value-type="float" table:style-name="ce37" office:value-type="float" office:value="708">
            <text:p>708</text:p>
          </table:table-cell>
          <table:table-cell ns42:value-type="float" table:style-name="ce26" office:value="399" office:value-type="float">
            <text:p>399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63" office:value-type="float">
            <text:p>63</text:p>
          </table:table-cell>
          <table:table-cell table:formula="of:=SUM([.I38:.K38])" ns42:value-type="float" table:style-name="ce37" office:value-type="float" office:value="687">
            <text:p>687</text:p>
          </table:table-cell>
          <table:table-cell table:formula="of:=SUM([.L38];[.H38])" ns42:value-type="float" table:style-name="ce37" office:value-type="float" office:value="1395">
            <text:p>1395</text:p>
          </table:table-cell>
          <table:table-cell table:style-name="ce26"/>
          <table:table-cell ns42:value-type="float" table:style-name="ce26" office:value="1395" office:value-type="float">
            <text:p>139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argraten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2:value-type="float" table:style-name="ce24" office:value="186" office:value-type="float">
            <text:p>186</text:p>
          </table:table-cell>
          <table:table-cell ns42:value-type="float" table:style-name="ce26" office:value="194" office:value-type="float">
            <text:p>194</text:p>
          </table:table-cell>
          <table:table-cell ns42:value-type="float" table:style-name="ce26" office:value="382" office:value-type="float">
            <text:p>382</text:p>
          </table:table-cell>
          <table:table-cell ns42:value-type="float" table:style-name="ce26" office:value="136" office:value-type="float">
            <text:p>136</text:p>
          </table:table-cell>
          <table:table-cell ns42:value-type="float" table:style-name="ce26" office:value="21" office:value-type="float">
            <text:p>21</text:p>
          </table:table-cell>
          <table:table-cell table:formula="of:=SUM([.E39:.G39])" ns42:value-type="float" table:style-name="ce37" office:value-type="float" office:value="539">
            <text:p>539</text:p>
          </table:table-cell>
          <table:table-cell ns42:value-type="float" table:style-name="ce26" office:value="356" office:value-type="float">
            <text:p>356</text:p>
          </table:table-cell>
          <table:table-cell ns42:value-type="float" table:style-name="ce26" office:value="140" office:value-type="float">
            <text:p>140</text:p>
          </table:table-cell>
          <table:table-cell ns42:value-type="float" table:style-name="ce26" office:value="25" office:value-type="float">
            <text:p>25</text:p>
          </table:table-cell>
          <table:table-cell table:formula="of:=SUM([.I39:.K39])" ns42:value-type="float" table:style-name="ce37" office:value-type="float" office:value="521">
            <text:p>521</text:p>
          </table:table-cell>
          <table:table-cell table:formula="of:=SUM([.L39];[.H39])" ns42:value-type="float" table:style-name="ce37" office:value-type="float" office:value="1060">
            <text:p>1060</text:p>
          </table:table-cell>
          <table:table-cell table:style-name="ce26"/>
          <table:table-cell ns42:value-type="float" table:style-name="ce26" office:value="1060" office:value-type="float">
            <text:p>106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erssen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2:value-type="float" table:style-name="ce24" office:value="365" office:value-type="float">
            <text:p>365</text:p>
          </table:table-cell>
          <table:table-cell ns42:value-type="float" table:style-name="ce26" office:value="390" office:value-type="float">
            <text:p>390</text:p>
          </table:table-cell>
          <table:table-cell ns42:value-type="float" table:style-name="ce26" office:value="637" office:value-type="float">
            <text:p>637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44" office:value-type="float">
            <text:p>44</text:p>
          </table:table-cell>
          <table:table-cell table:formula="of:=SUM([.E40:.G40])" ns42:value-type="float" table:style-name="ce37" office:value-type="float" office:value="1001">
            <text:p>1001</text:p>
          </table:table-cell>
          <table:table-cell ns42:value-type="float" table:style-name="ce26" office:value="526" office:value-type="float">
            <text:p>526</text:p>
          </table:table-cell>
          <table:table-cell ns42:value-type="float" table:style-name="ce26" office:value="297" office:value-type="float">
            <text:p>297</text:p>
          </table:table-cell>
          <table:table-cell ns42:value-type="float" table:style-name="ce26" office:value="67" office:value-type="float">
            <text:p>67</text:p>
          </table:table-cell>
          <table:table-cell table:formula="of:=SUM([.I40:.K40])" ns42:value-type="float" table:style-name="ce37" office:value-type="float" office:value="890">
            <text:p>890</text:p>
          </table:table-cell>
          <table:table-cell table:formula="of:=SUM([.L40];[.H40])" ns42:value-type="float" table:style-name="ce37" office:value-type="float" office:value="1891">
            <text:p>1891</text:p>
          </table:table-cell>
          <table:table-cell ns42:value-type="float" table:style-name="ce26" office:value="39" office:value-type="float">
            <text:p>39</text:p>
          </table:table-cell>
          <table:table-cell ns42:value-type="float" table:style-name="ce26" office:value="1802" office:value-type="float">
            <text:p>1802</text:p>
          </table:table-cell>
          <table:table-cell ns42:value-type="float" table:style-name="ce26" office:value="50" office:value-type="float">
            <text:p>50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rkelbeek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2:value-type="float" table:style-name="ce24" office:value="133" office:value-type="float">
            <text:p>13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222" office:value-type="float">
            <text:p>222</text:p>
          </table:table-cell>
          <table:table-cell ns42:value-type="float" table:style-name="ce26" office:value="111" office:value-type="float">
            <text:p>111</text:p>
          </table:table-cell>
          <table:table-cell ns42:value-type="float" table:style-name="ce26" office:value="10" office:value-type="float">
            <text:p>10</text:p>
          </table:table-cell>
          <table:table-cell table:formula="of:=SUM([.E41:.G41])" ns42:value-type="float" table:style-name="ce37" office:value-type="float" office:value="343">
            <text:p>343</text:p>
          </table:table-cell>
          <table:table-cell ns42:value-type="float" table:style-name="ce26" office:value="205" office:value-type="float">
            <text:p>205</text:p>
          </table:table-cell>
          <table:table-cell ns42:value-type="float" table:style-name="ce26" office:value="114" office:value-type="float">
            <text:p>114</text:p>
          </table:table-cell>
          <table:table-cell ns42:value-type="float" table:style-name="ce26" office:value="18" office:value-type="float">
            <text:p>18</text:p>
          </table:table-cell>
          <table:table-cell table:formula="of:=SUM([.I41:.K41])" ns42:value-type="float" table:style-name="ce37" office:value-type="float" office:value="337">
            <text:p>337</text:p>
          </table:table-cell>
          <table:table-cell table:formula="of:=SUM([.L41];[.H41])" ns42:value-type="float" table:style-name="ce37" office:value-type="float" office:value="680">
            <text:p>680</text:p>
          </table:table-cell>
          <table:table-cell table:style-name="ce26"/>
          <table:table-cell ns42:value-type="float" table:style-name="ce26" office:value="680" office:value-type="float">
            <text:p>68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sch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2:value-type="float" table:style-name="ce24" office:value="47" office:value-type="float">
            <text:p>47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78" office:value-type="float">
            <text:p>78</text:p>
          </table:table-cell>
          <table:table-cell ns42:value-type="float" table:style-name="ce26" office:value="41" office:value-type="float">
            <text:p>41</text:p>
          </table:table-cell>
          <table:table-cell ns42:value-type="float" table:style-name="ce26" office:value="4" office:value-type="float">
            <text:p>4</text:p>
          </table:table-cell>
          <table:table-cell table:formula="of:=SUM([.E42:.G42])" ns42:value-type="float" table:style-name="ce37" office:value-type="float" office:value="123">
            <text:p>123</text:p>
          </table:table-cell>
          <table:table-cell ns42:value-type="float" table:style-name="ce26" office:value="57" office:value-type="float">
            <text:p>57</text:p>
          </table:table-cell>
          <table:table-cell ns42:value-type="float" table:style-name="ce26" office:value="37" office:value-type="float">
            <text:p>37</text:p>
          </table:table-cell>
          <table:table-cell ns42:value-type="float" table:style-name="ce26" office:value="12" office:value-type="float">
            <text:p>12</text:p>
          </table:table-cell>
          <table:table-cell table:formula="of:=SUM([.I42:.K42])" ns42:value-type="float" table:style-name="ce37" office:value-type="float" office:value="106">
            <text:p>106</text:p>
          </table:table-cell>
          <table:table-cell table:formula="of:=SUM([.L42];[.H42])" ns42:value-type="float" table:style-name="ce37" office:value-type="float" office:value="229">
            <text:p>229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227" office:value-type="float">
            <text:p>22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heer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2:value-type="float" table:style-name="ce24" office:value="170" office:value-type="float">
            <text:p>170</text:p>
          </table:table-cell>
          <table:table-cell ns42:value-type="float" table:style-name="ce26" office:value="174" office:value-type="float">
            <text:p>174</text:p>
          </table:table-cell>
          <table:table-cell ns42:value-type="float" table:style-name="ce26" office:value="271" office:value-type="float">
            <text:p>271</text:p>
          </table:table-cell>
          <table:table-cell ns42:value-type="float" table:style-name="ce26" office:value="137" office:value-type="float">
            <text:p>137</text:p>
          </table:table-cell>
          <table:table-cell ns42:value-type="float" table:style-name="ce26" office:value="25" office:value-type="float">
            <text:p>25</text:p>
          </table:table-cell>
          <table:table-cell table:formula="of:=SUM([.E43:.G43])" ns42:value-type="float" table:style-name="ce37" office:value-type="float" office:value="433">
            <text:p>433</text:p>
          </table:table-cell>
          <table:table-cell ns42:value-type="float" table:style-name="ce26" office:value="255" office:value-type="float">
            <text:p>255</text:p>
          </table:table-cell>
          <table:table-cell ns42:value-type="float" table:style-name="ce26" office:value="138" office:value-type="float">
            <text:p>138</text:p>
          </table:table-cell>
          <table:table-cell ns42:value-type="float" table:style-name="ce26" office:value="41" office:value-type="float">
            <text:p>41</text:p>
          </table:table-cell>
          <table:table-cell table:formula="of:=SUM([.I43:.K43])" ns42:value-type="float" table:style-name="ce37" office:value-type="float" office:value="434">
            <text:p>434</text:p>
          </table:table-cell>
          <table:table-cell table:formula="of:=SUM([.L43];[.H43])" ns42:value-type="float" table:style-name="ce37" office:value-type="float" office:value="867">
            <text:p>867</text:p>
          </table:table-cell>
          <table:table-cell table:style-name="ce26"/>
          <table:table-cell ns42:value-type="float" table:style-name="ce26" office:value="867" office:value-type="float">
            <text:p>86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unstergeleen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2:value-type="float" table:style-name="ce24" office:value="134" office:value-type="float">
            <text:p>134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218" office:value-type="float">
            <text:p>218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17" office:value-type="float">
            <text:p>17</text:p>
          </table:table-cell>
          <table:table-cell table:formula="of:=SUM([.E44:.G44])" ns42:value-type="float" table:style-name="ce37" office:value-type="float" office:value="337">
            <text:p>337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99" office:value-type="float">
            <text:p>99</text:p>
          </table:table-cell>
          <table:table-cell ns42:value-type="float" table:style-name="ce26" office:value="27" office:value-type="float">
            <text:p>27</text:p>
          </table:table-cell>
          <table:table-cell table:formula="of:=SUM([.I44:.K44])" ns42:value-type="float" table:style-name="ce37" office:value-type="float" office:value="306">
            <text:p>306</text:p>
          </table:table-cell>
          <table:table-cell table:formula="of:=SUM([.L44];[.H44])" ns42:value-type="float" table:style-name="ce37" office:value-type="float" office:value="643">
            <text:p>643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641" office:value-type="float">
            <text:p>64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Nieuwenhagen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2:value-type="float" table:style-name="ce24" office:value="215" office:value-type="float">
            <text:p>215</text:p>
          </table:table-cell>
          <table:table-cell ns42:value-type="float" table:style-name="ce26" office:value="228" office:value-type="float">
            <text:p>228</text:p>
          </table:table-cell>
          <table:table-cell ns42:value-type="float" table:style-name="ce26" office:value="374" office:value-type="float">
            <text:p>374</text:p>
          </table:table-cell>
          <table:table-cell ns42:value-type="float" table:style-name="ce26" office:value="169" office:value-type="float">
            <text:p>169</text:p>
          </table:table-cell>
          <table:table-cell ns42:value-type="float" table:style-name="ce26" office:value="24" office:value-type="float">
            <text:p>24</text:p>
          </table:table-cell>
          <table:table-cell table:formula="of:=SUM([.E45:.G45])" ns42:value-type="float" table:style-name="ce37" office:value-type="float" office:value="567">
            <text:p>567</text:p>
          </table:table-cell>
          <table:table-cell ns42:value-type="float" table:style-name="ce26" office:value="313" office:value-type="float">
            <text:p>313</text:p>
          </table:table-cell>
          <table:table-cell ns42:value-type="float" table:style-name="ce26" office:value="169" office:value-type="float">
            <text:p>169</text:p>
          </table:table-cell>
          <table:table-cell ns42:value-type="float" table:style-name="ce26" office:value="53" office:value-type="float">
            <text:p>53</text:p>
          </table:table-cell>
          <table:table-cell table:formula="of:=SUM([.I45:.K45])" ns42:value-type="float" table:style-name="ce37" office:value-type="float" office:value="535">
            <text:p>535</text:p>
          </table:table-cell>
          <table:table-cell table:formula="of:=SUM([.L45];[.H45])" ns42:value-type="float" table:style-name="ce37" office:value-type="float" office:value="1102">
            <text:p>1102</text:p>
          </table:table-cell>
          <table:table-cell ns42:value-type="float" table:style-name="ce26" office:value="9" office:value-type="float">
            <text:p>9</text:p>
          </table:table-cell>
          <table:table-cell ns42:value-type="float" table:style-name="ce26" office:value="1084" office:value-type="float">
            <text:p>108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Noorbeek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ce26" office:value="179" office:value-type="float">
            <text:p>179</text:p>
          </table:table-cell>
          <table:table-cell ns42:value-type="float" table:style-name="ce26" office:value="251" office:value-type="float">
            <text:p>251</text:p>
          </table:table-cell>
          <table:table-cell ns42:value-type="float" table:style-name="ce26" office:value="143" office:value-type="float">
            <text:p>143</text:p>
          </table:table-cell>
          <table:table-cell ns42:value-type="float" table:style-name="ce26" office:value="13" office:value-type="float">
            <text:p>13</text:p>
          </table:table-cell>
          <table:table-cell table:formula="of:=SUM([.E46:.G46])" ns42:value-type="float" table:style-name="ce37" office:value-type="float" office:value="407">
            <text:p>407</text:p>
          </table:table-cell>
          <table:table-cell ns42:value-type="float" table:style-name="ce26" office:value="244" office:value-type="float">
            <text:p>244</text:p>
          </table:table-cell>
          <table:table-cell ns42:value-type="float" table:style-name="ce26" office:value="137" office:value-type="float">
            <text:p>137</text:p>
          </table:table-cell>
          <table:table-cell ns42:value-type="float" table:style-name="ce26" office:value="40" office:value-type="float">
            <text:p>40</text:p>
          </table:table-cell>
          <table:table-cell table:formula="of:=SUM([.I46:.K46])" ns42:value-type="float" table:style-name="ce37" office:value-type="float" office:value="421">
            <text:p>421</text:p>
          </table:table-cell>
          <table:table-cell table:formula="of:=SUM([.L46];[.H46])" ns42:value-type="float" table:style-name="ce37" office:value-type="float" office:value="828">
            <text:p>828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826" office:value-type="float">
            <text:p>82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uth en Vaesrade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Default"/>
          <table:table-cell ns42:value-type="float" table:style-name="ce24" office:value="247" office:value-type="float">
            <text:p>247</text:p>
          </table:table-cell>
          <table:table-cell ns42:value-type="float" table:style-name="ce26" office:value="247" office:value-type="float">
            <text:p>247</text:p>
          </table:table-cell>
          <table:table-cell ns42:value-type="float" table:style-name="ce26" office:value="390" office:value-type="float">
            <text:p>390</text:p>
          </table:table-cell>
          <table:table-cell ns42:value-type="float" table:style-name="ce26" office:value="175" office:value-type="float">
            <text:p>175</text:p>
          </table:table-cell>
          <table:table-cell ns42:value-type="float" table:style-name="ce26" office:value="34" office:value-type="float">
            <text:p>34</text:p>
          </table:table-cell>
          <table:table-cell table:formula="of:=SUM([.E47:.G47])" ns42:value-type="float" table:style-name="ce37" office:value-type="float" office:value="599">
            <text:p>599</text:p>
          </table:table-cell>
          <table:table-cell ns42:value-type="float" table:style-name="ce26" office:value="377" office:value-type="float">
            <text:p>377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45" office:value-type="float">
            <text:p>45</text:p>
          </table:table-cell>
          <table:table-cell table:formula="of:=SUM([.I47:.K47])" ns42:value-type="float" table:style-name="ce37" office:value-type="float" office:value="602">
            <text:p>602</text:p>
          </table:table-cell>
          <table:table-cell table:formula="of:=SUM([.L47];[.H47])" ns42:value-type="float" table:style-name="ce37" office:value-type="float" office:value="1201">
            <text:p>1201</text:p>
          </table:table-cell>
          <table:table-cell table:style-name="ce26"/>
          <table:table-cell ns42:value-type="float" table:style-name="ce26" office:value="1201" office:value-type="float">
            <text:p>120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bbicht en Papenhoven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ce26" office:value="122" office:value-type="float">
            <text:p>122</text:p>
          </table:table-cell>
          <table:table-cell ns42:value-type="float" table:style-name="ce26" office:value="203" office:value-type="float">
            <text:p>203</text:p>
          </table:table-cell>
          <table:table-cell ns42:value-type="float" table:style-name="ce26" office:value="107" office:value-type="float">
            <text:p>107</text:p>
          </table:table-cell>
          <table:table-cell ns42:value-type="float" table:style-name="ce26" office:value="15" office:value-type="float">
            <text:p>15</text:p>
          </table:table-cell>
          <table:table-cell table:formula="of:=SUM([.E48:.G48])" ns42:value-type="float" table:style-name="ce37" office:value-type="float" office:value="325">
            <text:p>325</text:p>
          </table:table-cell>
          <table:table-cell ns42:value-type="float" table:style-name="ce26" office:value="176" office:value-type="float">
            <text:p>176</text:p>
          </table:table-cell>
          <table:table-cell ns42:value-type="float" table:style-name="ce26" office:value="110" office:value-type="float">
            <text:p>110</text:p>
          </table:table-cell>
          <table:table-cell ns42:value-type="float" table:style-name="ce26" office:value="21" office:value-type="float">
            <text:p>21</text:p>
          </table:table-cell>
          <table:table-cell table:formula="of:=SUM([.I48:.K48])" ns42:value-type="float" table:style-name="ce37" office:value-type="float" office:value="307">
            <text:p>307</text:p>
          </table:table-cell>
          <table:table-cell table:formula="of:=SUM([.L48];[.H48])" ns42:value-type="float" table:style-name="ce37" office:value-type="float" office:value="632">
            <text:p>632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625" office:value-type="float">
            <text:p>625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irsbeek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ce26" office:value="210" office:value-type="float">
            <text:p>210</text:p>
          </table:table-cell>
          <table:table-cell ns42:value-type="float" table:style-name="ce26" office:value="355" office:value-type="float">
            <text:p>355</text:p>
          </table:table-cell>
          <table:table-cell ns42:value-type="float" table:style-name="ce26" office:value="159" office:value-type="float">
            <text:p>159</text:p>
          </table:table-cell>
          <table:table-cell ns42:value-type="float" table:style-name="ce26" office:value="26" office:value-type="float">
            <text:p>26</text:p>
          </table:table-cell>
          <table:table-cell table:formula="of:=SUM([.E49:.G49])" ns42:value-type="float" table:style-name="ce37" office:value-type="float" office:value="540">
            <text:p>540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165" office:value-type="float">
            <text:p>165</text:p>
          </table:table-cell>
          <table:table-cell ns42:value-type="float" table:style-name="ce26" office:value="46" office:value-type="float">
            <text:p>46</text:p>
          </table:table-cell>
          <table:table-cell table:formula="of:=SUM([.I49:.K49])" ns42:value-type="float" table:style-name="ce37" office:value-type="float" office:value="510">
            <text:p>510</text:p>
          </table:table-cell>
          <table:table-cell table:formula="of:=SUM([.L49];[.H49])" ns42:value-type="float" table:style-name="ce37" office:value-type="float" office:value="1050">
            <text:p>1050</text:p>
          </table:table-cell>
          <table:table-cell table:style-name="ce26"/>
          <table:table-cell ns42:value-type="float" table:style-name="ce26" office:value="1050" office:value-type="float">
            <text:p>105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ud Valkenburg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Default"/>
          <table:table-cell ns42:value-type="float" table:style-name="ce24" office:value="108" office:value-type="float">
            <text:p>108</text:p>
          </table:table-cell>
          <table:table-cell ns42:value-type="float" table:style-name="ce26" office:value="107" office:value-type="float">
            <text:p>107</text:p>
          </table:table-cell>
          <table:table-cell ns42:value-type="float" table:style-name="ce26" office:value="174" office:value-type="float">
            <text:p>174</text:p>
          </table:table-cell>
          <table:table-cell ns42:value-type="float" table:style-name="ce26" office:value="92" office:value-type="float">
            <text:p>92</text:p>
          </table:table-cell>
          <table:table-cell ns42:value-type="float" table:style-name="ce26" office:value="16" office:value-type="float">
            <text:p>16</text:p>
          </table:table-cell>
          <table:table-cell table:formula="of:=SUM([.E50:.G50])" ns42:value-type="float" table:style-name="ce37" office:value-type="float" office:value="282">
            <text:p>282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21" office:value-type="float">
            <text:p>21</text:p>
          </table:table-cell>
          <table:table-cell table:formula="of:=SUM([.I50:.K50])" ns42:value-type="float" table:style-name="ce37" office:value-type="float" office:value="294">
            <text:p>294</text:p>
          </table:table-cell>
          <table:table-cell table:formula="of:=SUM([.L50];[.H50])" ns42:value-type="float" table:style-name="ce37" office:value-type="float" office:value="576">
            <text:p>576</text:p>
          </table:table-cell>
          <table:table-cell table:style-name="ce26"/>
          <table:table-cell ns42:value-type="float" table:style-name="ce26" office:value="576" office:value-type="float">
            <text:p>57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ud Vroenhoven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2:value-type="float" table:style-name="ce24" office:value="254" office:value-type="float">
            <text:p>254</text:p>
          </table:table-cell>
          <table:table-cell ns42:value-type="float" table:style-name="ce26" office:value="259" office:value-type="float">
            <text:p>259</text:p>
          </table:table-cell>
          <table:table-cell ns42:value-type="float" table:style-name="ce26" office:value="518" office:value-type="float">
            <text:p>518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11" office:value-type="float">
            <text:p>11</text:p>
          </table:table-cell>
          <table:table-cell table:formula="of:=SUM([.E51:.G51])" ns42:value-type="float" table:style-name="ce37" office:value-type="float" office:value="753">
            <text:p>753</text:p>
          </table:table-cell>
          <table:table-cell ns42:value-type="float" table:style-name="ce26" office:value="440" office:value-type="float">
            <text:p>440</text:p>
          </table:table-cell>
          <table:table-cell ns42:value-type="float" table:style-name="ce26" office:value="219" office:value-type="float">
            <text:p>219</text:p>
          </table:table-cell>
          <table:table-cell ns42:value-type="float" table:style-name="ce26" office:value="49" office:value-type="float">
            <text:p>49</text:p>
          </table:table-cell>
          <table:table-cell table:formula="of:=SUM([.I51:.K51])" ns42:value-type="float" table:style-name="ce37" office:value-type="float" office:value="708">
            <text:p>708</text:p>
          </table:table-cell>
          <table:table-cell table:formula="of:=SUM([.L51];[.H51])" ns42:value-type="float" table:style-name="ce37" office:value-type="float" office:value="1461">
            <text:p>1461</text:p>
          </table:table-cell>
          <table:table-cell table:style-name="ce26"/>
          <table:table-cell ns42:value-type="float" table:style-name="ce26" office:value="1461" office:value-type="float">
            <text:p>146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Rimburg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2:value-type="float" table:style-name="ce24" office:value="40" office:value-type="float">
            <text:p>40</text:p>
          </table:table-cell>
          <table:table-cell ns42:value-type="float" table:style-name="ce26" office:value="46" office:value-type="float">
            <text:p>46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47" office:value-type="float">
            <text:p>47</text:p>
          </table:table-cell>
          <table:table-cell ns42:value-type="float" table:style-name="ce26" office:value="1" office:value-type="float">
            <text:p>1</text:p>
          </table:table-cell>
          <table:table-cell table:formula="of:=SUM([.E52:.G52])" ns42:value-type="float" table:style-name="ce37" office:value-type="float" office:value="152">
            <text:p>152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12" office:value-type="float">
            <text:p>12</text:p>
          </table:table-cell>
          <table:table-cell table:formula="of:=SUM([.I52:.K52])" ns42:value-type="float" table:style-name="ce37" office:value-type="float" office:value="127">
            <text:p>127</text:p>
          </table:table-cell>
          <table:table-cell table:formula="of:=SUM([.L52];[.H52])" ns42:value-type="float" table:style-name="ce37" office:value-type="float" office:value="279">
            <text:p>279</text:p>
          </table:table-cell>
          <table:table-cell table:style-name="ce26"/>
          <table:table-cell ns42:value-type="float" table:style-name="ce26" office:value="279" office:value-type="float">
            <text:p>27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Rijckholt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2:value-type="float" table:style-name="ce24" office:value="36" office:value-type="float">
            <text:p>36</text:p>
          </table:table-cell>
          <table:table-cell ns42:value-type="float" table:style-name="ce26" office:value="36" office:value-type="float">
            <text:p>36</text:p>
          </table:table-cell>
          <table:table-cell ns42:value-type="float" table:style-name="ce26" office:value="57" office:value-type="float">
            <text:p>57</text:p>
          </table:table-cell>
          <table:table-cell ns42:value-type="float" table:style-name="ce26" office:value="26" office:value-type="float">
            <text:p>26</text:p>
          </table:table-cell>
          <table:table-cell ns42:value-type="float" table:style-name="ce26" office:value="9" office:value-type="float">
            <text:p>9</text:p>
          </table:table-cell>
          <table:table-cell table:formula="of:=SUM([.E53:.G53])" ns42:value-type="float" table:style-name="ce37" office:value-type="float" office:value="92">
            <text:p>92</text:p>
          </table:table-cell>
          <table:table-cell ns42:value-type="float" table:style-name="ce26" office:value="53" office:value-type="float">
            <text:p>53</text:p>
          </table:table-cell>
          <table:table-cell ns42:value-type="float" table:style-name="ce26" office:value="29" office:value-type="float">
            <text:p>29</text:p>
          </table:table-cell>
          <table:table-cell ns42:value-type="float" table:style-name="ce26" office:value="5" office:value-type="float">
            <text:p>5</text:p>
          </table:table-cell>
          <table:table-cell table:formula="of:=SUM([.I53:.K53])" ns42:value-type="float" table:style-name="ce37" office:value-type="float" office:value="87">
            <text:p>87</text:p>
          </table:table-cell>
          <table:table-cell table:formula="of:=SUM([.L53];[.H53])" ns42:value-type="float" table:style-name="ce37" office:value-type="float" office:value="179">
            <text:p>179</text:p>
          </table:table-cell>
          <table:table-cell table:style-name="ce26"/>
          <table:table-cell ns42:value-type="float" table:style-name="ce26" office:value="178" office:value-type="float">
            <text:p>178</text:p>
          </table:table-cell>
          <table:table-cell ns42:value-type="float" table:style-name="ce26" office:value="1" office:value-type="float">
            <text:p>1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aesberg</text:p>
            <office:annotation>
              <text:p>http://purl.org/linked-data/sdmx/2009/dimension#refArea=http://www.gemeentegeschiedenis.nl/amco/11335</text:p>
              <text:p>http://purl.org/linked-data/sdmx/2009/dimension#refArea=http://www.gemeentegeschiedenis.nl/amco/1047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14" office:value-type="float">
            <text:p>214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388" office:value-type="float">
            <text:p>388</text:p>
          </table:table-cell>
          <table:table-cell ns42:value-type="float" table:style-name="ce26" office:value="179" office:value-type="float">
            <text:p>179</text:p>
          </table:table-cell>
          <table:table-cell ns42:value-type="float" table:style-name="ce26" office:value="14" office:value-type="float">
            <text:p>14</text:p>
          </table:table-cell>
          <table:table-cell table:formula="of:=SUM([.E54:.G54])" ns42:value-type="float" table:style-name="ce37" office:value-type="float" office:value="581">
            <text:p>581</text:p>
          </table:table-cell>
          <table:table-cell ns42:value-type="float" table:style-name="ce26" office:value="368" office:value-type="float">
            <text:p>368</text:p>
          </table:table-cell>
          <table:table-cell ns42:value-type="float" table:style-name="ce26" office:value="165" office:value-type="float">
            <text:p>165</text:p>
          </table:table-cell>
          <table:table-cell ns42:value-type="float" table:style-name="ce26" office:value="31" office:value-type="float">
            <text:p>31</text:p>
          </table:table-cell>
          <table:table-cell table:formula="of:=SUM([.I54:.K54])" ns42:value-type="float" table:style-name="ce37" office:value-type="float" office:value="564">
            <text:p>564</text:p>
          </table:table-cell>
          <table:table-cell table:formula="of:=SUM([.L54];[.H54])" ns42:value-type="float" table:style-name="ce37" office:value-type="float" office:value="1145">
            <text:p>1145</text:p>
          </table:table-cell>
          <table:table-cell table:style-name="ce26"/>
          <table:table-cell ns42:value-type="float" table:style-name="ce26" office:value="1145" office:value-type="float">
            <text:p>114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mmert</text:p>
            <office:annotation>
              <text:p>http://purl.org/linked-data/sdmx/2009/dimension#refArea=http://www.gemeentegeschiedenis.nl/amco/11076</text:p>
              <text:p>http://purl.org/linked-data/sdmx/2009/dimension#refArea=http://www.gemeentegeschiedenis.nl/amco/11333</text:p>
            </office:annotation>
          </table:table-cell>
          <table:table-cell table:style-name="Default"/>
          <table:table-cell ns42:value-type="float" table:style-name="ce24" office:value="257" office:value-type="float">
            <text:p>257</text:p>
          </table:table-cell>
          <table:table-cell ns42:value-type="float" table:style-name="ce26" office:value="269" office:value-type="float">
            <text:p>269</text:p>
          </table:table-cell>
          <table:table-cell ns42:value-type="float" table:style-name="ce26" office:value="434" office:value-type="float">
            <text:p>434</text:p>
          </table:table-cell>
          <table:table-cell ns42:value-type="float" table:style-name="ce26" office:value="210" office:value-type="float">
            <text:p>210</text:p>
          </table:table-cell>
          <table:table-cell ns42:value-type="float" table:style-name="ce26" office:value="35" office:value-type="float">
            <text:p>35</text:p>
          </table:table-cell>
          <table:table-cell table:formula="of:=SUM([.E55:.G55])" ns42:value-type="float" table:style-name="ce37" office:value-type="float" office:value="679">
            <text:p>679</text:p>
          </table:table-cell>
          <table:table-cell ns42:value-type="float" table:style-name="ce26" office:value="420" office:value-type="float">
            <text:p>420</text:p>
          </table:table-cell>
          <table:table-cell ns42:value-type="float" table:style-name="ce26" office:value="212" office:value-type="float">
            <text:p>212</text:p>
          </table:table-cell>
          <table:table-cell ns42:value-type="float" table:style-name="ce26" office:value="56" office:value-type="float">
            <text:p>56</text:p>
          </table:table-cell>
          <table:table-cell table:formula="of:=SUM([.I55:.K55])" ns42:value-type="float" table:style-name="ce37" office:value-type="float" office:value="688">
            <text:p>688</text:p>
          </table:table-cell>
          <table:table-cell table:formula="of:=SUM([.L55];[.H55])" ns42:value-type="float" table:style-name="ce37" office:value-type="float" office:value="1367">
            <text:p>1367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342" office:value-type="float">
            <text:p>1342</text:p>
          </table:table-cell>
          <table:table-cell ns42:value-type="float" table:style-name="ce26" office:value="24" office:value-type="float">
            <text:p>2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chinnen </text:p>
            <office:annotation>
              <text:p>http://purl.org/linked-data/sdmx/2009/dimension#refArea=http://www.gemeentegeschiedenis.nl/amco/10132</text:p>
              <text:p>http://purl.org/linked-data/sdmx/2009/dimension#refArea=http://www.gemeentegeschiedenis.nl/amco/11195</text:p>
            </office:annotation>
          </table:table-cell>
          <table:table-cell table:style-name="Default"/>
          <table:table-cell ns42:value-type="float" table:style-name="ce24" office:value="399" office:value-type="float">
            <text:p>399</text:p>
          </table:table-cell>
          <table:table-cell ns42:value-type="float" table:style-name="ce26" office:value="406" office:value-type="float">
            <text:p>406</text:p>
          </table:table-cell>
          <table:table-cell ns42:value-type="float" table:style-name="ce26" office:value="637" office:value-type="float">
            <text:p>637</text:p>
          </table:table-cell>
          <table:table-cell ns42:value-type="float" table:style-name="ce26" office:value="295" office:value-type="float">
            <text:p>295</text:p>
          </table:table-cell>
          <table:table-cell ns42:value-type="float" table:style-name="ce26" office:value="51" office:value-type="float">
            <text:p>51</text:p>
          </table:table-cell>
          <table:table-cell table:formula="of:=SUM([.E56:.G56])" ns42:value-type="float" table:style-name="ce37" office:value-type="float" office:value="983">
            <text:p>983</text:p>
          </table:table-cell>
          <table:table-cell ns42:value-type="float" table:style-name="ce26" office:value="589" office:value-type="float">
            <text:p>589</text:p>
          </table:table-cell>
          <table:table-cell ns42:value-type="float" table:style-name="ce26" office:value="314" office:value-type="float">
            <text:p>314</text:p>
          </table:table-cell>
          <table:table-cell ns42:value-type="float" table:style-name="ce26" office:value="78" office:value-type="float">
            <text:p>78</text:p>
          </table:table-cell>
          <table:table-cell table:formula="of:=SUM([.I56:.K56])" ns42:value-type="float" table:style-name="ce37" office:value-type="float" office:value="981">
            <text:p>981</text:p>
          </table:table-cell>
          <table:table-cell table:formula="of:=SUM([.L56];[.H56])" ns42:value-type="float" table:style-name="ce37" office:value-type="float" office:value="1964">
            <text:p>1964</text:p>
          </table:table-cell>
          <table:table-cell table:style-name="ce26"/>
          <table:table-cell ns42:value-type="float" table:style-name="ce26" office:value="1961" office:value-type="float">
            <text:p>1961</text:p>
          </table:table-cell>
          <table:table-cell ns42:value-type="float" table:style-name="ce26" office:value="3" office:value-type="float">
            <text:p>3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n op Geulle</text:p>
            <office:annotation>
              <text:p>http://purl.org/linked-data/sdmx/2009/dimension#refArea=http://www.gemeentegeschiedenis.nl/amco/10780</text:p>
              <text:p>http://purl.org/linked-data/sdmx/2009/dimension#refArea=http://www.gemeentegeschiedenis.nl/amco/11222</text:p>
            </office:annotation>
          </table:table-cell>
          <table:table-cell table:style-name="Default"/>
          <table:table-cell ns42:value-type="float" table:style-name="ce24" office:value="68" office:value-type="float">
            <text:p>68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132" office:value-type="float">
            <text:p>132</text:p>
          </table:table-cell>
          <table:table-cell ns42:value-type="float" table:style-name="ce26" office:value="55" office:value-type="float">
            <text:p>55</text:p>
          </table:table-cell>
          <table:table-cell ns42:value-type="float" table:style-name="ce26" office:value="6" office:value-type="float">
            <text:p>6</text:p>
          </table:table-cell>
          <table:table-cell table:formula="of:=SUM([.E57:.G57])" ns42:value-type="float" table:style-name="ce37" office:value-type="float" office:value="193">
            <text:p>193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54" office:value-type="float">
            <text:p>54</text:p>
          </table:table-cell>
          <table:table-cell ns42:value-type="float" table:style-name="ce26" office:value="14" office:value-type="float">
            <text:p>14</text:p>
          </table:table-cell>
          <table:table-cell table:formula="of:=SUM([.I57:.K57])" ns42:value-type="float" table:style-name="ce37" office:value-type="float" office:value="161">
            <text:p>161</text:p>
          </table:table-cell>
          <table:table-cell table:formula="of:=SUM([.L57];[.H57])" ns42:value-type="float" table:style-name="ce37" office:value-type="float" office:value="354">
            <text:p>354</text:p>
          </table:table-cell>
          <table:table-cell table:style-name="ce26"/>
          <table:table-cell ns42:value-type="float" table:style-name="ce26" office:value="350" office:value-type="float">
            <text:p>350</text:p>
          </table:table-cell>
          <table:table-cell ns42:value-type="float" table:style-name="ce26" office:value="4" office:value-type="float">
            <text:p>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nveld</text:p>
            <office:annotation>
              <text:p>http://purl.org/linked-data/sdmx/2009/dimension#refArea=http://www.gemeentegeschiedenis.nl/amco/10492</text:p>
              <text:p>http://purl.org/linked-data/sdmx/2009/dimension#refArea=http://www.gemeentegeschiedenis.nl/amco/10644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ce26" office:value="176" office:value-type="float">
            <text:p>176</text:p>
          </table:table-cell>
          <table:table-cell ns42:value-type="float" table:style-name="ce26" office:value="258" office:value-type="float">
            <text:p>258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27" office:value-type="float">
            <text:p>27</text:p>
          </table:table-cell>
          <table:table-cell table:formula="of:=SUM([.E58:.G58])" ns42:value-type="float" table:style-name="ce37" office:value-type="float" office:value="429">
            <text:p>429</text:p>
          </table:table-cell>
          <table:table-cell ns42:value-type="float" table:style-name="ce26" office:value="239" office:value-type="float">
            <text:p>239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33" office:value-type="float">
            <text:p>33</text:p>
          </table:table-cell>
          <table:table-cell table:formula="of:=SUM([.I58:.K58])" ns42:value-type="float" table:style-name="ce37" office:value-type="float" office:value="416">
            <text:p>416</text:p>
          </table:table-cell>
          <table:table-cell table:formula="of:=SUM([.L58];[.H58])" ns42:value-type="float" table:style-name="ce37" office:value-type="float" office:value="845">
            <text:p>845</text:p>
          </table:table-cell>
          <table:table-cell table:style-name="ce26"/>
          <table:table-cell ns42:value-type="float" table:style-name="ce26" office:value="845" office:value-type="float">
            <text:p>84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impelveld</text:p>
            <office:annotation>
              <text:p>http://purl.org/linked-data/sdmx/2009/dimension#refArea=http://www.gemeentegeschiedenis.nl/amco/10515</text:p>
              <text:p>http://purl.org/linked-data/sdmx/2009/dimension#refArea=http://www.gemeentegeschiedenis.nl/amco/10991</text:p>
            </office:annotation>
          </table:table-cell>
          <table:table-cell table:style-name="Default"/>
          <table:table-cell ns42:value-type="float" table:style-name="ce24" office:value="207" office:value-type="float">
            <text:p>207</text:p>
          </table:table-cell>
          <table:table-cell ns42:value-type="float" table:style-name="ce26" office:value="235" office:value-type="float">
            <text:p>235</text:p>
          </table:table-cell>
          <table:table-cell ns42:value-type="float" table:style-name="ce26" office:value="350" office:value-type="float">
            <text:p>350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13" office:value-type="float">
            <text:p>13</text:p>
          </table:table-cell>
          <table:table-cell table:formula="of:=SUM([.E59:.G59])" ns42:value-type="float" table:style-name="ce37" office:value-type="float" office:value="543">
            <text:p>543</text:p>
          </table:table-cell>
          <table:table-cell ns42:value-type="float" table:style-name="ce26" office:value="319" office:value-type="float">
            <text:p>319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45" office:value-type="float">
            <text:p>45</text:p>
          </table:table-cell>
          <table:table-cell table:formula="of:=SUM([.I59:.K59])" ns42:value-type="float" table:style-name="ce37" office:value-type="float" office:value="555">
            <text:p>555</text:p>
          </table:table-cell>
          <table:table-cell table:formula="of:=SUM([.L59];[.H59])" ns42:value-type="float" table:style-name="ce37" office:value-type="float" office:value="1098">
            <text:p>1098</text:p>
          </table:table-cell>
          <table:table-cell table:style-name="ce26"/>
          <table:table-cell ns42:value-type="float" table:style-name="ce26" office:value="1098" office:value-type="float">
            <text:p>109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int Geertruid </text:p>
            <office:annotation>
              <text:p>http://purl.org/linked-data/sdmx/2009/dimension#refArea=http://www.gemeentegeschiedenis.nl/amco/10288</text:p>
              <text:p>http://purl.org/linked-data/sdmx/2009/dimension#refArea=http://www.gemeentegeschiedenis.nl/amco/10127</text:p>
            </office:annotation>
          </table:table-cell>
          <table:table-cell table:style-name="Default"/>
          <table:table-cell ns42:value-type="float" table:style-name="ce24" office:value="170" office:value-type="float">
            <text:p>170</text:p>
          </table:table-cell>
          <table:table-cell ns42:value-type="float" table:style-name="ce26" office:value="178" office:value-type="float">
            <text:p>178</text:p>
          </table:table-cell>
          <table:table-cell ns42:value-type="float" table:style-name="ce26" office:value="294" office:value-type="float">
            <text:p>294</text:p>
          </table:table-cell>
          <table:table-cell ns42:value-type="float" table:style-name="ce26" office:value="140" office:value-type="float">
            <text:p>140</text:p>
          </table:table-cell>
          <table:table-cell ns42:value-type="float" table:style-name="ce26" office:value="21" office:value-type="float">
            <text:p>21</text:p>
          </table:table-cell>
          <table:table-cell table:formula="of:=SUM([.E60:.G60])" ns42:value-type="float" table:style-name="ce37" office:value-type="float" office:value="455">
            <text:p>455</text:p>
          </table:table-cell>
          <table:table-cell ns42:value-type="float" table:style-name="ce26" office:value="270" office:value-type="float">
            <text:p>270</text:p>
          </table:table-cell>
          <table:table-cell ns42:value-type="float" table:style-name="ce26" office:value="158" office:value-type="float">
            <text:p>158</text:p>
          </table:table-cell>
          <table:table-cell ns42:value-type="float" table:style-name="ce26" office:value="40" office:value-type="float">
            <text:p>40</text:p>
          </table:table-cell>
          <table:table-cell table:formula="of:=SUM([.I60:.K60])" ns42:value-type="float" table:style-name="ce37" office:value-type="float" office:value="468">
            <text:p>468</text:p>
          </table:table-cell>
          <table:table-cell table:formula="of:=SUM([.L60];[.H60])" ns42:value-type="float" table:style-name="ce37" office:value-type="float" office:value="923">
            <text:p>923</text:p>
          </table:table-cell>
          <table:table-cell table:style-name="ce26"/>
          <table:table-cell ns42:value-type="float" table:style-name="ce26" office:value="923" office:value-type="float">
            <text:p>92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int Pieter</text:p>
            <office:annotation>
              <text:p>http://purl.org/linked-data/sdmx/2009/dimension#refArea=http://www.gemeentegeschiedenis.nl/amco/1013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ce26" office:value="113" office:value-type="float">
            <text:p>113</text:p>
          </table:table-cell>
          <table:table-cell ns42:value-type="float" table:style-name="ce26" office:value="281" office:value-type="float">
            <text:p>281</text:p>
          </table:table-cell>
          <table:table-cell ns42:value-type="float" table:style-name="ce26" office:value="77" office:value-type="float">
            <text:p>77</text:p>
          </table:table-cell>
          <table:table-cell ns42:value-type="float" table:style-name="ce26" office:value="15" office:value-type="float">
            <text:p>15</text:p>
          </table:table-cell>
          <table:table-cell table:formula="of:=SUM([.E61:.G61])" ns42:value-type="float" table:style-name="ce37" office:value-type="float" office:value="373">
            <text:p>373</text:p>
          </table:table-cell>
          <table:table-cell ns42:value-type="float" table:style-name="ce26" office:value="228" office:value-type="float">
            <text:p>228</text:p>
          </table:table-cell>
          <table:table-cell ns42:value-type="float" table:style-name="ce26" office:value="76" office:value-type="float">
            <text:p>76</text:p>
          </table:table-cell>
          <table:table-cell ns42:value-type="float" table:style-name="ce26" office:value="23" office:value-type="float">
            <text:p>23</text:p>
          </table:table-cell>
          <table:table-cell table:formula="of:=SUM([.I61:.K61])" ns42:value-type="float" table:style-name="ce37" office:value-type="float" office:value="327">
            <text:p>327</text:p>
          </table:table-cell>
          <table:table-cell table:formula="of:=SUM([.L61];[.H61])" ns42:value-type="float" table:style-name="ce37" office:value-type="float" office:value="700">
            <text:p>700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696" office:value-type="float">
            <text:p>69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ce26" office:value="124" office:value-type="float">
            <text:p>124</text:p>
          </table:table-cell>
          <table:table-cell ns42:value-type="float" table:style-name="ce26" office:value="184" office:value-type="float">
            <text:p>184</text:p>
          </table:table-cell>
          <table:table-cell ns42:value-type="float" table:style-name="ce26" office:value="101" office:value-type="float">
            <text:p>101</text:p>
          </table:table-cell>
          <table:table-cell ns42:value-type="float" table:style-name="ce26" office:value="17" office:value-type="float">
            <text:p>17</text:p>
          </table:table-cell>
          <table:table-cell table:formula="of:=SUM([.E62:.G62])" ns42:value-type="float" table:style-name="ce37" office:value-type="float" office:value="302">
            <text:p>302</text:p>
          </table:table-cell>
          <table:table-cell ns42:value-type="float" table:style-name="ce26" office:value="170" office:value-type="float">
            <text:p>170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27" office:value-type="float">
            <text:p>27</text:p>
          </table:table-cell>
          <table:table-cell table:formula="of:=SUM([.I62:.K62])" ns42:value-type="float" table:style-name="ce37" office:value-type="float" office:value="301">
            <text:p>301</text:p>
          </table:table-cell>
          <table:table-cell table:formula="of:=SUM([.L62];[.H62])" ns42:value-type="float" table:style-name="ce37" office:value-type="float" office:value="603">
            <text:p>603</text:p>
          </table:table-cell>
          <table:table-cell table:style-name="ce26"/>
          <table:table-cell ns42:value-type="float" table:style-name="ce26" office:value="603" office:value-type="float">
            <text:p>60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table:style-name="Default"/>
          <table:table-cell ns42:value-type="float" table:style-name="ce24" office:value="137" office:value-type="float">
            <text:p>137</text:p>
          </table:table-cell>
          <table:table-cell ns42:value-type="float" table:style-name="ce26" office:value="134" office:value-type="float">
            <text:p>134</text:p>
          </table:table-cell>
          <table:table-cell ns42:value-type="float" table:style-name="ce26" office:value="236" office:value-type="float">
            <text:p>236</text:p>
          </table:table-cell>
          <table:table-cell ns42:value-type="float" table:style-name="ce26" office:value="108" office:value-type="float">
            <text:p>108</text:p>
          </table:table-cell>
          <table:table-cell ns42:value-type="float" table:style-name="ce26" office:value="20" office:value-type="float">
            <text:p>20</text:p>
          </table:table-cell>
          <table:table-cell table:formula="of:=SUM([.E63:.G63])" ns42:value-type="float" table:style-name="ce37" office:value-type="float" office:value="364">
            <text:p>364</text:p>
          </table:table-cell>
          <table:table-cell ns42:value-type="float" table:style-name="ce26" office:value="190" office:value-type="float">
            <text:p>190</text:p>
          </table:table-cell>
          <table:table-cell ns42:value-type="float" table:style-name="ce26" office:value="108" office:value-type="float">
            <text:p>108</text:p>
          </table:table-cell>
          <table:table-cell ns42:value-type="float" table:style-name="ce26" office:value="37" office:value-type="float">
            <text:p>37</text:p>
          </table:table-cell>
          <table:table-cell table:formula="of:=SUM([.I63:.K63])" ns42:value-type="float" table:style-name="ce37" office:value-type="float" office:value="335">
            <text:p>335</text:p>
          </table:table-cell>
          <table:table-cell table:formula="of:=SUM([.L63];[.H63])" ns42:value-type="float" table:style-name="ce37" office:value-type="float" office:value="699">
            <text:p>699</text:p>
          </table:table-cell>
          <table:table-cell table:style-name="ce26"/>
          <table:table-cell ns42:value-type="float" table:style-name="ce26" office:value="699" office:value-type="float">
            <text:p>69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teijn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Default"/>
          <table:table-cell ns42:value-type="float" table:style-name="ce24" office:value="226" office:value-type="float">
            <text:p>226</text:p>
          </table:table-cell>
          <table:table-cell ns42:value-type="float" table:style-name="ce26" office:value="315" office:value-type="float">
            <text:p>315</text:p>
          </table:table-cell>
          <table:table-cell ns42:value-type="float" table:style-name="ce26" office:value="457" office:value-type="float">
            <text:p>457</text:p>
          </table:table-cell>
          <table:table-cell ns42:value-type="float" table:style-name="ce26" office:value="213" office:value-type="float">
            <text:p>213</text:p>
          </table:table-cell>
          <table:table-cell ns42:value-type="float" table:style-name="ce26" office:value="57" office:value-type="float">
            <text:p>57</text:p>
          </table:table-cell>
          <table:table-cell table:formula="of:=SUM([.E64:.G64])" ns42:value-type="float" table:style-name="ce37" office:value-type="float" office:value="727">
            <text:p>727</text:p>
          </table:table-cell>
          <table:table-cell ns42:value-type="float" table:style-name="ce26" office:value="456" office:value-type="float">
            <text:p>456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52" office:value-type="float">
            <text:p>52</text:p>
          </table:table-cell>
          <table:table-cell table:formula="of:=SUM([.I64:.K64])" ns42:value-type="float" table:style-name="ce37" office:value-type="float" office:value="733">
            <text:p>733</text:p>
          </table:table-cell>
          <table:table-cell table:formula="of:=SUM([.L64];[.H64])" ns42:value-type="float" table:style-name="ce37" office:value-type="float" office:value="1460">
            <text:p>1460</text:p>
          </table:table-cell>
          <table:table-cell ns42:value-type="float" table:style-name="ce26" office:value="12" office:value-type="float">
            <text:p>12</text:p>
          </table:table-cell>
          <table:table-cell ns42:value-type="float" table:style-name="ce26" office:value="1448" office:value-type="float">
            <text:p>144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trucht</text:p>
            <office:annotation>
              <text:p>http://purl.org/linked-data/sdmx/2009/dimension#refArea=http://www.gemeentegeschiedenis.nl/amco/11034</text:p>
            </office:annotation>
          </table:table-cell>
          <table:table-cell table:style-name="Default"/>
          <table:table-cell ns42:value-type="float" table:style-name="ce24" office:value="60" office:value-type="float">
            <text:p>60</text:p>
          </table:table-cell>
          <table:table-cell ns42:value-type="float" table:style-name="ce26" office:value="60" office:value-type="float">
            <text:p>60</text:p>
          </table:table-cell>
          <table:table-cell ns42:value-type="float" table:style-name="ce26" office:value="89" office:value-type="float">
            <text:p>89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3" office:value-type="float">
            <text:p>3</text:p>
          </table:table-cell>
          <table:table-cell table:formula="of:=SUM([.E65:.G65])" ns42:value-type="float" table:style-name="ce37" office:value-type="float" office:value="136">
            <text:p>136</text:p>
          </table:table-cell>
          <table:table-cell ns42:value-type="float" table:style-name="ce26" office:value="87" office:value-type="float">
            <text:p>87</text:p>
          </table:table-cell>
          <table:table-cell ns42:value-type="float" table:style-name="ce26" office:value="55" office:value-type="float">
            <text:p>55</text:p>
          </table:table-cell>
          <table:table-cell ns42:value-type="float" table:style-name="ce26" office:value="16" office:value-type="float">
            <text:p>16</text:p>
          </table:table-cell>
          <table:table-cell table:formula="of:=SUM([.I65:.K65])" ns42:value-type="float" table:style-name="ce37" office:value-type="float" office:value="158">
            <text:p>158</text:p>
          </table:table-cell>
          <table:table-cell table:formula="of:=SUM([.L65];[.H65])" ns42:value-type="float" table:style-name="ce37" office:value-type="float" office:value="294">
            <text:p>294</text:p>
          </table:table-cell>
          <table:table-cell table:style-name="ce26"/>
          <table:table-cell ns42:value-type="float" table:style-name="ce26" office:value="294" office:value-type="float">
            <text:p>29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table:style-name="Default"/>
          <table:table-cell ns42:value-type="float" table:style-name="ce24" office:value="273" office:value-type="float">
            <text:p>273</text:p>
          </table:table-cell>
          <table:table-cell ns42:value-type="float" table:style-name="ce26" office:value="274" office:value-type="float">
            <text:p>274</text:p>
          </table:table-cell>
          <table:table-cell ns42:value-type="float" table:style-name="ce26" office:value="448" office:value-type="float">
            <text:p>448</text:p>
          </table:table-cell>
          <table:table-cell ns42:value-type="float" table:style-name="ce26" office:value="217" office:value-type="float">
            <text:p>217</text:p>
          </table:table-cell>
          <table:table-cell ns42:value-type="float" table:style-name="ce26" office:value="27" office:value-type="float">
            <text:p>27</text:p>
          </table:table-cell>
          <table:table-cell table:formula="of:=SUM([.E66:.G66])" ns42:value-type="float" table:style-name="ce37" office:value-type="float" office:value="692">
            <text:p>692</text:p>
          </table:table-cell>
          <table:table-cell ns42:value-type="float" table:style-name="ce26" office:value="402" office:value-type="float">
            <text:p>402</text:p>
          </table:table-cell>
          <table:table-cell ns42:value-type="float" table:style-name="ce26" office:value="214" office:value-type="float">
            <text:p>214</text:p>
          </table:table-cell>
          <table:table-cell ns42:value-type="float" table:style-name="ce26" office:value="45" office:value-type="float">
            <text:p>45</text:p>
          </table:table-cell>
          <table:table-cell table:formula="of:=SUM([.I66:.K66])" ns42:value-type="float" table:style-name="ce37" office:value-type="float" office:value="661">
            <text:p>661</text:p>
          </table:table-cell>
          <table:table-cell table:formula="of:=SUM([.L66];[.H66])" ns42:value-type="float" table:style-name="ce37" office:value-type="float" office:value="1353">
            <text:p>1353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1351" office:value-type="float">
            <text:p>135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ce26" office:value="168" office:value-type="float">
            <text:p>168</text:p>
          </table:table-cell>
          <table:table-cell ns42:value-type="float" table:style-name="ce26" office:value="255" office:value-type="float">
            <text:p>255</text:p>
          </table:table-cell>
          <table:table-cell ns42:value-type="float" table:style-name="ce26" office:value="130" office:value-type="float">
            <text:p>130</text:p>
          </table:table-cell>
          <table:table-cell ns42:value-type="float" table:style-name="ce26" office:value="19" office:value-type="float">
            <text:p>19</text:p>
          </table:table-cell>
          <table:table-cell table:formula="of:=SUM([.E67:.G67])" ns42:value-type="float" table:style-name="ce37" office:value-type="float" office:value="404">
            <text:p>404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139" office:value-type="float">
            <text:p>139</text:p>
          </table:table-cell>
          <table:table-cell ns42:value-type="float" table:style-name="ce26" office:value="29" office:value-type="float">
            <text:p>29</text:p>
          </table:table-cell>
          <table:table-cell table:formula="of:=SUM([.I67:.K67])" ns42:value-type="float" table:style-name="ce37" office:value-type="float" office:value="392">
            <text:p>392</text:p>
          </table:table-cell>
          <table:table-cell table:formula="of:=SUM([.L67];[.H67])" ns42:value-type="float" table:style-name="ce37" office:value-type="float" office:value="796">
            <text:p>796</text:p>
          </table:table-cell>
          <table:table-cell table:style-name="ce26"/>
          <table:table-cell ns42:value-type="float" table:style-name="ce26" office:value="796" office:value-type="float">
            <text:p>79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table:style-name="Default"/>
          <table:table-cell ns42:value-type="float" table:style-name="ce24" office:value="225" office:value-type="float">
            <text:p>225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337" office:value-type="float">
            <text:p>337</text:p>
          </table:table-cell>
          <table:table-cell ns42:value-type="float" table:style-name="ce26" office:value="175" office:value-type="float">
            <text:p>175</text:p>
          </table:table-cell>
          <table:table-cell ns42:value-type="float" table:style-name="ce26" office:value="24" office:value-type="float">
            <text:p>24</text:p>
          </table:table-cell>
          <table:table-cell table:formula="of:=SUM([.E68:.G68])" ns42:value-type="float" table:style-name="ce37" office:value-type="float" office:value="536">
            <text:p>536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173" office:value-type="float">
            <text:p>173</text:p>
          </table:table-cell>
          <table:table-cell ns42:value-type="float" table:style-name="ce26" office:value="51" office:value-type="float">
            <text:p>51</text:p>
          </table:table-cell>
          <table:table-cell table:formula="of:=SUM([.I68:.K68])" ns42:value-type="float" table:style-name="ce37" office:value-type="float" office:value="544">
            <text:p>544</text:p>
          </table:table-cell>
          <table:table-cell table:formula="of:=SUM([.L68];[.H68])" ns42:value-type="float" table:style-name="ce37" office:value-type="float" office:value="1080">
            <text:p>1080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1028" office:value-type="float">
            <text:p>1028</text:p>
          </table:table-cell>
          <table:table-cell ns42:value-type="float" table:style-name="ce26" office:value="8" office:value-type="float">
            <text:p>8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table:style-name="Default"/>
          <table:table-cell ns42:value-type="float" table:style-name="ce24" office:value="473" office:value-type="float">
            <text:p>473</text:p>
          </table:table-cell>
          <table:table-cell ns42:value-type="float" table:style-name="ce26" office:value="583" office:value-type="float">
            <text:p>583</text:p>
          </table:table-cell>
          <table:table-cell ns42:value-type="float" table:style-name="ce26" office:value="953" office:value-type="float">
            <text:p>953</text:p>
          </table:table-cell>
          <table:table-cell ns42:value-type="float" table:style-name="ce26" office:value="467" office:value-type="float">
            <text:p>467</text:p>
          </table:table-cell>
          <table:table-cell ns42:value-type="float" table:style-name="ce26" office:value="45" office:value-type="float">
            <text:p>45</text:p>
          </table:table-cell>
          <table:table-cell table:formula="of:=SUM([.E69:.G69])" ns42:value-type="float" table:style-name="ce37" office:value-type="float" office:value="1465">
            <text:p>1465</text:p>
          </table:table-cell>
          <table:table-cell ns42:value-type="float" table:style-name="ce26" office:value="900" office:value-type="float">
            <text:p>900</text:p>
          </table:table-cell>
          <table:table-cell ns42:value-type="float" table:style-name="ce26" office:value="456" office:value-type="float">
            <text:p>456</text:p>
          </table:table-cell>
          <table:table-cell ns42:value-type="float" table:style-name="ce26" office:value="113" office:value-type="float">
            <text:p>113</text:p>
          </table:table-cell>
          <table:table-cell table:formula="of:=SUM([.I69:.K69])" ns42:value-type="float" table:style-name="ce37" office:value-type="float" office:value="1469">
            <text:p>1469</text:p>
          </table:table-cell>
          <table:table-cell table:formula="of:=SUM([.L69];[.H69])" ns42:value-type="float" table:style-name="ce37" office:value-type="float" office:value="2934">
            <text:p>2934</text:p>
          </table:table-cell>
          <table:table-cell ns42:value-type="float" table:style-name="ce26" office:value="211" office:value-type="float">
            <text:p>211</text:p>
          </table:table-cell>
          <table:table-cell ns42:value-type="float" table:style-name="ce26" office:value="2693" office:value-type="float">
            <text:p>2693</text:p>
          </table:table-cell>
          <table:table-cell ns42:value-type="float" table:style-name="ce26" office:value="30" office:value-type="float">
            <text:p>30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8"/>
          <table:table-cell ns42:value-type="float" table:style-name="ce24" office:value="126" office:value-type="float">
            <text:p>126</text:p>
          </table:table-cell>
          <table:table-cell ns42:value-type="float" table:style-name="ce26" office:value="141" office:value-type="float">
            <text:p>141</text:p>
          </table:table-cell>
          <table:table-cell ns42:value-type="float" table:style-name="ce26" office:value="221" office:value-type="float">
            <text:p>221</text:p>
          </table:table-cell>
          <table:table-cell ns42:value-type="float" table:style-name="ce26" office:value="109" office:value-type="float">
            <text:p>109</text:p>
          </table:table-cell>
          <table:table-cell ns42:value-type="float" table:style-name="ce26" office:value="27" office:value-type="float">
            <text:p>27</text:p>
          </table:table-cell>
          <table:table-cell table:formula="of:=SUM([.E70:.G70])" ns42:value-type="float" table:style-name="ce37" office:value-type="float" office:value="357">
            <text:p>357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26" office:value-type="float">
            <text:p>26</text:p>
          </table:table-cell>
          <table:table-cell table:formula="of:=SUM([.I70:.K70])" ns42:value-type="float" table:style-name="ce37" office:value-type="float" office:value="353">
            <text:p>353</text:p>
          </table:table-cell>
          <table:table-cell table:formula="of:=SUM([.L70];[.H70])" ns42:value-type="float" table:style-name="ce37" office:value-type="float" office:value="710">
            <text:p>710</text:p>
          </table:table-cell>
          <table:table-cell ns42:value-type="float" table:style-name="ce26" office:value="18" office:value-type="float">
            <text:p>18</text:p>
          </table:table-cell>
          <table:table-cell ns42:value-type="float" table:style-name="ce26" office:value="678" office:value-type="float">
            <text:p>678</text:p>
          </table:table-cell>
          <table:table-cell ns42:value-type="float" table:style-name="ce26" office:value="14" office:value-type="float">
            <text:p>1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table:style-name="ce18"/>
          <table:table-cell ns42:value-type="float" table:style-name="ce24" office:value="325" office:value-type="float">
            <text:p>325</text:p>
          </table:table-cell>
          <table:table-cell ns42:value-type="float" table:style-name="ce26" office:value="332" office:value-type="float">
            <text:p>332</text:p>
          </table:table-cell>
          <table:table-cell ns42:value-type="float" table:style-name="ce26" office:value="568" office:value-type="float">
            <text:p>568</text:p>
          </table:table-cell>
          <table:table-cell ns42:value-type="float" table:style-name="ce26" office:value="267" office:value-type="float">
            <text:p>267</text:p>
          </table:table-cell>
          <table:table-cell ns42:value-type="float" table:style-name="ce26" office:value="42" office:value-type="float">
            <text:p>42</text:p>
          </table:table-cell>
          <table:table-cell table:formula="of:=SUM([.E71:.G71])" ns42:value-type="float" table:style-name="ce37" office:value-type="float" office:value="877">
            <text:p>877</text:p>
          </table:table-cell>
          <table:table-cell ns42:value-type="float" table:style-name="ce26" office:value="488" office:value-type="float">
            <text:p>488</text:p>
          </table:table-cell>
          <table:table-cell ns42:value-type="float" table:style-name="ce26" office:value="262" office:value-type="float">
            <text:p>262</text:p>
          </table:table-cell>
          <table:table-cell ns42:value-type="float" table:style-name="ce26" office:value="58" office:value-type="float">
            <text:p>58</text:p>
          </table:table-cell>
          <table:table-cell table:formula="of:=SUM([.I71:.K71])" ns42:value-type="float" table:style-name="ce37" office:value-type="float" office:value="808">
            <text:p>808</text:p>
          </table:table-cell>
          <table:table-cell table:formula="of:=SUM([.L71];[.H71])" ns42:value-type="float" table:style-name="ce37" office:value-type="float" office:value="1685">
            <text:p>1685</text:p>
          </table:table-cell>
          <table:table-cell ns42:value-type="float" table:style-name="ce26" office:value="6" office:value-type="float">
            <text:p>6</text:p>
          </table:table-cell>
          <table:table-cell ns42:value-type="float" table:style-name="ce26" office:value="1679" office:value-type="float">
            <text:p>167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table:style-name="ce18"/>
          <table:table-cell ns42:value-type="float" table:style-name="ce24" office:value="662" office:value-type="float">
            <text:p>662</text:p>
          </table:table-cell>
          <table:table-cell ns42:value-type="float" table:style-name="ce26" office:value="712" office:value-type="float">
            <text:p>712</text:p>
          </table:table-cell>
          <table:table-cell ns42:value-type="float" table:style-name="ce26" office:value="999" office:value-type="float">
            <text:p>999</text:p>
          </table:table-cell>
          <table:table-cell ns42:value-type="float" table:style-name="ce26" office:value="552" office:value-type="float">
            <text:p>552</text:p>
          </table:table-cell>
          <table:table-cell ns42:value-type="float" table:style-name="ce26" office:value="69" office:value-type="float">
            <text:p>69</text:p>
          </table:table-cell>
          <table:table-cell table:formula="of:=SUM([.E72:.G72])" ns42:value-type="float" table:style-name="ce37" office:value-type="float" office:value="1620">
            <text:p>1620</text:p>
          </table:table-cell>
          <table:table-cell ns42:value-type="float" table:style-name="ce26" office:value="900" office:value-type="float">
            <text:p>900</text:p>
          </table:table-cell>
          <table:table-cell ns42:value-type="float" table:style-name="ce26" office:value="552" office:value-type="float">
            <text:p>552</text:p>
          </table:table-cell>
          <table:table-cell ns42:value-type="float" table:style-name="ce26" office:value="141" office:value-type="float">
            <text:p>141</text:p>
          </table:table-cell>
          <table:table-cell table:formula="of:=SUM([.I72:.K72])" ns42:value-type="float" table:style-name="ce37" office:value-type="float" office:value="1593">
            <text:p>1593</text:p>
          </table:table-cell>
          <table:table-cell table:formula="of:=SUM([.L72];[.H72])" ns42:value-type="float" table:style-name="ce37" office:value-type="float" office:value="3213">
            <text:p>3213</text:p>
          </table:table-cell>
          <table:table-cell table:style-name="ce26"/>
          <table:table-cell ns42:value-type="float" table:style-name="ce26" office:value="3213" office:value-type="float">
            <text:p>321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table:style-name="ce18"/>
          <table:table-cell ns42:value-type="float" table:style-name="ce24" office:value="307" office:value-type="float">
            <text:p>307</text:p>
          </table:table-cell>
          <table:table-cell ns42:value-type="float" table:style-name="ce26" office:value="325" office:value-type="float">
            <text:p>325</text:p>
          </table:table-cell>
          <table:table-cell ns42:value-type="float" table:style-name="ce26" office:value="501" office:value-type="float">
            <text:p>501</text:p>
          </table:table-cell>
          <table:table-cell ns42:value-type="float" table:style-name="ce26" office:value="278" office:value-type="float">
            <text:p>278</text:p>
          </table:table-cell>
          <table:table-cell ns42:value-type="float" table:style-name="ce26" office:value="41" office:value-type="float">
            <text:p>41</text:p>
          </table:table-cell>
          <table:table-cell table:formula="of:=SUM([.E73:.G73])" ns42:value-type="float" table:style-name="ce37" office:value-type="float" office:value="820">
            <text:p>820</text:p>
          </table:table-cell>
          <table:table-cell ns42:value-type="float" table:style-name="ce26" office:value="493" office:value-type="float">
            <text:p>493</text:p>
          </table:table-cell>
          <table:table-cell ns42:value-type="float" table:style-name="ce26" office:value="268" office:value-type="float">
            <text:p>268</text:p>
          </table:table-cell>
          <table:table-cell ns42:value-type="float" table:style-name="ce26" office:value="41" office:value-type="float">
            <text:p>41</text:p>
          </table:table-cell>
          <table:table-cell table:formula="of:=SUM([.I73:.K73])" ns42:value-type="float" table:style-name="ce37" office:value-type="float" office:value="802">
            <text:p>802</text:p>
          </table:table-cell>
          <table:table-cell table:formula="of:=SUM([.L73];[.H73])" ns42:value-type="float" table:style-name="ce37" office:value-type="float" office:value="1622">
            <text:p>1622</text:p>
          </table:table-cell>
          <table:table-cell table:style-name="ce26"/>
          <table:table-cell ns42:value-type="float" table:style-name="ce26" office:value="1622" office:value-type="float">
            <text:p>162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81" office:value-type="float">
            <text:p>181</text:p>
          </table:table-cell>
          <table:table-cell ns42:value-type="float" table:style-name="ce26" office:value="66" office:value-type="float">
            <text:p>66</text:p>
          </table:table-cell>
          <table:table-cell ns42:value-type="float" table:style-name="ce26" office:value="12" office:value-type="float">
            <text:p>12</text:p>
          </table:table-cell>
          <table:table-cell table:formula="of:=SUM([.E74:.G74])" ns42:value-type="float" table:style-name="ce37" office:value-type="float" office:value="259">
            <text:p>259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68" office:value-type="float">
            <text:p>68</text:p>
          </table:table-cell>
          <table:table-cell ns42:value-type="float" table:style-name="ce26" office:value="11" office:value-type="float">
            <text:p>11</text:p>
          </table:table-cell>
          <table:table-cell table:formula="of:=SUM([.I74:.K74])" ns42:value-type="float" table:style-name="ce37" office:value-type="float" office:value="212">
            <text:p>212</text:p>
          </table:table-cell>
          <table:table-cell table:formula="of:=SUM([.L74];[.H74])" ns42:value-type="float" table:style-name="ce37" office:value-type="float" office:value="471">
            <text:p>471</text:p>
          </table:table-cell>
          <table:table-cell table:style-name="ce26"/>
          <table:table-cell ns42:value-type="float" table:style-name="ce26" office:value="471" office:value-type="float">
            <text:p>47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74])" ns42:value-type="float" table:style-name="ce76" office:value-type="float" office:value="14883">
            <text:p>14883</text:p>
          </table:table-cell>
          <table:table-cell table:formula="of:=SUM([.D8:.D74])" ns42:value-type="float" table:style-name="ce77" office:value-type="float" office:value="15014">
            <text:p>15014</text:p>
          </table:table-cell>
          <table:table-cell table:formula="of:=SUM([.E8:.E74])" ns42:value-type="float" table:style-name="ce77" office:value-type="float" office:value="24553">
            <text:p>24553</text:p>
          </table:table-cell>
          <table:table-cell table:formula="of:=SUM([.F8:.F74])" ns42:value-type="float" table:style-name="ce77" office:value-type="float" office:value="11886">
            <text:p>11886</text:p>
          </table:table-cell>
          <table:table-cell table:formula="of:=SUM([.G8:.G74])" ns42:value-type="float" table:style-name="ce77" office:value-type="float" office:value="1773">
            <text:p>1773</text:p>
          </table:table-cell>
          <table:table-cell table:formula="of:=SUM([.H8:.H74])" ns42:value-type="float" table:style-name="ce77" office:value-type="float" office:value="38212">
            <text:p>38212</text:p>
          </table:table-cell>
          <table:table-cell table:formula="of:=SUM([.I8:.I74])" ns42:value-type="float" table:style-name="ce77" office:value-type="float" office:value="22471">
            <text:p>22471</text:p>
          </table:table-cell>
          <table:table-cell table:formula="of:=SUM([.J8:.J74])" ns42:value-type="float" table:style-name="ce77" office:value-type="float" office:value="11887">
            <text:p>11887</text:p>
          </table:table-cell>
          <table:table-cell table:formula="of:=SUM([.K8:.K74])" ns42:value-type="float" table:style-name="ce77" office:value-type="float" office:value="2888">
            <text:p>2888</text:p>
          </table:table-cell>
          <table:table-cell table:formula="of:=SUM([.L8:.L74])" ns42:value-type="float" table:style-name="ce77" office:value-type="float" office:value="37246">
            <text:p>37246</text:p>
          </table:table-cell>
          <table:table-cell table:formula="of:=SUM([.M8:.M74])" ns42:value-type="float" table:style-name="ce77" office:value-type="float" office:value="75458">
            <text:p>75458</text:p>
          </table:table-cell>
          <table:table-cell table:formula="of:=SUM([.N8:.N74])" ns42:value-type="float" table:style-name="ce77" office:value-type="float" office:value="705">
            <text:p>705</text:p>
          </table:table-cell>
          <table:table-cell table:formula="of:=SUM([.O8:.O74])" ns42:value-type="float" table:style-name="ce77" office:value-type="float" office:value="74393">
            <text:p>74393</text:p>
          </table:table-cell>
          <table:table-cell table:formula="of:=SUM([.P8:.P74])" ns42:value-type="float" table:style-name="ce77" office:value-type="float" office:value="350">
            <text:p>350</text:p>
          </table:table-cell>
          <table:table-cell table:formula="of:=SUM([.Q8:.Q74])" ns42:value-type="float" table:style-name="ce77" office:value-type="float" office:value="1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6" office:value-type="float">
            <text:p>76</text:p>
          </table:table-cell>
          <table:table-cell ns42:value-type="float" table:style-name="ce57" office:value="77" office:value-type="float">
            <text:p>77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5</text:p>
          </table:table-cell>
          <table:table-cell table:style-name="ce16" table:number-columns-repeated="1001"/>
        </table:table-row>
        <table:table-row table:style-name="ro6" table:number-rows-repeated="104850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Limburg arrondissement Roermond">
        <table:table-column table:style-name="co8" table:default-cell-style-name="ce9"/>
        <table:table-column table:style-name="co2" table:default-cell-style-name="ce9"/>
        <table:table-column table:style-name="co14" table:default-cell-style-name="ce26" table:number-columns-repeated="10"/>
        <table:table-column table:style-name="co4" table:default-cell-style-name="ce26"/>
        <table:table-column table:style-name="co15" table:default-cell-style-name="ce26" table:number-columns-repeated="4"/>
        <table:table-column table:style-name="co15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Arrondissement Roermond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9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5"/>
          <table:table-cell table:style-name="ce9"/>
          <table:table-cell table:style-name="ce19" table:number-columns-repeated="3"/>
          <table:table-cell table:style-name="ce9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2:value-type="string" table:style-name="ce79" office:value-type="string">
            <text:p>Arcen en Velden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23" office:value="272" office:value-type="float">
            <text:p>272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E8:.G8])" ns42:value-type="float" table:style-name="ce78" office:value-type="float" office:value="775">
            <text:p>775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8:.K8])" ns42:value-type="float" table:style-name="ce78" office:value-type="float" office:value="824">
            <text:p>824</text:p>
          </table:table-cell>
          <table:table-cell table:formula="of:=SUM([.L8];[.H8])" ns42:value-type="float" table:style-name="ce78" office:value-type="float" office:value="1599">
            <text:p>15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8" office:value-type="float">
            <text:p>1598</text:p>
          </table:table-cell>
          <table:table-cell table:style-name="TL_20_Data" table:number-columns-repeated="2"/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6" office:value-type="float">
            <text:p>76</text:p>
          </table:table-cell>
          <table:table-cell ns42:value-type="float" table:style-name="ce55" office:value="77" office:value-type="float">
            <text:p>77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aexem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24" office:value="91" office:value-type="float">
            <text:p>91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9:.G9])" ns42:value-type="float" table:style-name="ce37" office:value-type="float" office:value="272">
            <text:p>27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9:.K9])" ns42:value-type="float" table:style-name="ce37" office:value-type="float" office:value="264">
            <text:p>264</text:p>
          </table:table-cell>
          <table:table-cell table:formula="of:=SUM([.L9];[.H9])" ns42:value-type="float" table:style-name="ce37" office:value-type="float" office:value="536">
            <text:p>5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35" office:value-type="float">
            <text:p>53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egden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24" office:value="108" office:value-type="float">
            <text:p>10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0:.G10])" ns42:value-type="float" table:style-name="ce37" office:value-type="float" office:value="282">
            <text:p>28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0:.K10])" ns42:value-type="float" table:style-name="ce37" office:value-type="float" office:value="293">
            <text:p>293</text:p>
          </table:table-cell>
          <table:table-cell table:formula="of:=SUM([.L10];[.H10])" ns42:value-type="float" table:style-name="ce37" office:value-type="float" office:value="575">
            <text:p>575</text:p>
          </table:table-cell>
          <table:table-cell table:style-name="TL_20_Data"/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lfeld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2:value-type="float" table:style-name="ce24" office:value="63" office:value-type="float">
            <text:p>6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1:.G11])" ns42:value-type="float" table:style-name="ce37" office:value-type="float" office:value="199">
            <text:p>19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11:.K11])" ns42:value-type="float" table:style-name="ce37" office:value-type="float" office:value="198">
            <text:p>198</text:p>
          </table:table-cell>
          <table:table-cell table:formula="of:=SUM([.L11];[.H11])" ns42:value-type="float" table:style-name="ce37" office:value-type="float" office:value="397">
            <text:p>39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5" office:value-type="float">
            <text:p>39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rgen 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2:value-type="float" table:style-name="ce24" office:value="635" office:value-type="float">
            <text:p>635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575" office:value-type="float">
            <text:p>575</text:p>
          </table:table-cell>
          <table:table-cell ns42:value-type="float" table:style-name="TL_20_Data" office:value="62" office:value-type="float">
            <text:p>62</text:p>
          </table:table-cell>
          <table:table-cell table:formula="of:=SUM([.E12:.G12])" ns42:value-type="float" table:style-name="ce37" office:value-type="float" office:value="1829">
            <text:p>1829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566" office:value-type="float">
            <text:p>566</text:p>
          </table:table-cell>
          <table:table-cell ns42:value-type="float" table:style-name="TL_20_Data" office:value="127" office:value-type="float">
            <text:p>127</text:p>
          </table:table-cell>
          <table:table-cell table:formula="of:=SUM([.I12:.K12])" ns42:value-type="float" table:style-name="ce37" office:value-type="float" office:value="1834">
            <text:p>1834</text:p>
          </table:table-cell>
          <table:table-cell table:formula="of:=SUM([.L12];[.H12])" ns42:value-type="float" table:style-name="ce37" office:value-type="float" office:value="3663">
            <text:p>366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650" office:value-type="float">
            <text:p>365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sel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3:.G13])" ns42:value-type="float" table:style-name="ce37" office:value-type="float" office:value="663">
            <text:p>663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0" office:value-type="float">
            <text:p>50</text:p>
          </table:table-cell>
          <table:table-cell table:formula="of:=SUM([.I13:.K13])" ns42:value-type="float" table:style-name="ce37" office:value-type="float" office:value="632">
            <text:p>632</text:p>
          </table:table-cell>
          <table:table-cell table:formula="of:=SUM([.L13];[.H13])" ns42:value-type="float" table:style-name="ce37" office:value-type="float" office:value="1295">
            <text:p>12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88" office:value-type="float">
            <text:p>128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roekhuizen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4:.G14])" ns42:value-type="float" table:style-name="ce37" office:value-type="float" office:value="419">
            <text:p>419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14:.K14])" ns42:value-type="float" table:style-name="ce37" office:value-type="float" office:value="448">
            <text:p>448</text:p>
          </table:table-cell>
          <table:table-cell table:formula="of:=SUM([.L14];[.H14])" ns42:value-type="float" table:style-name="ce37" office:value-type="float" office:value="867">
            <text:p>86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66" office:value-type="float">
            <text:p>866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uggenum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5:.G15])" ns42:value-type="float" table:style-name="ce37" office:value-type="float" office:value="324">
            <text:p>32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5:.K15])" ns42:value-type="float" table:style-name="ce37" office:value-type="float" office:value="317">
            <text:p>317</text:p>
          </table:table-cell>
          <table:table-cell table:formula="of:=SUM([.L15];[.H15])" ns42:value-type="float" table:style-name="ce37" office:value-type="float" office:value="641">
            <text:p>641</text:p>
          </table:table-cell>
          <table:table-cell table:style-name="TL_20_Data"/>
          <table:table-cell ns42:value-type="float" table:style-name="TL_20_Data" office:value="641" office:value-type="float">
            <text:p>641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Echt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2:value-type="float" table:style-name="ce24" office:value="660" office:value-type="float">
            <text:p>660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202" office:value-type="float">
            <text:p>1202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E16:.G16])" ns42:value-type="float" table:style-name="ce37" office:value-type="float" office:value="1851">
            <text:p>185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112" office:value-type="float">
            <text:p>112</text:p>
          </table:table-cell>
          <table:table-cell table:formula="of:=SUM([.I16:.K16])" ns42:value-type="float" table:style-name="ce37" office:value-type="float" office:value="1733">
            <text:p>1733</text:p>
          </table:table-cell>
          <table:table-cell table:formula="of:=SUM([.L16];[.H16])" ns42:value-type="float" table:style-name="ce37" office:value-type="float" office:value="3584">
            <text:p>358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580" office:value-type="float">
            <text:p>358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ennep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2:value-type="float" table:style-name="ce24" office:value="204" office:value-type="float">
            <text:p>204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7:.G17])" ns42:value-type="float" table:style-name="ce37" office:value-type="float" office:value="550">
            <text:p>55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17:.K17])" ns42:value-type="float" table:style-name="ce37" office:value-type="float" office:value="562">
            <text:p>562</text:p>
          </table:table-cell>
          <table:table-cell table:formula="of:=SUM([.L17];[.H17])" ns42:value-type="float" table:style-name="ce37" office:value-type="float" office:value="1112">
            <text:p>1112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rathem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8:.G18])" ns42:value-type="float" table:style-name="ce37" office:value-type="float" office:value="504">
            <text:p>504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18:.K18])" ns42:value-type="float" table:style-name="ce37" office:value-type="float" office:value="496">
            <text:p>496</text:p>
          </table:table-cell>
          <table:table-cell table:formula="of:=SUM([.L18];[.H18])" ns42:value-type="float" table:style-name="ce37" office:value-type="float" office:value="1000">
            <text:p>1000</text:p>
          </table:table-cell>
          <table:table-cell table:style-name="TL_20_Data"/>
          <table:table-cell ns42:value-type="float" table:style-name="TL_20_Data" office:value="1000" office:value-type="float">
            <text:p>100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rubbenvorst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2:value-type="float" table:style-name="ce24" office:value="198" office:value-type="float">
            <text:p>198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19:.G19])" ns42:value-type="float" table:style-name="ce37" office:value-type="float" office:value="614">
            <text:p>6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19:.K19])" ns42:value-type="float" table:style-name="ce37" office:value-type="float" office:value="654">
            <text:p>654</text:p>
          </table:table-cell>
          <table:table-cell table:formula="of:=SUM([.L19];[.H19])" ns42:value-type="float" table:style-name="ce37" office:value-type="float" office:value="1268">
            <text:p>126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3" office:value-type="float">
            <text:p>126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aelen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2:value-type="float" table:style-name="ce24" office:value="123" office:value-type="float">
            <text:p>12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20:.G20])" ns42:value-type="float" table:style-name="ce37" office:value-type="float" office:value="332">
            <text:p>33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20:.K20])" ns42:value-type="float" table:style-name="ce37" office:value-type="float" office:value="316">
            <text:p>316</text:p>
          </table:table-cell>
          <table:table-cell table:formula="of:=SUM([.L20];[.H20])" ns42:value-type="float" table:style-name="ce37" office:value-type="float" office:value="648">
            <text:p>648</text:p>
          </table:table-cell>
          <table:table-cell table:style-name="TL_20_Data"/>
          <table:table-cell ns42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el, Pol en Panheel 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2:value-type="float" table:style-name="ce24" office:value="127" office:value-type="float">
            <text:p>127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21:.G21])" ns42:value-type="float" table:style-name="ce37" office:value-type="float" office:value="391">
            <text:p>391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21:.K21])" ns42:value-type="float" table:style-name="ce37" office:value-type="float" office:value="394">
            <text:p>394</text:p>
          </table:table-cell>
          <table:table-cell table:formula="of:=SUM([.L21];[.H21])" ns42:value-type="float" table:style-name="ce37" office:value-type="float" office:value="785">
            <text:p>785</text:p>
          </table:table-cell>
          <table:table-cell table:style-name="TL_20_Data"/>
          <table:table-cell ns42:value-type="float" table:style-name="TL_20_Data" office:value="785" office:value-type="float">
            <text:p>78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lden 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2:value-type="float" table:style-name="ce24" office:value="456" office:value-type="float">
            <text:p>456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2:.G22])" ns42:value-type="float" table:style-name="ce37" office:value-type="float" office:value="1418">
            <text:p>141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22:.K22])" ns42:value-type="float" table:style-name="ce37" office:value-type="float" office:value="1325">
            <text:p>1325</text:p>
          </table:table-cell>
          <table:table-cell table:formula="of:=SUM([.L22];[.H22])" ns42:value-type="float" table:style-name="ce81" office:value-type="float" office:value="2743">
            <text:p>274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rkenbosch en Melick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24" office:value="236" office:value-type="float">
            <text:p>236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23:.G23])" ns42:value-type="float" table:style-name="ce37" office:value-type="float" office:value="594">
            <text:p>594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I23:.K23])" ns42:value-type="float" table:style-name="ce37" office:value-type="float" office:value="604">
            <text:p>604</text:p>
          </table:table-cell>
          <table:table-cell table:formula="of:=SUM([.L23];[.H23])" ns42:value-type="float" table:style-name="ce37" office:value-type="float" office:value="1198">
            <text:p>1198</text:p>
          </table:table-cell>
          <table:table-cell table:style-name="TL_20_Data"/>
          <table:table-cell ns42:value-type="float" table:style-name="TL_20_Data" office:value="1198" office:value-type="float">
            <text:p>119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rlen, Mercum en Ool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24" office:value="125" office:value-type="float">
            <text:p>125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4:.G24])" ns42:value-type="float" table:style-name="ce37" office:value-type="float" office:value="361">
            <text:p>36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24:.K24])" ns42:value-type="float" table:style-name="ce37" office:value-type="float" office:value="374">
            <text:p>374</text:p>
          </table:table-cell>
          <table:table-cell table:formula="of:=SUM([.L24];[.H24])" ns42:value-type="float" table:style-name="ce37" office:value-type="float" office:value="735">
            <text:p>735</text:p>
          </table:table-cell>
          <table:table-cell table:style-name="TL_20_Data"/>
          <table:table-cell ns42:value-type="float" table:style-name="TL_20_Data" office:value="735" office:value-type="float">
            <text:p>73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ijthuizen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2:value-type="float" table:style-name="ce24" office:value="236" office:value-type="float">
            <text:p>236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25:.G25])" ns42:value-type="float" table:style-name="ce37" office:value-type="float" office:value="666">
            <text:p>666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25:.K25])" ns42:value-type="float" table:style-name="ce37" office:value-type="float" office:value="671">
            <text:p>671</text:p>
          </table:table-cell>
          <table:table-cell table:formula="of:=SUM([.L25];[.H25])" ns42:value-type="float" table:style-name="ce37" office:value-type="float" office:value="1337">
            <text:p>1337</text:p>
          </table:table-cell>
          <table:table-cell table:style-name="TL_20_Data"/>
          <table:table-cell ns42:value-type="float" table:style-name="TL_20_Data" office:value="1337" office:value-type="float">
            <text:p>133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rn 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2:value-type="float" table:style-name="ce24" office:value="140" office:value-type="float">
            <text:p>14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26:.G26])" ns42:value-type="float" table:style-name="ce37" office:value-type="float" office:value="385">
            <text:p>385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26:.K26])" ns42:value-type="float" table:style-name="ce37" office:value-type="float" office:value="408">
            <text:p>408</text:p>
          </table:table-cell>
          <table:table-cell table:formula="of:=SUM([.L26];[.H26])" ns42:value-type="float" table:style-name="ce37" office:value-type="float" office:value="793">
            <text:p>793</text:p>
          </table:table-cell>
          <table:table-cell table:style-name="TL_20_Data"/>
          <table:table-cell ns42:value-type="float" table:style-name="TL_20_Data" office:value="793" office:value-type="float">
            <text:p>79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rst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2:value-type="float" table:style-name="ce24" office:value="545" office:value-type="float">
            <text:p>54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7:.G27])" ns42:value-type="float" table:style-name="ce37" office:value-type="float" office:value="1589">
            <text:p>1589</text:p>
          </table:table-cell>
          <table:table-cell ns42:value-type="float" table:style-name="TL_20_Data" office:value="983" office:value-type="float">
            <text:p>983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138" office:value-type="float">
            <text:p>138</text:p>
          </table:table-cell>
          <table:table-cell table:formula="of:=SUM([.I27:.K27])" ns42:value-type="float" table:style-name="ce37" office:value-type="float" office:value="1627">
            <text:p>1627</text:p>
          </table:table-cell>
          <table:table-cell table:formula="of:=SUM([.L27];[.H27])" ns42:value-type="float" table:style-name="ce37" office:value-type="float" office:value="3216">
            <text:p>32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214" office:value-type="float">
            <text:p>321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unsel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2:value-type="float" table:style-name="ce24" office:value="176" office:value-type="float">
            <text:p>176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28:.G28])" ns42:value-type="float" table:style-name="ce37" office:value-type="float" office:value="534">
            <text:p>534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28:.K28])" ns42:value-type="float" table:style-name="ce37" office:value-type="float" office:value="543">
            <text:p>543</text:p>
          </table:table-cell>
          <table:table-cell table:formula="of:=SUM([.L28];[.H28])" ns42:value-type="float" table:style-name="ce37" office:value-type="float" office:value="1077">
            <text:p>1077</text:p>
          </table:table-cell>
          <table:table-cell table:style-name="TL_20_Data"/>
          <table:table-cell ns42:value-type="float" table:style-name="TL_20_Data" office:value="1077" office:value-type="float">
            <text:p>107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Ittervoort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2:value-type="float" table:style-name="ce24" office:value="57" office:value-type="float">
            <text:p>5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9:.G29])" ns42:value-type="float" table:style-name="ce37" office:value-type="float" office:value="160">
            <text:p>16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29:.K29])" ns42:value-type="float" table:style-name="ce37" office:value-type="float" office:value="170">
            <text:p>170</text:p>
          </table:table-cell>
          <table:table-cell table:formula="of:=SUM([.L29];[.H29])" ns42:value-type="float" table:style-name="ce37" office:value-type="float" office:value="330">
            <text:p>330</text:p>
          </table:table-cell>
          <table:table-cell table:style-name="TL_20_Data"/>
          <table:table-cell ns42:value-type="float" table:style-name="TL_20_Data" office:value="330" office:value-type="float">
            <text:p>33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Kessel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2:value-type="float" table:style-name="ce24" office:value="211" office:value-type="float">
            <text:p>211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30:.G30])" ns42:value-type="float" table:style-name="ce37" office:value-type="float" office:value="629">
            <text:p>629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30:.K30])" ns42:value-type="float" table:style-name="ce37" office:value-type="float" office:value="584">
            <text:p>584</text:p>
          </table:table-cell>
          <table:table-cell table:formula="of:=SUM([.L30];[.H30])" ns42:value-type="float" table:style-name="ce37" office:value-type="float" office:value="1213">
            <text:p>121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190" office:value-type="float">
            <text:p>119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Linne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31:.G31])" ns42:value-type="float" table:style-name="ce37" office:value-type="float" office:value="393">
            <text:p>393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31:.K31])" ns42:value-type="float" table:style-name="ce37" office:value-type="float" office:value="370">
            <text:p>370</text:p>
          </table:table-cell>
          <table:table-cell table:formula="of:=SUM([.L31];[.H31])" ns42:value-type="float" table:style-name="ce37" office:value-type="float" office:value="763">
            <text:p>763</text:p>
          </table:table-cell>
          <table:table-cell table:style-name="TL_20_Data"/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bracht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32:.G32])" ns42:value-type="float" table:style-name="ce37" office:value-type="float" office:value="549">
            <text:p>549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32:.K32])" ns42:value-type="float" table:style-name="ce37" office:value-type="float" office:value="535">
            <text:p>535</text:p>
          </table:table-cell>
          <table:table-cell table:formula="of:=SUM([.L32];[.H32])" ns42:value-type="float" table:style-name="ce37" office:value-type="float" office:value="1084">
            <text:p>108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78" office:value-type="float">
            <text:p>107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bree 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2:value-type="float" table:style-name="ce24" office:value="715" office:value-type="float">
            <text:p>715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47" office:value-type="float">
            <text:p>134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78" office:value-type="float">
            <text:p>78</text:p>
          </table:table-cell>
          <table:table-cell table:formula="of:=SUM([.E33:.G33])" ns42:value-type="float" table:style-name="ce37" office:value-type="float" office:value="2011">
            <text:p>2011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150" office:value-type="float">
            <text:p>150</text:p>
          </table:table-cell>
          <table:table-cell table:formula="of:=SUM([.I33:.K33])" ns42:value-type="float" table:style-name="ce37" office:value-type="float" office:value="2000">
            <text:p>2000</text:p>
          </table:table-cell>
          <table:table-cell table:formula="of:=SUM([.L33];[.H33])" ns42:value-type="float" table:style-name="ce37" office:value-type="float" office:value="4011">
            <text:p>40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07" office:value-type="float">
            <text:p>400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niel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2:value-type="float" table:style-name="ce24" office:value="233" office:value-type="float">
            <text:p>233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4:.G34])" ns42:value-type="float" table:style-name="ce37" office:value-type="float" office:value="644">
            <text:p>644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34:.K34])" ns42:value-type="float" table:style-name="ce37" office:value-type="float" office:value="651">
            <text:p>651</text:p>
          </table:table-cell>
          <table:table-cell table:formula="of:=SUM([.L34];[.H34])" ns42:value-type="float" table:style-name="ce37" office:value-type="float" office:value="1295">
            <text:p>12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93" office:value-type="float">
            <text:p>129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eijel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2:value-type="float" table:style-name="ce24" office:value="160" office:value-type="float">
            <text:p>16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5:.G35])" ns42:value-type="float" table:style-name="ce37" office:value-type="float" office:value="473">
            <text:p>47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35:.K35])" ns42:value-type="float" table:style-name="ce37" office:value-type="float" office:value="477">
            <text:p>477</text:p>
          </table:table-cell>
          <table:table-cell table:formula="of:=SUM([.L35];[.H35])" ns42:value-type="float" table:style-name="ce37" office:value-type="float" office:value="950">
            <text:p>950</text:p>
          </table:table-cell>
          <table:table-cell table:style-name="TL_20_Data"/>
          <table:table-cell ns42:value-type="float" table:style-name="TL_20_Data" office:value="950" office:value-type="float">
            <text:p>95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eerlo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2:value-type="float" table:style-name="ce24" office:value="250" office:value-type="float">
            <text:p>250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36:.G36])" ns42:value-type="float" table:style-name="ce37" office:value-type="float" office:value="644">
            <text:p>644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36:.K36])" ns42:value-type="float" table:style-name="ce37" office:value-type="float" office:value="659">
            <text:p>659</text:p>
          </table:table-cell>
          <table:table-cell table:formula="of:=SUM([.L36];[.H36])" ns42:value-type="float" table:style-name="ce37" office:value-type="float" office:value="1303">
            <text:p>130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277" office:value-type="float">
            <text:p>127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ontfort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2:value-type="float" table:style-name="ce24" office:value="127" office:value-type="float">
            <text:p>127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7:.G37])" ns42:value-type="float" table:style-name="ce37" office:value-type="float" office:value="352">
            <text:p>35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37:.K37])" ns42:value-type="float" table:style-name="ce37" office:value-type="float" office:value="322">
            <text:p>322</text:p>
          </table:table-cell>
          <table:table-cell table:formula="of:=SUM([.L37];[.H37])" ns42:value-type="float" table:style-name="ce37" office:value-type="float" office:value="674">
            <text:p>674</text:p>
          </table:table-cell>
          <table:table-cell table:style-name="TL_20_Data"/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ook 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2:value-type="float" table:style-name="ce24" office:value="177" office:value-type="float">
            <text:p>177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8:.G38])" ns42:value-type="float" table:style-name="ce37" office:value-type="float" office:value="522">
            <text:p>522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I38:.K38])" ns42:value-type="float" table:style-name="ce37" office:value-type="float" office:value="494">
            <text:p>494</text:p>
          </table:table-cell>
          <table:table-cell table:formula="of:=SUM([.L38];[.H38])" ns42:value-type="float" table:style-name="ce37" office:value-type="float" office:value="1016">
            <text:p>101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derweert 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2:value-type="float" table:style-name="ce24" office:value="725" office:value-type="float">
            <text:p>725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16" office:value-type="float">
            <text:p>116</text:p>
          </table:table-cell>
          <table:table-cell table:formula="of:=SUM([.E39:.G39])" ns42:value-type="float" table:style-name="ce37" office:value-type="float" office:value="2111">
            <text:p>2111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59" office:value-type="float">
            <text:p>159</text:p>
          </table:table-cell>
          <table:table-cell table:formula="of:=SUM([.I39:.K39])" ns42:value-type="float" table:style-name="ce37" office:value-type="float" office:value="2119">
            <text:p>2119</text:p>
          </table:table-cell>
          <table:table-cell table:formula="of:=SUM([.L39];[.H39])" ns42:value-type="float" table:style-name="ce37" office:value-type="float" office:value="4230">
            <text:p>4230</text:p>
          </table:table-cell>
          <table:table-cell table:style-name="TL_20_Data"/>
          <table:table-cell ns42:value-type="float" table:style-name="TL_20_Data" office:value="4130" office:value-type="float">
            <text:p>413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er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2:value-type="float" table:style-name="ce24" office:value="285" office:value-type="float">
            <text:p>28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40:.G40])" ns42:value-type="float" table:style-name="ce37" office:value-type="float" office:value="769">
            <text:p>769</text:p>
          </table:table-cell>
          <table:table-cell ns42:value-type="float" table:style-name="TL_20_Data" office:value="468" office:value-type="float">
            <text:p>46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8" office:value-type="float">
            <text:p>58</text:p>
          </table:table-cell>
          <table:table-cell table:formula="of:=SUM([.I40:.K40])" ns42:value-type="float" table:style-name="ce37" office:value-type="float" office:value="754">
            <text:p>754</text:p>
          </table:table-cell>
          <table:table-cell table:formula="of:=SUM([.L40];[.H40])" ns42:value-type="float" table:style-name="ce37" office:value-type="float" office:value="1523">
            <text:p>1523</text:p>
          </table:table-cell>
          <table:table-cell table:style-name="TL_20_Data"/>
          <table:table-cell ns42:value-type="float" table:style-name="TL_20_Data" office:value="1523" office:value-type="float">
            <text:p>152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eritter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2:value-type="float" table:style-name="ce24" office:value="253" office:value-type="float">
            <text:p>253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41:.G41])" ns42:value-type="float" table:style-name="ce37" office:value-type="float" office:value="687">
            <text:p>687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41:.K41])" ns42:value-type="float" table:style-name="ce37" office:value-type="float" office:value="699">
            <text:p>699</text:p>
          </table:table-cell>
          <table:table-cell table:formula="of:=SUM([.L41];[.H41])" ns42:value-type="float" table:style-name="ce37" office:value-type="float" office:value="1386">
            <text:p>1386</text:p>
          </table:table-cell>
          <table:table-cell table:style-name="TL_20_Data"/>
          <table:table-cell ns42:value-type="float" table:style-name="TL_20_Data" office:value="1386" office:value-type="float">
            <text:p>1386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ieuwstad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42:.G42])" ns42:value-type="float" table:style-name="ce37" office:value-type="float" office:value="392">
            <text:p>392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I42:.K42])" ns42:value-type="float" table:style-name="ce37" office:value-type="float" office:value="403">
            <text:p>403</text:p>
          </table:table-cell>
          <table:table-cell table:formula="of:=SUM([.L42];[.H42])" ns42:value-type="float" table:style-name="ce37" office:value-type="float" office:value="795">
            <text:p>795</text:p>
          </table:table-cell>
          <table:table-cell table:style-name="TL_20_Data"/>
          <table:table-cell ns42:value-type="float" table:style-name="TL_20_Data" office:value="795" office:value-type="float">
            <text:p>79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unhem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2:value-type="float" table:style-name="ce24" office:value="32" office:value-type="float">
            <text:p>3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43:.G43])" ns42:value-type="float" table:style-name="ce37" office:value-type="float" office:value="96">
            <text:p>96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43:.K43])" ns42:value-type="float" table:style-name="ce37" office:value-type="float" office:value="98">
            <text:p>98</text:p>
          </table:table-cell>
          <table:table-cell table:formula="of:=SUM([.L43];[.H43])" ns42:value-type="float" table:style-name="ce37" office:value-type="float" office:value="194">
            <text:p>194</text:p>
          </table:table-cell>
          <table:table-cell table:style-name="TL_20_Data"/>
          <table:table-cell ns42:value-type="float" table:style-name="TL_20_Data" office:value="194" office:value-type="float">
            <text:p>19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. Odilienberg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2:value-type="float" table:style-name="ce24" office:value="146" office:value-type="float">
            <text:p>146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44:.G44])" ns42:value-type="float" table:style-name="ce37" office:value-type="float" office:value="408">
            <text:p>408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44:.K44])" ns42:value-type="float" table:style-name="ce37" office:value-type="float" office:value="384">
            <text:p>384</text:p>
          </table:table-cell>
          <table:table-cell table:formula="of:=SUM([.L44];[.H44])" ns42:value-type="float" table:style-name="ce37" office:value-type="float" office:value="792">
            <text:p>792</text:p>
          </table:table-cell>
          <table:table-cell table:style-name="TL_20_Data"/>
          <table:table-cell ns42:value-type="float" table:style-name="TL_20_Data" office:value="792" office:value-type="float">
            <text:p>79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Ohe en Laak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2:value-type="float" table:style-name="ce24" office:value="94" office:value-type="float">
            <text:p>94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45:.G45])" ns42:value-type="float" table:style-name="ce37" office:value-type="float" office:value="294">
            <text:p>294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45:.K45])" ns42:value-type="float" table:style-name="ce37" office:value-type="float" office:value="262">
            <text:p>262</text:p>
          </table:table-cell>
          <table:table-cell table:formula="of:=SUM([.L45];[.H45])" ns42:value-type="float" table:style-name="ce37" office:value-type="float" office:value="556">
            <text:p>5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54" office:value-type="float">
            <text:p>55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Ottersum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2:value-type="float" table:style-name="ce24" office:value="246" office:value-type="float">
            <text:p>246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46:.G46])" ns42:value-type="float" table:style-name="ce37" office:value-type="float" office:value="758">
            <text:p>758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46:.K46])" ns42:value-type="float" table:style-name="ce37" office:value-type="float" office:value="782">
            <text:p>782</text:p>
          </table:table-cell>
          <table:table-cell table:formula="of:=SUM([.L46];[.H46])" ns42:value-type="float" table:style-name="ce37" office:value-type="float" office:value="1540">
            <text:p>154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29" office:value-type="float">
            <text:p>1529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47:.G47])" ns42:value-type="float" table:style-name="ce37" office:value-type="float" office:value="454">
            <text:p>454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47:.K47])" ns42:value-type="float" table:style-name="ce37" office:value-type="float" office:value="446">
            <text:p>446</text:p>
          </table:table-cell>
          <table:table-cell table:formula="of:=SUM([.L47];[.H47])" ns42:value-type="float" table:style-name="ce37" office:value-type="float" office:value="900">
            <text:p>90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892" office:value-type="float">
            <text:p>89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Roggel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Default"/>
          <table:table-cell ns42:value-type="float" table:style-name="ce24" office:value="276" office:value-type="float">
            <text:p>276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48:.G48])" ns42:value-type="float" table:style-name="ce37" office:value-type="float" office:value="694">
            <text:p>694</text:p>
          </table:table-cell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48:.K48])" ns42:value-type="float" table:style-name="ce37" office:value-type="float" office:value="703">
            <text:p>703</text:p>
          </table:table-cell>
          <table:table-cell table:formula="of:=SUM([.L48];[.H48])" ns42:value-type="float" table:style-name="ce37" office:value-type="float" office:value="1397">
            <text:p>1397</text:p>
          </table:table-cell>
          <table:table-cell table:style-name="TL_20_Data"/>
          <table:table-cell ns42:value-type="float" table:style-name="TL_20_Data" office:value="1397" office:value-type="float">
            <text:p>139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Roosteren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49:.G49])" ns42:value-type="float" table:style-name="ce37" office:value-type="float" office:value="471">
            <text:p>471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49:.K49])" ns42:value-type="float" table:style-name="ce37" office:value-type="float" office:value="460">
            <text:p>460</text:p>
          </table:table-cell>
          <table:table-cell table:formula="of:=SUM([.L49];[.H49])" ns42:value-type="float" table:style-name="ce37" office:value-type="float" office:value="931">
            <text:p>931</text:p>
          </table:table-cell>
          <table:table-cell table:style-name="TL_20_Data"/>
          <table:table-cell ns42:value-type="float" table:style-name="TL_20_Data" office:value="930" office:value-type="float">
            <text:p>9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evenum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Default"/>
          <table:table-cell ns42:value-type="float" table:style-name="ce24" office:value="284" office:value-type="float">
            <text:p>284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50:.G50])" ns42:value-type="float" table:style-name="ce37" office:value-type="float" office:value="844">
            <text:p>844</text:p>
          </table:table-cell>
          <table:table-cell ns42:value-type="float" table:style-name="TL_20_Data" office:value="573" office:value-type="float">
            <text:p>573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50:.K50])" ns42:value-type="float" table:style-name="ce37" office:value-type="float" office:value="868">
            <text:p>868</text:p>
          </table:table-cell>
          <table:table-cell table:formula="of:=SUM([.L50];[.H50])" ns42:value-type="float" table:style-name="ce37" office:value-type="float" office:value="1712">
            <text:p>1712</text:p>
          </table:table-cell>
          <table:table-cell table:style-name="TL_20_Data"/>
          <table:table-cell ns42:value-type="float" table:style-name="TL_20_Data" office:value="1712" office:value-type="float">
            <text:p>171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ramproij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2:value-type="float" table:style-name="ce24" office:value="223" office:value-type="float">
            <text:p>22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E51:.G51])" ns42:value-type="float" table:style-name="ce37" office:value-type="float" office:value="631">
            <text:p>63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51:.K51])" ns42:value-type="float" table:style-name="ce37" office:value-type="float" office:value="602">
            <text:p>602</text:p>
          </table:table-cell>
          <table:table-cell table:formula="of:=SUM([.L51];[.H51])" ns42:value-type="float" table:style-name="ce37" office:value-type="float" office:value="1233">
            <text:p>1233</text:p>
          </table:table-cell>
          <table:table-cell table:style-name="TL_20_Data"/>
          <table:table-cell ns42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evensweert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2:value-type="float" table:style-name="ce24" office:value="186" office:value-type="float">
            <text:p>18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52:.G52])" ns42:value-type="float" table:style-name="ce37" office:value-type="float" office:value="491">
            <text:p>491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I52:.K52])" ns42:value-type="float" table:style-name="ce37" office:value-type="float" office:value="497">
            <text:p>497</text:p>
          </table:table-cell>
          <table:table-cell table:formula="of:=SUM([.L52];[.H52])" ns42:value-type="float" table:style-name="ce37" office:value-type="float" office:value="988">
            <text:p>98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usteren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2:value-type="float" table:style-name="ce24" office:value="348" office:value-type="float">
            <text:p>348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E53:.G53])" ns42:value-type="float" table:style-name="ce37" office:value-type="float" office:value="881">
            <text:p>88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I53:.K53])" ns42:value-type="float" table:style-name="ce37" office:value-type="float" office:value="903">
            <text:p>903</text:p>
          </table:table-cell>
          <table:table-cell table:formula="of:=SUM([.L53];[.H53])" ns42:value-type="float" table:style-name="ce37" office:value-type="float" office:value="1784">
            <text:p>17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walmen</text:p>
            <office:annotation>
              <text:p>http://purl.org/linked-data/sdmx/2009/dimension#refArea=http://www.gemeentegeschiedenis.nl/amco/11335</text:p>
              <text:p>http://purl.org/linked-data/sdmx/2009/dimension#refArea=http://www.gemeentegeschiedenis.nl/amco/1047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276" office:value-type="float">
            <text:p>276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4:.G54])" ns42:value-type="float" table:style-name="ce37" office:value-type="float" office:value="753">
            <text:p>75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54:.K54])" ns42:value-type="float" table:style-name="ce37" office:value-type="float" office:value="749">
            <text:p>749</text:p>
          </table:table-cell>
          <table:table-cell table:formula="of:=SUM([.L54];[.H54])" ns42:value-type="float" table:style-name="ce37" office:value-type="float" office:value="1502">
            <text:p>150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00" office:value-type="float">
            <text:p>150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Tegelen</text:p>
            <office:annotation>
              <text:p>http://purl.org/linked-data/sdmx/2009/dimension#refArea=http://www.gemeentegeschiedenis.nl/amco/11076</text:p>
              <text:p>http://purl.org/linked-data/sdmx/2009/dimension#refArea=http://www.gemeentegeschiedenis.nl/amco/11333</text:p>
            </office:annotation>
          </table:table-cell>
          <table:table-cell table:style-name="Default"/>
          <table:table-cell ns42:value-type="float" table:style-name="ce24" office:value="231" office:value-type="float">
            <text:p>23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55:.G55])" ns42:value-type="float" table:style-name="ce37" office:value-type="float" office:value="674">
            <text:p>67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55:.K55])" ns42:value-type="float" table:style-name="ce37" office:value-type="float" office:value="619">
            <text:p>619</text:p>
          </table:table-cell>
          <table:table-cell table:formula="of:=SUM([.L55];[.H55])" ns42:value-type="float" table:style-name="ce37" office:value-type="float" office:value="1293">
            <text:p>12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Thorn</text:p>
            <office:annotation>
              <text:p>http://purl.org/linked-data/sdmx/2009/dimension#refArea=http://www.gemeentegeschiedenis.nl/amco/10132</text:p>
              <text:p>http://purl.org/linked-data/sdmx/2009/dimension#refArea=http://www.gemeentegeschiedenis.nl/amco/11195</text:p>
            </office:annotation>
          </table:table-cell>
          <table:table-cell table:style-name="Default"/>
          <table:table-cell ns42:value-type="float" table:style-name="ce24" office:value="230" office:value-type="float">
            <text:p>23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56:.G56])" ns42:value-type="float" table:style-name="ce37" office:value-type="float" office:value="619">
            <text:p>619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56:.K56])" ns42:value-type="float" table:style-name="ce37" office:value-type="float" office:value="628">
            <text:p>628</text:p>
          </table:table-cell>
          <table:table-cell table:formula="of:=SUM([.L56];[.H56])" ns42:value-type="float" table:style-name="ce37" office:value-type="float" office:value="1247">
            <text:p>124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Venray</text:p>
            <office:annotation>
              <text:p>http://purl.org/linked-data/sdmx/2009/dimension#refArea=http://www.gemeentegeschiedenis.nl/amco/10780</text:p>
              <text:p>http://purl.org/linked-data/sdmx/2009/dimension#refArea=http://www.gemeentegeschiedenis.nl/amco/11222</text:p>
            </office:annotation>
          </table:table-cell>
          <table:table-cell table:style-name="Default"/>
          <table:table-cell ns42:value-type="float" table:style-name="ce24" office:value="672" office:value-type="float">
            <text:p>67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408" office:value-type="float">
            <text:p>1408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73" office:value-type="float">
            <text:p>73</text:p>
          </table:table-cell>
          <table:table-cell table:formula="of:=SUM([.E57:.G57])" ns42:value-type="float" table:style-name="ce37" office:value-type="float" office:value="2153">
            <text:p>2153</text:p>
          </table:table-cell>
          <table:table-cell ns42:value-type="float" table:style-name="TL_20_Data" office:value="1429" office:value-type="float">
            <text:p>1429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78" office:value-type="float">
            <text:p>178</text:p>
          </table:table-cell>
          <table:table-cell table:formula="of:=SUM([.I57:.K57])" ns42:value-type="float" table:style-name="ce37" office:value-type="float" office:value="2283">
            <text:p>2283</text:p>
          </table:table-cell>
          <table:table-cell table:formula="of:=SUM([.L57];[.H57])" ns42:value-type="float" table:style-name="ce37" office:value-type="float" office:value="4436">
            <text:p>44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433" office:value-type="float">
            <text:p>44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Vlodrop</text:p>
            <office:annotation>
              <text:p>http://purl.org/linked-data/sdmx/2009/dimension#refArea=http://www.gemeentegeschiedenis.nl/amco/10492</text:p>
              <text:p>http://purl.org/linked-data/sdmx/2009/dimension#refArea=http://www.gemeentegeschiedenis.nl/amco/10644</text:p>
            </office:annotation>
          </table:table-cell>
          <table:table-cell table:style-name="Default"/>
          <table:table-cell ns42:value-type="float" table:style-name="ce24" office:value="155" office:value-type="float">
            <text:p>15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58:.G58])" ns42:value-type="float" table:style-name="ce37" office:value-type="float" office:value="401">
            <text:p>401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58:.K58])" ns42:value-type="float" table:style-name="ce37" office:value-type="float" office:value="409">
            <text:p>409</text:p>
          </table:table-cell>
          <table:table-cell table:formula="of:=SUM([.L58];[.H58])" ns42:value-type="float" table:style-name="ce37" office:value-type="float" office:value="810">
            <text:p>810</text:p>
          </table:table-cell>
          <table:table-cell table:style-name="TL_20_Data"/>
          <table:table-cell ns42:value-type="float" table:style-name="TL_20_Data" office:value="810" office:value-type="float">
            <text:p>81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Wanssum</text:p>
            <office:annotation>
              <text:p>http://purl.org/linked-data/sdmx/2009/dimension#refArea=http://www.gemeentegeschiedenis.nl/amco/10515</text:p>
              <text:p>http://purl.org/linked-data/sdmx/2009/dimension#refArea=http://www.gemeentegeschiedenis.nl/amco/10991</text:p>
            </office:annotation>
          </table:table-cell>
          <table:table-cell table:style-name="Default"/>
          <table:table-cell ns42:value-type="float" table:style-name="ce24" office:value="133" office:value-type="float">
            <text:p>13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59:.G59])" ns42:value-type="float" table:style-name="ce37" office:value-type="float" office:value="372">
            <text:p>37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59:.K59])" ns42:value-type="float" table:style-name="ce37" office:value-type="float" office:value="389">
            <text:p>389</text:p>
          </table:table-cell>
          <table:table-cell table:formula="of:=SUM([.L59];[.H59])" ns42:value-type="float" table:style-name="ce37" office:value-type="float" office:value="761">
            <text:p>76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754" office:value-type="float">
            <text:p>75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Wessum</text:p>
            <office:annotation>
              <text:p>http://purl.org/linked-data/sdmx/2009/dimension#refArea=http://www.gemeentegeschiedenis.nl/amco/10288</text:p>
              <text:p>http://purl.org/linked-data/sdmx/2009/dimension#refArea=http://www.gemeentegeschiedenis.nl/amco/10127</text:p>
            </office:annotation>
          </table:table-cell>
          <table:table-cell table:style-name="Default"/>
          <table:table-cell ns42:value-type="float" table:style-name="ce24" office:value="156" office:value-type="float">
            <text:p>156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60:.G60])" ns42:value-type="float" table:style-name="ce37" office:value-type="float" office:value="433">
            <text:p>433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60:.K60])" ns42:value-type="float" table:style-name="ce37" office:value-type="float" office:value="392">
            <text:p>392</text:p>
          </table:table-cell>
          <table:table-cell table:formula="of:=SUM([.L60];[.H60])" ns42:value-type="float" table:style-name="ce37" office:value-type="float" office:value="825">
            <text:p>825</text:p>
          </table:table-cell>
          <table:table-cell table:style-name="TL_20_Data"/>
          <table:table-cell ns42:value-type="float" table:style-name="TL_20_Data" office:value="825" office:value-type="float">
            <text:p>82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purl.org/linked-data/sdmx/2009/dimension#refArea=http://www.gemeentegeschiedenis.nl/amco/10137</text:p>
              <text:p>http://lod.cedar-project.nl/vocab/cedar#isTotal=1</text:p>
            </office:annotation>
          </table:table-cell>
          <table:table-cell table:style-name="Default"/>
          <table:table-cell table:formula="of:=SUM([.C8:.C59])" ns42:value-type="float" table:style-name="ce25" office:value-type="float" office:value="12590">
            <text:p>12590</text:p>
          </table:table-cell>
          <table:table-cell table:formula="of:=SUM([.D8:.D59])" ns42:value-type="float" table:style-name="ce33" office:value-type="float" office:value="13524">
            <text:p>13524</text:p>
          </table:table-cell>
          <table:table-cell table:formula="of:=SUM([.E8:.E59])" ns42:value-type="float" table:style-name="ce33" office:value-type="float" office:value="23517">
            <text:p>23517</text:p>
          </table:table-cell>
          <table:table-cell table:formula="of:=SUM([.F8:.F59])" ns42:value-type="float" table:style-name="ce33" office:value-type="float" office:value="10917">
            <text:p>10917</text:p>
          </table:table-cell>
          <table:table-cell table:formula="of:=SUM([.G8:.G59])" ns42:value-type="float" table:style-name="ce33" office:value-type="float" office:value="1448">
            <text:p>1448</text:p>
          </table:table-cell>
          <table:table-cell table:formula="of:=SUM([.H8:.H59])" ns42:value-type="float" table:style-name="ce33" office:value-type="float" office:value="35882">
            <text:p>35882</text:p>
          </table:table-cell>
          <table:table-cell table:formula="of:=SUM([.I8:.I59])" ns42:value-type="float" table:style-name="ce33" office:value-type="float" office:value="22315">
            <text:p>22315</text:p>
          </table:table-cell>
          <table:table-cell table:formula="of:=SUM([.J8:.J59])" ns42:value-type="float" table:style-name="ce33" office:value-type="float" office:value="10901">
            <text:p>10901</text:p>
          </table:table-cell>
          <table:table-cell table:formula="of:=SUM([.K8:.K59])" ns42:value-type="float" table:style-name="ce33" office:value-type="float" office:value="2620">
            <text:p>2620</text:p>
          </table:table-cell>
          <table:table-cell table:formula="of:=SUM([.L8:.L59])" ns42:value-type="float" table:style-name="ce33" office:value-type="float" office:value="35836">
            <text:p>35836</text:p>
          </table:table-cell>
          <table:table-cell table:formula="of:=SUM([.M8:.M59])" ns42:value-type="float" table:style-name="ce33" office:value-type="float" office:value="71718">
            <text:p>71718</text:p>
          </table:table-cell>
          <table:table-cell table:style-name="ce33" table:number-columns-repeated="3"/>
          <table:table-cell table:style-name="ce8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8" office:value-type="float">
            <text:p>78</text:p>
          </table:table-cell>
          <table:table-cell ns42:value-type="float" table:style-name="ce57" office:value="79" office:value-type="float">
            <text:p>79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10" office:value-type="string">
            <text:p>1.Hieronder begrepen 168 militairen</text:p>
            <office:annotation>
              <text:p>http://purl.org/linked-data/sdmx/2009/dimension#refArea=http://www.gemeentegeschiedenis.nl/amco/10552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1437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Limburg recapitulatie">
        <table:table-column table:style-name="co16" table:default-cell-style-name="ce9"/>
        <table:table-column table:style-name="co9" table:default-cell-style-name="ce9"/>
        <table:table-column table:style-name="co17" table:default-cell-style-name="ce9" table:number-columns-repeated="10"/>
        <table:table-column table:style-name="co18" table:default-cell-style-name="ce9"/>
        <table:table-column table:style-name="co19" table:default-cell-style-name="ce9" table:number-columns-repeated="4"/>
        <table:table-column table:style-name="co20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Recapitulatie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89" table:number-columns-spanned="1" office:value-type="string">
            <text:p>Niet genoemde gezindheden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0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1">
          <table:covered-table-cell table:style-name="ce5"/>
          <table:table-cell table:style-name="ce15"/>
          <table:covered-table-cell table:style-name="ce22"/>
          <table:covered-table-cell table:style-name="ce32" table:number-columns-repeated="8"/>
          <table:covered-table-cell table:style-name="ce36" table:number-columns-repeated="2"/>
          <table:covered-table-cell table:style-name="ce32" table:number-columns-repeated="3"/>
          <table:covered-table-cell table:style-name="ce91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2:value-type="string" table:style-name="ce83" office:value-type="string">
            <text:p>Totaal der steden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86" office:value="6363" office:value-type="float">
            <text:p>6363</text:p>
          </table:table-cell>
          <table:table-cell ns42:value-type="float" table:style-name="TL_20_Data" office:value="8772" office:value-type="float">
            <text:p>8772</text:p>
          </table:table-cell>
          <table:table-cell ns42:value-type="float" table:style-name="TL_20_Data" office:value="17734" office:value-type="float">
            <text:p>17734</text:p>
          </table:table-cell>
          <table:table-cell ns42:value-type="float" table:style-name="TL_20_Data" office:value="6537" office:value-type="float">
            <text:p>6537</text:p>
          </table:table-cell>
          <table:table-cell ns42:value-type="float" table:style-name="TL_20_Data" office:value="885" office:value-type="float">
            <text:p>885</text:p>
          </table:table-cell>
          <table:table-cell table:formula="of:=SUM([.E8:.G8])" ns42:value-type="float" table:style-name="ce88" office:value-type="float" office:value="25156">
            <text:p>25156</text:p>
          </table:table-cell>
          <table:table-cell ns42:value-type="float" table:style-name="TL_20_Data" office:value="15065" office:value-type="float">
            <text:p>15065</text:p>
          </table:table-cell>
          <table:table-cell ns42:value-type="float" table:style-name="TL_20_Data" office:value="6635" office:value-type="float">
            <text:p>6635</text:p>
          </table:table-cell>
          <table:table-cell ns42:value-type="float" table:style-name="TL_20_Data" office:value="1971" office:value-type="float">
            <text:p>1971</text:p>
          </table:table-cell>
          <table:table-cell table:formula="of:=SUM([.I8:.K8])" ns42:value-type="float" table:style-name="ce88" office:value-type="float" office:value="23671">
            <text:p>23671</text:p>
          </table:table-cell>
          <table:table-cell table:formula="of:=SUM([.L8];[.H8])" ns42:value-type="float" table:style-name="ce88" office:value-type="float" office:value="48827">
            <text:p>48827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43704" office:value-type="float">
            <text:p>43704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84" office:value-type="float">
            <text:p>84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8" office:value-type="float">
            <text:p>78</text:p>
          </table:table-cell>
          <table:table-cell ns42:value-type="float" table:style-name="ce55" office:value="79" office:value-type="float">
            <text:p>79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Arrondissement Maastricht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87" office:value="14293" office:value-type="float">
            <text:p>14293</text:p>
          </table:table-cell>
          <table:table-cell ns42:value-type="float" table:style-name="TL_20_Data" office:value="15014" office:value-type="float">
            <text:p>15014</text:p>
          </table:table-cell>
          <table:table-cell ns42:value-type="float" table:style-name="TL_20_Data" office:value="24553" office:value-type="float">
            <text:p>24553</text:p>
          </table:table-cell>
          <table:table-cell ns42:value-type="float" table:style-name="TL_20_Data" office:value="11877" office:value-type="float">
            <text:p>11877</text:p>
          </table:table-cell>
          <table:table-cell ns42:value-type="float" table:style-name="TL_20_Data" office:value="1773" office:value-type="float">
            <text:p>1773</text:p>
          </table:table-cell>
          <table:table-cell table:formula="of:=SUM([.E9:.G9])" ns42:value-type="float" table:style-name="ce88" office:value-type="float" office:value="38203">
            <text:p>38203</text:p>
          </table:table-cell>
          <table:table-cell ns42:value-type="float" table:style-name="ce88" office:value="22471" office:value-type="float">
            <text:p>22471</text:p>
          </table:table-cell>
          <table:table-cell ns42:value-type="float" table:style-name="ce88" office:value="11887" office:value-type="float">
            <text:p>11887</text:p>
          </table:table-cell>
          <table:table-cell ns42:value-type="float" table:style-name="ce88" office:value="2888" office:value-type="float">
            <text:p>2888</text:p>
          </table:table-cell>
          <table:table-cell table:formula="of:=SUM([.I9:.K9])" ns42:value-type="float" table:style-name="ce88" office:value-type="float" office:value="37246">
            <text:p>37246</text:p>
          </table:table-cell>
          <table:table-cell table:formula="of:=SUM([.L9];[.H9])" ns42:value-type="float" table:style-name="ce88" office:value-type="float" office:value="75449">
            <text:p>75449</text:p>
          </table:table-cell>
          <table:table-cell ns42:value-type="float" table:style-name="ce88" office:value="705" office:value-type="float">
            <text:p>705</text:p>
          </table:table-cell>
          <table:table-cell ns42:value-type="float" table:style-name="ce88" office:value="74393" office:value-type="float">
            <text:p>74393</text:p>
          </table:table-cell>
          <table:table-cell ns42:value-type="float" table:style-name="ce88" office:value="350" office:value-type="float">
            <text:p>350</text:p>
          </table:table-cell>
          <table:table-cell ns42:value-type="float" table:style-name="ce92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Arrondissement Roermond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87" office:value="12746" office:value-type="float">
            <text:p>12746</text:p>
          </table:table-cell>
          <table:table-cell ns42:value-type="float" table:style-name="TL_20_Data" office:value="13792" office:value-type="float">
            <text:p>13792</text:p>
          </table:table-cell>
          <table:table-cell ns42:value-type="float" table:style-name="TL_20_Data" office:value="23656" office:value-type="float">
            <text:p>23656</text:p>
          </table:table-cell>
          <table:table-cell ns42:value-type="float" table:style-name="TL_20_Data" office:value="11127" office:value-type="float">
            <text:p>11127</text:p>
          </table:table-cell>
          <table:table-cell ns42:value-type="float" table:style-name="TL_20_Data" office:value="1479" office:value-type="float">
            <text:p>1479</text:p>
          </table:table-cell>
          <table:table-cell table:formula="of:=SUM([.E10:.G10])" ns42:value-type="float" table:style-name="ce88" office:value-type="float" office:value="36262">
            <text:p>36262</text:p>
          </table:table-cell>
          <table:table-cell ns42:value-type="float" table:style-name="ce88" office:value="22552" office:value-type="float">
            <text:p>22552</text:p>
          </table:table-cell>
          <table:table-cell ns42:value-type="float" table:style-name="ce88" office:value="11000" office:value-type="float">
            <text:p>11000</text:p>
          </table:table-cell>
          <table:table-cell ns42:value-type="float" table:style-name="ce88" office:value="2629" office:value-type="float">
            <text:p>2629</text:p>
          </table:table-cell>
          <table:table-cell table:formula="of:=SUM([.I10:.K10])" ns42:value-type="float" table:style-name="ce88" office:value-type="float" office:value="36181">
            <text:p>36181</text:p>
          </table:table-cell>
          <table:table-cell table:formula="of:=SUM([.L10];[.H10])" ns42:value-type="float" table:style-name="ce88" office:value-type="float" office:value="72443">
            <text:p>72443</text:p>
          </table:table-cell>
          <table:table-cell ns42:value-type="float" table:style-name="ce88" office:value="351" office:value-type="float">
            <text:p>351</text:p>
          </table:table-cell>
          <table:table-cell ns42:value-type="float" table:style-name="ce88" office:value="72020" office:value-type="float">
            <text:p>72020</text:p>
          </table:table-cell>
          <table:table-cell ns42:value-type="float" table:style-name="ce88" office:value="70" office:value-type="float">
            <text:p>70</text:p>
          </table:table-cell>
          <table:table-cell ns42:value-type="float" table:style-name="ce92" office:value="2" office:value-type="float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Totaal der gemeenten ten platten Lande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table:formula="of:=SUM([.C9:.C10])" ns42:value-type="float" table:style-name="ce87" office:value-type="float" office:value="27039">
            <text:p>27039</text:p>
          </table:table-cell>
          <table:table-cell table:formula="of:=SUM([.D9:.D10])" ns42:value-type="float" table:style-name="ce88" office:value-type="float" office:value="28806">
            <text:p>28806</text:p>
          </table:table-cell>
          <table:table-cell table:formula="of:=SUM([.E9:.E10])" ns42:value-type="float" table:style-name="ce88" office:value-type="float" office:value="48209">
            <text:p>48209</text:p>
          </table:table-cell>
          <table:table-cell table:formula="of:=SUM([.F9:.F10])" ns42:value-type="float" table:style-name="ce88" office:value-type="float" office:value="23004">
            <text:p>23004</text:p>
          </table:table-cell>
          <table:table-cell table:formula="of:=SUM([.G9:.G10])" ns42:value-type="float" table:style-name="ce88" office:value-type="float" office:value="3252">
            <text:p>3252</text:p>
          </table:table-cell>
          <table:table-cell table:formula="of:=SUM([.E11:.G11])" ns42:value-type="float" table:style-name="ce88" office:value-type="float" office:value="74465">
            <text:p>74465</text:p>
          </table:table-cell>
          <table:table-cell ns42:value-type="float" table:style-name="ce88" office:value="45023" office:value-type="float">
            <text:p>45023</text:p>
          </table:table-cell>
          <table:table-cell ns42:value-type="float" table:style-name="ce88" office:value="22887" office:value-type="float">
            <text:p>22887</text:p>
          </table:table-cell>
          <table:table-cell ns42:value-type="float" table:style-name="ce88" office:value="5517" office:value-type="float">
            <text:p>5517</text:p>
          </table:table-cell>
          <table:table-cell table:formula="of:=SUM([.I11:.K11])" ns42:value-type="float" table:style-name="ce88" office:value-type="float" office:value="73427">
            <text:p>73427</text:p>
          </table:table-cell>
          <table:table-cell table:formula="of:=SUM([.L11];[.H11])" ns42:value-type="float" table:style-name="ce88" office:value-type="float" office:value="147892">
            <text:p>147892</text:p>
          </table:table-cell>
          <table:table-cell ns42:value-type="float" table:style-name="ce88" office:value="1056" office:value-type="float">
            <text:p>1056</text:p>
          </table:table-cell>
          <table:table-cell ns42:value-type="float" table:style-name="ce88" office:value="146413" office:value-type="float">
            <text:p>146413</text:p>
          </table:table-cell>
          <table:table-cell ns42:value-type="float" table:style-name="ce88" office:value="420" office:value-type="float">
            <text:p>420</text:p>
          </table:table-cell>
          <table:table-cell ns42:value-type="float" table:style-name="ce92" office:value="3" office:value-type="float">
            <text:p>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ns42:value-type="string" table:style-name="ce85" office:value-type="string">
            <text:p>Totaal generaal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table:formula="of:=SUM([.C8:.C11])" ns42:value-type="float" table:style-name="ce76" office:value-type="float" office:value="60441">
            <text:p>60441</text:p>
          </table:table-cell>
          <table:table-cell table:formula="of:=SUM([.D8:.D11])" ns42:value-type="float" table:style-name="ce77" office:value-type="float" office:value="66384">
            <text:p>66384</text:p>
          </table:table-cell>
          <table:table-cell table:formula="of:=SUM([.E8:.E11])" ns42:value-type="float" table:style-name="ce77" office:value-type="float" office:value="114152">
            <text:p>114152</text:p>
          </table:table-cell>
          <table:table-cell table:formula="of:=SUM([.F8:.F11])" ns42:value-type="float" table:style-name="ce77" office:value-type="float" office:value="52545">
            <text:p>52545</text:p>
          </table:table-cell>
          <table:table-cell table:formula="of:=SUM([.G8:.G11])" ns42:value-type="float" table:style-name="ce77" office:value-type="float" office:value="7389">
            <text:p>7389</text:p>
          </table:table-cell>
          <table:table-cell table:formula="of:=SUM([.H8:.H11])" ns42:value-type="float" table:style-name="ce77" office:value-type="float" office:value="174086">
            <text:p>174086</text:p>
          </table:table-cell>
          <table:table-cell table:formula="of:=SUM([.I8:.I11])" ns42:value-type="float" table:style-name="ce77" office:value-type="float" office:value="105111">
            <text:p>105111</text:p>
          </table:table-cell>
          <table:table-cell table:formula="of:=SUM([.J8:.J11])" ns42:value-type="float" table:style-name="ce77" office:value-type="float" office:value="52409">
            <text:p>52409</text:p>
          </table:table-cell>
          <table:table-cell table:formula="of:=SUM([.K8:.K11])" ns42:value-type="float" table:style-name="ce77" office:value-type="float" office:value="13005">
            <text:p>13005</text:p>
          </table:table-cell>
          <table:table-cell table:formula="of:=SUM([.L8:.L11])" ns42:value-type="float" table:style-name="ce77" office:value-type="float" office:value="170525">
            <text:p>170525</text:p>
          </table:table-cell>
          <table:table-cell table:formula="of:=SUM([.M8:.M11])" ns42:value-type="float" table:style-name="ce77" office:value-type="float" office:value="344611">
            <text:p>344611</text:p>
          </table:table-cell>
          <table:table-cell table:formula="of:=SUM([.N8:.N11])" ns42:value-type="float" table:style-name="ce77" office:value-type="float" office:value="6464">
            <text:p>6464</text:p>
          </table:table-cell>
          <table:table-cell table:formula="of:=SUM([.O8:.O11])" ns42:value-type="float" table:style-name="ce77" office:value-type="float" office:value="336530">
            <text:p>336530</text:p>
          </table:table-cell>
          <table:table-cell table:formula="of:=SUM([.P8:.P11])" ns42:value-type="float" table:style-name="ce77" office:value-type="float" office:value="1527">
            <text:p>1527</text:p>
          </table:table-cell>
          <table:table-cell table:formula="of:=SUM([.Q8:.Q11])" ns42:value-type="float" table:style-name="ce93" office:value-type="float" office:value="90">
            <text:p>90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8" office:value-type="float">
            <text:p>78</text:p>
          </table:table-cell>
          <table:table-cell ns42:value-type="float" table:style-name="ce57" office:value="79" office:value-type="float">
            <text:p>79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6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18" table:number-columns-repeated="23"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number-columns-repeated="1001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5" table:name="Limburg ouderdom">
        <table:table-column table:style-name="co21" table:default-cell-style-name="ce9"/>
        <table:table-column table:style-name="co9" table:default-cell-style-name="ce9"/>
        <table:table-column table:style-name="co22" table:default-cell-style-name="ce9"/>
        <table:table-column table:style-name="co11" table:default-cell-style-name="ce9"/>
        <table:table-column table:style-name="co23" table:default-cell-style-name="ce9"/>
        <table:table-column table:style-name="co24" table:default-cell-style-name="ce9"/>
        <table:table-column table:style-name="co6" table:default-cell-style-name="ce9"/>
        <table:table-column table:style-name="co24" table:default-cell-style-name="ce9" table:number-columns-repeated="3"/>
        <table:table-column table:style-name="co7" table:default-cell-style-name="ce9" table:number-columns-repeated="247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at van bevolking op den eersten Januarij 1840 van de provincie Limburg, naar den verschillenden ouderdom der ingezetenen.</text:p>
          </table:table-cell>
          <table:table-cell table:style-name="ce14" table:number-columns-repeated="4"/>
          <table:table-cell table:style-name="ce45" table:number-columns-repeated="5"/>
          <table:table-cell table:style-name="ce61"/>
          <table:table-cell table:number-columns-repeated="1013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15"/>
          <table:table-cell ns42:value-type="string" table:number-rows-spanned="1" table:style-name="ce99" table:number-columns-spanned="3" office:value-type="string">
            <text:p>INWONERS VAN HET</text:p>
          </table:table-cell>
          <table:covered-table-cell table:style-name="ce102"/>
          <table:covered-table-cell table:style-name="ce104"/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15"/>
          <table:table-cell ns42:value-type="string" table:number-rows-spanned="3" table:style-name="ce100" table:number-columns-spanned="1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table-cell ns42:value-type="string" table:number-rows-spanned="3" table:style-name="ce36" table:number-columns-spanned="1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table-cell ns42:value-type="string" table:number-rows-spanned="3" table:style-name="ce105" table:number-columns-spanned="1" office:value-type="string">
            <text:p>Totaal der beide geslachten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2">
          <table:covered-table-cell table:style-name="ce4"/>
          <table:table-cell table:style-name="ce15"/>
          <table:covered-table-cell table:style-name="ce101"/>
          <table:covered-table-cell table:style-name="ce35"/>
          <table:covered-table-cell table:style-name="ce106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">
          <table:covered-table-cell table:style-name="ce5"/>
          <table:table-cell table:style-name="ce15"/>
          <table:covered-table-cell table:style-name="ce100"/>
          <table:covered-table-cell table:style-name="ce36"/>
          <table:covered-table-cell table:style-name="ce105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97" office:value-type="string">
            <text:p>Beneden het jaar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86" office:value="2216" office:value-type="float">
            <text:p>2216</text:p>
          </table:table-cell>
          <table:table-cell ns42:value-type="float" table:style-name="ce103" office:value="2167" office:value-type="float">
            <text:p>2167</text:p>
          </table:table-cell>
          <table:table-cell table:formula="of:=SUM([.C8:.D8])" ns42:value-type="float" table:style-name="ce103" office:value-type="float" office:value="4383">
            <text:p>4383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80" office:value-type="float">
            <text:p>80</text:p>
          </table:table-cell>
          <table:table-cell ns42:value-type="float" table:style-name="ce55" office:value="81" office:value-type="float">
            <text:p>81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 tot 2 jaar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87" office:value="3102" office:value-type="float">
            <text:p>3102</text:p>
          </table:table-cell>
          <table:table-cell ns42:value-type="float" table:style-name="ce88" office:value="2865" office:value-type="float">
            <text:p>2865</text:p>
          </table:table-cell>
          <table:table-cell table:formula="of:=SUM([.C9:.D9])" ns42:value-type="float" table:style-name="ce92" office:value-type="float" office:value="5967">
            <text:p>596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 tot 3 jaar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87" office:value="2455" office:value-type="float">
            <text:p>2455</text:p>
          </table:table-cell>
          <table:table-cell ns42:value-type="float" table:style-name="ce88" office:value="2373" office:value-type="float">
            <text:p>2373</text:p>
          </table:table-cell>
          <table:table-cell table:formula="of:=SUM([.C10:.D10])" ns42:value-type="float" table:style-name="ce92" office:value-type="float" office:value="4828">
            <text:p>482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 tot 4 jaar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2:value-type="float" table:style-name="ce87" office:value="2291" office:value-type="float">
            <text:p>2291</text:p>
          </table:table-cell>
          <table:table-cell ns42:value-type="float" table:style-name="ce88" office:value="2273" office:value-type="float">
            <text:p>2273</text:p>
          </table:table-cell>
          <table:table-cell table:formula="of:=SUM([.C11:.D11])" ns42:value-type="float" table:style-name="ce92" office:value-type="float" office:value="4564">
            <text:p>456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 tot 5 jaar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2:value-type="float" table:style-name="ce87" office:value="2328" office:value-type="float">
            <text:p>2328</text:p>
          </table:table-cell>
          <table:table-cell ns42:value-type="float" table:style-name="ce88" office:value="2376" office:value-type="float">
            <text:p>2376</text:p>
          </table:table-cell>
          <table:table-cell table:formula="of:=SUM([.C12:.D12])" ns42:value-type="float" table:style-name="ce92" office:value-type="float" office:value="4704">
            <text:p>470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 tot 6 jaar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87" office:value="2386" office:value-type="float">
            <text:p>2386</text:p>
          </table:table-cell>
          <table:table-cell ns42:value-type="float" table:style-name="ce88" office:value="2319" office:value-type="float">
            <text:p>2319</text:p>
          </table:table-cell>
          <table:table-cell table:formula="of:=SUM([.C13:.D13])" ns42:value-type="float" table:style-name="ce92" office:value-type="float" office:value="4705">
            <text:p>470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 tot 8 jaar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2:value-type="float" table:style-name="ce87" office:value="4342" office:value-type="float">
            <text:p>4342</text:p>
          </table:table-cell>
          <table:table-cell ns42:value-type="float" table:style-name="ce88" office:value="4095" office:value-type="float">
            <text:p>4095</text:p>
          </table:table-cell>
          <table:table-cell table:formula="of:=SUM([.C14:.D14])" ns42:value-type="float" table:style-name="ce92" office:value-type="float" office:value="8437">
            <text:p>843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 tot 10 jaar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2:value-type="float" table:style-name="ce87" office:value="4141" office:value-type="float">
            <text:p>4141</text:p>
          </table:table-cell>
          <table:table-cell ns42:value-type="float" table:style-name="ce88" office:value="3887" office:value-type="float">
            <text:p>3887</text:p>
          </table:table-cell>
          <table:table-cell table:formula="of:=SUM([.C15:.D15])" ns42:value-type="float" table:style-name="ce92" office:value-type="float" office:value="8028">
            <text:p>802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0 tot 12 jaar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2:value-type="float" table:style-name="ce87" office:value="3933" office:value-type="float">
            <text:p>3933</text:p>
          </table:table-cell>
          <table:table-cell ns42:value-type="float" table:style-name="ce88" office:value="3715" office:value-type="float">
            <text:p>3715</text:p>
          </table:table-cell>
          <table:table-cell table:formula="of:=SUM([.C16:.D16])" ns42:value-type="float" table:style-name="ce92" office:value-type="float" office:value="7648">
            <text:p>764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2 tot 14 jaar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2:value-type="float" table:style-name="ce87" office:value="3795" office:value-type="float">
            <text:p>3795</text:p>
          </table:table-cell>
          <table:table-cell ns42:value-type="float" table:style-name="ce88" office:value="3726" office:value-type="float">
            <text:p>3726</text:p>
          </table:table-cell>
          <table:table-cell table:formula="of:=SUM([.C17:.D17])" ns42:value-type="float" table:style-name="ce92" office:value-type="float" office:value="7521">
            <text:p>752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4 tot 16 jaar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2:value-type="float" table:style-name="ce87" office:value="4056" office:value-type="float">
            <text:p>4056</text:p>
          </table:table-cell>
          <table:table-cell ns42:value-type="float" table:style-name="ce88" office:value="3834" office:value-type="float">
            <text:p>3834</text:p>
          </table:table-cell>
          <table:table-cell table:formula="of:=SUM([.C18:.D18])" ns42:value-type="float" table:style-name="ce92" office:value-type="float" office:value="7890">
            <text:p>7890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6 tot 20 jaar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2:value-type="float" table:style-name="ce87" office:value="7167" office:value-type="float">
            <text:p>7167</text:p>
          </table:table-cell>
          <table:table-cell ns42:value-type="float" table:style-name="ce88" office:value="7107" office:value-type="float">
            <text:p>7107</text:p>
          </table:table-cell>
          <table:table-cell table:formula="of:=SUM([.C19:.D19])" ns42:value-type="float" table:style-name="ce92" office:value-type="float" office:value="14274">
            <text:p>1427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0 tot 25 jaar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2:value-type="float" table:style-name="ce87" office:value="10316" office:value-type="float">
            <text:p>10316</text:p>
          </table:table-cell>
          <table:table-cell ns42:value-type="float" table:style-name="ce88" office:value="8253" office:value-type="float">
            <text:p>8253</text:p>
          </table:table-cell>
          <table:table-cell table:formula="of:=SUM([.C20:.D20])" ns42:value-type="float" table:style-name="ce92" office:value-type="float" office:value="18569">
            <text:p>1856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5 tot 30 jaar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2:value-type="float" table:style-name="ce87" office:value="7690" office:value-type="float">
            <text:p>7690</text:p>
          </table:table-cell>
          <table:table-cell ns42:value-type="float" table:style-name="ce88" office:value="7051" office:value-type="float">
            <text:p>7051</text:p>
          </table:table-cell>
          <table:table-cell table:formula="of:=SUM([.C21:.D21])" ns42:value-type="float" table:style-name="ce92" office:value-type="float" office:value="14741">
            <text:p>1474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0 tot 35 jaar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2:value-type="float" table:style-name="ce87" office:value="6753" office:value-type="float">
            <text:p>6753</text:p>
          </table:table-cell>
          <table:table-cell ns42:value-type="float" table:style-name="ce88" office:value="6348" office:value-type="float">
            <text:p>6348</text:p>
          </table:table-cell>
          <table:table-cell table:formula="of:=SUM([.C22:.D22])" ns42:value-type="float" table:style-name="ce92" office:value-type="float" office:value="13101">
            <text:p>1310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5 tot 40 jaar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87" office:value="6753" office:value-type="float">
            <text:p>6753</text:p>
          </table:table-cell>
          <table:table-cell ns42:value-type="float" table:style-name="ce88" office:value="6602" office:value-type="float">
            <text:p>6602</text:p>
          </table:table-cell>
          <table:table-cell table:formula="of:=SUM([.C23:.D23])" ns42:value-type="float" table:style-name="ce92" office:value-type="float" office:value="13355">
            <text:p>1335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0 tot 45 jaar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87" office:value="5580" office:value-type="float">
            <text:p>5580</text:p>
          </table:table-cell>
          <table:table-cell ns42:value-type="float" table:style-name="ce88" office:value="5604" office:value-type="float">
            <text:p>5604</text:p>
          </table:table-cell>
          <table:table-cell table:formula="of:=SUM([.C24:.D24])" ns42:value-type="float" table:style-name="ce92" office:value-type="float" office:value="11184">
            <text:p>1118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5 tot 50 jaar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2:value-type="float" table:style-name="ce87" office:value="4281" office:value-type="float">
            <text:p>4281</text:p>
          </table:table-cell>
          <table:table-cell ns42:value-type="float" table:style-name="ce88" office:value="4986" office:value-type="float">
            <text:p>4986</text:p>
          </table:table-cell>
          <table:table-cell table:formula="of:=SUM([.C25:.D25])" ns42:value-type="float" table:style-name="ce92" office:value-type="float" office:value="9267">
            <text:p>926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0 tot 53 jaar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2:value-type="float" table:style-name="ce87" office:value="2635" office:value-type="float">
            <text:p>2635</text:p>
          </table:table-cell>
          <table:table-cell ns42:value-type="float" table:style-name="ce88" office:value="2903" office:value-type="float">
            <text:p>2903</text:p>
          </table:table-cell>
          <table:table-cell table:formula="of:=SUM([.C26:.D26])" ns42:value-type="float" table:style-name="ce92" office:value-type="float" office:value="5538">
            <text:p>553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3 tot 56 jaar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2:value-type="float" table:style-name="ce87" office:value="2311" office:value-type="float">
            <text:p>2311</text:p>
          </table:table-cell>
          <table:table-cell ns42:value-type="float" table:style-name="ce88" office:value="2590" office:value-type="float">
            <text:p>2590</text:p>
          </table:table-cell>
          <table:table-cell table:formula="of:=SUM([.C27:.D27])" ns42:value-type="float" table:style-name="ce92" office:value-type="float" office:value="4901">
            <text:p>490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6 tot 59 jaar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2:value-type="float" table:style-name="ce87" office:value="1914" office:value-type="float">
            <text:p>1914</text:p>
          </table:table-cell>
          <table:table-cell ns42:value-type="float" table:style-name="ce88" office:value="2098" office:value-type="float">
            <text:p>2098</text:p>
          </table:table-cell>
          <table:table-cell table:formula="of:=SUM([.C28:.D28])" ns42:value-type="float" table:style-name="ce92" office:value-type="float" office:value="4012">
            <text:p>401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9 tot 62 jaar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2:value-type="float" table:style-name="ce87" office:value="2010" office:value-type="float">
            <text:p>2010</text:p>
          </table:table-cell>
          <table:table-cell ns42:value-type="float" table:style-name="ce88" office:value="2060" office:value-type="float">
            <text:p>2060</text:p>
          </table:table-cell>
          <table:table-cell table:formula="of:=SUM([.C29:.D29])" ns42:value-type="float" table:style-name="ce92" office:value-type="float" office:value="4070">
            <text:p>4070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2 tot 65 jaar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2:value-type="float" table:style-name="ce87" office:value="1716" office:value-type="float">
            <text:p>1716</text:p>
          </table:table-cell>
          <table:table-cell ns42:value-type="float" table:style-name="ce88" office:value="1783" office:value-type="float">
            <text:p>1783</text:p>
          </table:table-cell>
          <table:table-cell table:formula="of:=SUM([.C30:.D30])" ns42:value-type="float" table:style-name="ce92" office:value-type="float" office:value="3499">
            <text:p>349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5 tot 67 jaar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2:value-type="float" table:style-name="ce87" office:value="1114" office:value-type="float">
            <text:p>1114</text:p>
          </table:table-cell>
          <table:table-cell ns42:value-type="float" table:style-name="ce88" office:value="1207" office:value-type="float">
            <text:p>1207</text:p>
          </table:table-cell>
          <table:table-cell table:formula="of:=SUM([.C31:.D31])" ns42:value-type="float" table:style-name="ce92" office:value-type="float" office:value="2321">
            <text:p>232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7 tot 69 jaar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2:value-type="float" table:style-name="ce87" office:value="853" office:value-type="float">
            <text:p>853</text:p>
          </table:table-cell>
          <table:table-cell ns42:value-type="float" table:style-name="ce88" office:value="940" office:value-type="float">
            <text:p>940</text:p>
          </table:table-cell>
          <table:table-cell table:formula="of:=SUM([.C32:.D32])" ns42:value-type="float" table:style-name="ce92" office:value-type="float" office:value="1793">
            <text:p>179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9 tot 71 jaar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2:value-type="float" table:style-name="ce87" office:value="831" office:value-type="float">
            <text:p>831</text:p>
          </table:table-cell>
          <table:table-cell ns42:value-type="float" table:style-name="ce88" office:value="950" office:value-type="float">
            <text:p>950</text:p>
          </table:table-cell>
          <table:table-cell table:formula="of:=SUM([.C33:.D33])" ns42:value-type="float" table:style-name="ce92" office:value-type="float" office:value="1781">
            <text:p>178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1 tot 73 jaar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2:value-type="float" table:style-name="ce87" office:value="547" office:value-type="float">
            <text:p>547</text:p>
          </table:table-cell>
          <table:table-cell ns42:value-type="float" table:style-name="ce88" office:value="627" office:value-type="float">
            <text:p>627</text:p>
          </table:table-cell>
          <table:table-cell table:formula="of:=SUM([.C34:.D34])" ns42:value-type="float" table:style-name="ce92" office:value-type="float" office:value="1174">
            <text:p>117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3 tot 75 jaar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2:value-type="float" table:style-name="ce87" office:value="542" office:value-type="float">
            <text:p>542</text:p>
          </table:table-cell>
          <table:table-cell ns42:value-type="float" table:style-name="ce88" office:value="620" office:value-type="float">
            <text:p>620</text:p>
          </table:table-cell>
          <table:table-cell table:formula="of:=SUM([.C35:.D35])" ns42:value-type="float" table:style-name="ce92" office:value-type="float" office:value="1162">
            <text:p>116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5 tot 77 jaar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2:value-type="float" table:style-name="ce87" office:value="479" office:value-type="float">
            <text:p>479</text:p>
          </table:table-cell>
          <table:table-cell ns42:value-type="float" table:style-name="ce88" office:value="510" office:value-type="float">
            <text:p>510</text:p>
          </table:table-cell>
          <table:table-cell table:formula="of:=SUM([.C36:.D36])" ns42:value-type="float" table:style-name="ce92" office:value-type="float" office:value="989">
            <text:p>98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7 tot 79 jaar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2:value-type="float" table:style-name="ce87" office:value="306" office:value-type="float">
            <text:p>306</text:p>
          </table:table-cell>
          <table:table-cell ns42:value-type="float" table:style-name="ce88" office:value="373" office:value-type="float">
            <text:p>373</text:p>
          </table:table-cell>
          <table:table-cell table:formula="of:=SUM([.C37:.D37])" ns42:value-type="float" table:style-name="ce92" office:value-type="float" office:value="679">
            <text:p>67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9 tot 81 jaar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2:value-type="float" table:style-name="ce87" office:value="258" office:value-type="float">
            <text:p>258</text:p>
          </table:table-cell>
          <table:table-cell ns42:value-type="float" table:style-name="ce88" office:value="287" office:value-type="float">
            <text:p>287</text:p>
          </table:table-cell>
          <table:table-cell table:formula="of:=SUM([.C38:.D38])" ns42:value-type="float" table:style-name="ce92" office:value-type="float" office:value="545">
            <text:p>54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1 tot 83 jaar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2:value-type="float" table:style-name="ce87" office:value="165" office:value-type="float">
            <text:p>165</text:p>
          </table:table-cell>
          <table:table-cell ns42:value-type="float" table:style-name="ce88" office:value="179" office:value-type="float">
            <text:p>179</text:p>
          </table:table-cell>
          <table:table-cell table:formula="of:=SUM([.C39:.D39])" ns42:value-type="float" table:style-name="ce92" office:value-type="float" office:value="344">
            <text:p>34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3 tot 85 jaar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2:value-type="float" table:style-name="ce87" office:value="152" office:value-type="float">
            <text:p>152</text:p>
          </table:table-cell>
          <table:table-cell ns42:value-type="float" table:style-name="ce88" office:value="150" office:value-type="float">
            <text:p>150</text:p>
          </table:table-cell>
          <table:table-cell table:formula="of:=SUM([.C40:.D40])" ns42:value-type="float" table:style-name="ce92" office:value-type="float" office:value="302">
            <text:p>30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5 tot 87 jaar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2:value-type="float" table:style-name="ce87" office:value="89" office:value-type="float">
            <text:p>89</text:p>
          </table:table-cell>
          <table:table-cell ns42:value-type="float" table:style-name="ce88" office:value="97" office:value-type="float">
            <text:p>97</text:p>
          </table:table-cell>
          <table:table-cell table:formula="of:=SUM([.C41:.D41])" ns42:value-type="float" table:style-name="ce92" office:value-type="float" office:value="186">
            <text:p>186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7 tot 89 jaar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2:value-type="float" table:style-name="ce87" office:value="61" office:value-type="float">
            <text:p>61</text:p>
          </table:table-cell>
          <table:table-cell ns42:value-type="float" table:style-name="ce88" office:value="66" office:value-type="float">
            <text:p>66</text:p>
          </table:table-cell>
          <table:table-cell table:formula="of:=SUM([.C42:.D42])" ns42:value-type="float" table:style-name="ce92" office:value-type="float" office:value="127">
            <text:p>12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9 tot 90 jaar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2:value-type="float" table:style-name="ce87" office:value="15" office:value-type="float">
            <text:p>15</text:p>
          </table:table-cell>
          <table:table-cell ns42:value-type="float" table:style-name="ce88" office:value="26" office:value-type="float">
            <text:p>26</text:p>
          </table:table-cell>
          <table:table-cell table:formula="of:=SUM([.C43:.D43])" ns42:value-type="float" table:style-name="ce92" office:value-type="float" office:value="41">
            <text:p>4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0 tot 91 jaar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2:value-type="float" table:style-name="ce87" office:value="11" office:value-type="float">
            <text:p>11</text:p>
          </table:table-cell>
          <table:table-cell ns42:value-type="float" table:style-name="ce88" office:value="11" office:value-type="float">
            <text:p>11</text:p>
          </table:table-cell>
          <table:table-cell table:formula="of:=SUM([.C44:.D44])" ns42:value-type="float" table:style-name="ce92" office:value-type="float" office:value="22">
            <text:p>2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1 tot 92 jaar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2:value-type="float" table:style-name="ce87" office:value="5" office:value-type="float">
            <text:p>5</text:p>
          </table:table-cell>
          <table:table-cell ns42:value-type="float" table:style-name="ce88" office:value="11" office:value-type="float">
            <text:p>11</text:p>
          </table:table-cell>
          <table:table-cell table:formula="of:=SUM([.C45:.D45])" ns42:value-type="float" table:style-name="ce92" office:value-type="float" office:value="16">
            <text:p>16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2 tot 93 jaar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2:value-type="float" table:style-name="ce87" office:value="4" office:value-type="float">
            <text:p>4</text:p>
          </table:table-cell>
          <table:table-cell ns42:value-type="float" table:style-name="ce88" office:value="9" office:value-type="float">
            <text:p>9</text:p>
          </table:table-cell>
          <table:table-cell table:formula="of:=SUM([.C46:.D46])" ns42:value-type="float" table:style-name="ce92" office:value-type="float" office:value="13">
            <text:p>1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3 tot 94 jaar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ce18"/>
          <table:table-cell ns42:value-type="float" table:style-name="ce87" office:value="3" office:value-type="float">
            <text:p>3</text:p>
          </table:table-cell>
          <table:table-cell ns42:value-type="float" table:style-name="ce88" office:value="4" office:value-type="float">
            <text:p>4</text:p>
          </table:table-cell>
          <table:table-cell table:formula="of:=SUM([.C47:.D47])" ns42:value-type="float" table:style-name="ce92" office:value-type="float" office:value="7">
            <text:p>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4 tot 95 jaar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ce18"/>
          <table:table-cell ns42:value-type="float" table:style-name="ce87" office:value="6" office:value-type="float">
            <text:p>6</text:p>
          </table:table-cell>
          <table:table-cell ns42:value-type="float" table:style-name="ce88" office:value="6" office:value-type="float">
            <text:p>6</text:p>
          </table:table-cell>
          <table:table-cell table:formula="of:=SUM([.C48:.D48])" ns42:value-type="float" table:style-name="ce92" office:value-type="float" office:value="12">
            <text:p>1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5 tot 96 jaar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ce18"/>
          <table:table-cell ns42:value-type="float" table:style-name="ce87" office:value="3" office:value-type="float">
            <text:p>3</text:p>
          </table:table-cell>
          <table:table-cell ns42:value-type="float" table:style-name="ce88" office:value="5" office:value-type="float">
            <text:p>5</text:p>
          </table:table-cell>
          <table:table-cell table:formula="of:=SUM([.C49:.D49])" ns42:value-type="float" table:style-name="ce92" office:value-type="float" office:value="8">
            <text:p>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6 tot 97 jaar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ce18"/>
          <table:table-cell ns42:value-type="float" table:style-name="ce87" office:value="1" office:value-type="float">
            <text:p>1</text:p>
          </table:table-cell>
          <table:table-cell ns42:value-type="float" table:style-name="ce88" office:value="1" office:value-type="float">
            <text:p>1</text:p>
          </table:table-cell>
          <table:table-cell table:formula="of:=SUM([.C50:.D50])" ns42:value-type="float" table:style-name="ce92" office:value-type="float" office:value="2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7 tot 98 jaar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2:value-type="float" table:style-name="ce87" office:value="1" office:value-type="float">
            <text:p>1</text:p>
          </table:table-cell>
          <table:table-cell ns42:value-type="float" table:style-name="ce88" office:value="3" office:value-type="float">
            <text:p>3</text:p>
          </table:table-cell>
          <table:table-cell table:formula="of:=SUM([.C51:.D51])" ns42:value-type="float" table:style-name="ce92" office:value-type="float" office:value="4">
            <text:p>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8 tot 99 jaar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2:value-type="float" table:style-name="ce87" office:value="1" office:value-type="float">
            <text:p>1</text:p>
          </table:table-cell>
          <table:table-cell table:style-name="ce88"/>
          <table:table-cell table:formula="of:=SUM([.C52:.D52])" ns42:value-type="float" table:style-name="ce92" office:value-type="float" office:value="1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84" office:value-type="string">
            <text:p>Van 99 tot 100 jaar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2:value-type="float" table:style-name="ce87" office:value="3" office:value-type="float">
            <text:p>3</text:p>
          </table:table-cell>
          <table:table-cell ns42:value-type="float" table:style-name="ce88" office:value="1" office:value-type="float">
            <text:p>1</text:p>
          </table:table-cell>
          <table:table-cell table:formula="of:=SUM([.C53:.D53])" ns42:value-type="float" table:style-name="ce92" office:value-type="float" office:value="4">
            <text:p>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1">
          <table:table-cell ns42:value-type="string" table:style-name="ce85" office:value-type="string">
            <text:p>Totaal</text:p>
            <office:annotation>
              <text:p>http://purl.org/linked-data/sdmx/2009/dimension#refArea=http://www.gemeentegeschiedenis.nl/amco/11335</text:p>
              <text:p>http://purl.org/linked-data/sdmx/2009/dimension#refArea=http://www.gemeentegeschiedenis.nl/amco/10474</text:p>
              <text:p>http://lod.cedar-project.nl/vocab/cedar#isTotal=1</text:p>
            </office:annotation>
          </table:table-cell>
          <table:table-cell table:style-name="Default"/>
          <table:table-cell table:formula="of:=SUM([.C8:.C53])" ns42:value-type="float" table:style-name="ce76" office:value-type="float" office:value="99621">
            <text:p>99621</text:p>
          </table:table-cell>
          <table:table-cell table:formula="of:=SUM([.D8:.D53])" ns42:value-type="float" table:style-name="ce77" office:value-type="float" office:value="97098">
            <text:p>97098</text:p>
          </table:table-cell>
          <table:table-cell table:formula="of:=SUM([.E8:.E53])" ns42:value-type="float" table:style-name="ce77" office:value-type="float" office:value="196719">
            <text:p>19671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80" office:value-type="float">
            <text:p>80</text:p>
          </table:table-cell>
          <table:table-cell ns42:value-type="float" table:style-name="ce57" office:value="81" office:value-type="float">
            <text:p>81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7</text:p>
          </table:table-cell>
          <table:table-cell table:number-columns-repeated="1013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8.769394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_20_steden" style:page-layout-name="Mpm3" style:display-name="PageStyle_Limburg steden">
      <style:header style:display="false"/>
      <style:header-left style:display="false"/>
      <style:footer style:display="false"/>
      <style:footer-left style:display="false"/>
    </style:master-page>
    <style:master-page style:name="PageStyle_5f_Limburg_20_gem._20_arrondis._20_Maastr" style:page-layout-name="Mpm3" style:display-name="PageStyle_Limburg gem. arrondis. Maastr">
      <style:header style:display="false"/>
      <style:header-left style:display="false"/>
      <style:footer style:display="false"/>
      <style:footer-left style:display="false"/>
    </style:master-page>
    <style:master-page style:name="PageStyle_5f_Limburg_20_arrondissement_20_Roermond" style:page-layout-name="Mpm3" style:display-name="PageStyle_Limburg arrondissement Roermond">
      <style:header style:display="false"/>
      <style:header-left style:display="false"/>
      <style:footer style:display="false"/>
      <style:footer-left style:display="false"/>
    </style:master-page>
    <style:master-page style:name="PageStyle_5f_Limburg_20_recapitulatie" style:page-layout-name="Mpm3" style:display-name="PageStyle_Limburg recapitulatie">
      <style:header style:display="false"/>
      <style:header-left style:display="false"/>
      <style:footer style:display="false"/>
      <style:footer-left style:display="false"/>
    </style:master-page>
    <style:master-page style:name="PageStyle_5f_Limburg_20_ouderdom" style:page-layout-name="Mpm3" style:display-name="PageStyle_Limburg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54:13</meta:creation-date>
    <dc:creator>Helpdesk</dc:creator>
    <dc:date>2004-12-16T10:54:27</dc:date>
    <meta:document-statistic meta:object-count="0" meta:cell-count="3056" meta:table-count="5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Sheet6"/>
  <library:element library:name="Sheet7"/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